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1C1C1" fo:border-bottom="none" fo:border-left="2pt solid #C1C1C1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C1C1C1" fo:border-bottom="none" fo:border-left="none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C1C1C1" fo:border-right="2pt solid #C1C1C1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 fo:wrap-option="wrap" fo:background-color="#BF8F0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-top="none" fo:border-bottom="none" fo:border-left="2pt solid #C1C1C1" fo:border-right="none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B0B7BB" fo:border-left="2pt solid #C1C1C1" fo:border-right="2pt solid #B0B7BB" style:vertical-align="top" fo:wrap-option="wrap" fo:background-color="#EDF2F9" style:repeat-content="false"/>
      <style:paragraph-properties fo:text-align="start" fo:margin-left="0cm"/>
      <style:text-properties fo:color="#11227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2pt solid #C1C1C1" fo:border-right="2pt solid #B0B7BB" style:vertical-align="top" fo:wrap-option="wrap" fo:background-color="#EDF2F9" style:repeat-content="false"/>
      <style:paragraph-properties fo:text-align="start" fo:margin-left="0cm"/>
      <style:text-properties fo:color="#11227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C1C1C1" fo:border-right="none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2pt solid #C1C1C1" fo:border-bottom="none" fo:border-left="2pt solid #C1C1C1" fo:border-right="none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4C6E7"/>
    </style:style>
    <style:style style:name="ce16" style:family="table-cell" style:parent-style-name="Default" style:data-style-name="N0">
      <style:table-cell-properties fo:border-top="2pt solid #C1C1C1" fo:border-bottom="2pt solid #B0B7BB" fo:border-left="none" fo:border-right="2pt solid #B0B7BB" style:vertical-align="top" fo:wrap-option="wrap" fo:background-color="#EDF2F9" style:repeat-content="false"/>
      <style:paragraph-properties fo:text-align="start" fo:margin-left="0cm"/>
      <style:text-properties fo:color="#11227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C1C1C1" fo:border-left="none" fo:border-right="2pt solid #C1C1C1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none" fo:border-left="none" fo:border-right="2pt solid #C1C1C1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-top="none" fo:border-bottom="2pt solid #C1C1C1" fo:border-left="none" fo:border-right="2pt solid #C1C1C1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-top="2pt solid #C1C1C1" fo:border-bottom="2pt solid #B0B7BB" fo:border-left="none" fo:border-right="2pt solid #B0B7BB" style:vertical-align="top" fo:wrap-option="wrap" fo:background-color="#EDF2F9" style:repeat-content="false"/>
      <style:paragraph-properties fo:text-align="start" fo:margin-left="0cm"/>
      <style:text-properties fo:color="#112277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none" fo:border-right="2pt solid #C1C1C1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2pt solid #C1C1C1" fo:border-right="2pt solid #C1C1C1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13972222222222cm"/>
    </style:style>
    <style:style style:name="co2" style:family="table-column">
      <style:table-column-properties fo:break-before="auto" style:column-width="2.20486111111111cm" style:use-optimal-column-width="true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1.86972222222222cm"/>
    </style:style>
    <style:style style:name="co5" style:family="table-column">
      <style:table-column-properties fo:break-before="auto" style:column-width="0.546805555555556cm" style:use-optimal-column-width="true"/>
    </style:style>
    <style:style style:name="co6" style:family="table-column">
      <style:table-column-properties fo:break-before="auto" style:column-width="1.23472222222222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2.01083333333333cm" style:use-optimal-column-width="true"/>
    </style:style>
    <style:style style:name="co10" style:family="table-column">
      <style:table-column-properties fo:break-before="auto" style:column-width="1.72861111111111cm"/>
    </style:style>
    <style:style style:name="co11" style:family="table-column">
      <style:table-column-properties fo:break-before="auto" style:column-width="2.02847222222222cm"/>
    </style:style>
    <style:style style:name="co12" style:family="table-column">
      <style:table-column-properties fo:break-before="auto" style:column-width="2.34597222222222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20486111111111cm"/>
    </style:style>
    <style:style style:name="co17" style:family="table-column">
      <style:table-column-properties fo:break-before="auto" style:column-width="2.61055555555556cm"/>
    </style:style>
    <style:style style:name="co18" style:family="table-column">
      <style:table-column-properties fo:break-before="auto" style:column-width="2.04611111111111cm"/>
    </style:style>
    <style:style style:name="co19" style:family="table-column">
      <style:table-column-properties fo:break-before="auto" style:column-width="2.18722222222222cm"/>
    </style:style>
    <style:style style:name="co20" style:family="table-column">
      <style:table-column-properties fo:break-before="auto" style:column-width="2.46944444444444cm"/>
    </style:style>
    <style:style style:name="co21" style:family="table-column">
      <style:table-column-properties fo:break-before="auto" style:column-width="1.81680555555556cm" style:use-optimal-column-width="true"/>
    </style:style>
    <style:style style:name="co22" style:family="table-column">
      <style:table-column-properties fo:break-before="auto" style:column-width="1.88736111111111cm" style:use-optimal-column-width="true"/>
    </style:style>
    <style:style style:name="co23" style:family="table-column">
      <style:table-column-properties fo:break-before="auto" style:column-width="1.64041666666667cm"/>
    </style:style>
    <style:style style:name="co24" style:family="table-column">
      <style:table-column-properties fo:break-before="auto" style:column-width="1.46402777777778cm" style:use-optimal-column-width="true"/>
    </style:style>
    <style:style style:name="co25" style:family="table-column">
      <style:table-column-properties fo:break-before="auto" style:column-width="1.71097222222222cm" style:use-optimal-column-width="true"/>
    </style:style>
    <style:style style:name="co26" style:family="table-column">
      <style:table-column-properties fo:break-before="auto" style:column-width="1.09361111111111cm" style:use-optimal-column-width="true"/>
    </style:style>
    <style:style style:name="co27" style:family="table-column">
      <style:table-column-properties fo:break-before="auto" style:column-width="1.21708333333333cm" style:use-optimal-column-width="true"/>
    </style:style>
    <style:style style:name="co28" style:family="table-column">
      <style:table-column-properties fo:break-before="auto" style:column-width="0.79375cm" style:use-optimal-column-width="true"/>
    </style:style>
    <style:style style:name="co29" style:family="table-column">
      <style:table-column-properties fo:break-before="auto" style:column-width="2.83986111111111cm"/>
    </style:style>
    <style:style style:name="co30" style:family="table-column">
      <style:table-column-properties fo:break-before="auto" style:column-width="3.15736111111111cm"/>
    </style:style>
    <style:style style:name="co31" style:family="table-column">
      <style:table-column-properties fo:break-before="auto" style:column-width="3.05152777777778cm"/>
    </style:style>
    <style:style style:name="co32" style:family="table-column">
      <style:table-column-properties fo:break-before="auto" style:column-width="2.71638888888889cm"/>
    </style:style>
    <style:style style:name="co33" style:family="table-column">
      <style:table-column-properties fo:break-before="auto" style:column-width="2.66347222222222cm"/>
    </style:style>
    <style:style style:name="co34" style:family="table-column">
      <style:table-column-properties fo:break-before="auto" style:column-width="2.75166666666667cm"/>
    </style:style>
    <style:style style:name="co35" style:family="table-column">
      <style:table-column-properties fo:break-before="auto" style:column-width="2.29305555555556cm" style:use-optimal-column-width="true"/>
    </style:style>
    <style:style style:name="co36" style:family="table-column">
      <style:table-column-properties fo:break-before="auto" style:column-width="1.67569444444444cm" style:use-optimal-column-width="true"/>
    </style:style>
    <style:style style:name="co37" style:family="table-column">
      <style:table-column-properties fo:break-before="auto" style:column-width="3.03388888888889cm" style:use-optimal-column-width="true"/>
    </style:style>
    <style:style style:name="co38" style:family="table-column">
      <style:table-column-properties fo:break-before="auto" style:column-width="2.663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5pt" style:use-optimal-row-height="false" fo:break-before="auto"/>
    </style:style>
    <style:style style:name="ro6" style:family="table-row">
      <style:table-row-properties style:row-height="26.5pt" style:use-optimal-row-height="true" fo:break-before="auto"/>
    </style:style>
    <style:style style:name="ro7" style:family="table-row">
      <style:table-row-properties style:row-height="29pt" style:use-optimal-row-height="false" fo:break-before="auto"/>
    </style:style>
    <style:style style:name="ro8" style:family="table-row">
      <style:table-row-properties style:row-height="17pt" style:use-optimal-row-height="false" fo:break-before="auto"/>
    </style:style>
    <style:style style:name="ro9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_Statistics_Original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Variabl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 Miss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MAT_DEP</text:p>
          </table:table-cell>
          <table:table-cell office:value-type="float" office:value="85.888888899999998" table:style-name="ce5">
            <text:p>85.8888889</text:p>
          </table:table-cell>
          <table:table-cell office:value-type="float" office:value="70.401722399999997" table:style-name="ce5">
            <text:p>70.4017224</text:p>
          </table:table-cell>
          <table:table-cell office:value-type="float" office:value="4956.3999999999996" table:style-name="ce5">
            <text:p>4956.4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460.87037040000001" table:style-name="ce5">
            <text:p>460.8703704</text:p>
          </table:table-cell>
          <table:table-cell office:value-type="float" office:value="168.10307330000001" table:style-name="ce5">
            <text:p>168.1030733</text:p>
          </table:table-cell>
          <table:table-cell office:value-type="float" office:value="28258.639999999999" table:style-name="ce5">
            <text:p>28258.64</text:p>
          </table:table-cell>
          <table:table-cell office:value-type="float" office:value="137" table:style-name="ce5">
            <text:p>137</text:p>
          </table:table-cell>
          <table:table-cell office:value-type="float" office:value="895" table:style-name="ce5">
            <text:p>895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AR_HOUSE</text:p>
          </table:table-cell>
          <table:table-cell office:value-type="float" office:value="26.364814800000001" table:style-name="ce5">
            <text:p>26.3648148</text:p>
          </table:table-cell>
          <table:table-cell office:value-type="float" office:value="3.3004950000000002" table:style-name="ce5">
            <text:p>3.300495</text:p>
          </table:table-cell>
          <table:table-cell office:value-type="float" office:value="10.8932669" table:style-name="ce5">
            <text:p>10.8932669</text:p>
          </table:table-cell>
          <table:table-cell office:value-type="float" office:value="17.8" table:style-name="ce5">
            <text:p>17.8</text:p>
          </table:table-cell>
          <table:table-cell office:value-type="float" office:value="31.8" table:style-name="ce5">
            <text:p>31.8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POVERTY</text:p>
          </table:table-cell>
          <table:table-cell office:value-type="float" office:value="252.55555559999999" table:style-name="ce5">
            <text:p>252.5555556</text:p>
          </table:table-cell>
          <table:table-cell office:value-type="float" office:value="82.955925300000004" table:style-name="ce5">
            <text:p>82.9559253</text:p>
          </table:table-cell>
          <table:table-cell office:value-type="float" office:value="6881.69" table:style-name="ce5">
            <text:p>6881.69</text:p>
          </table:table-cell>
          <table:table-cell office:value-type="float" office:value="96" table:style-name="ce5">
            <text:p>96</text:p>
          </table:table-cell>
          <table:table-cell office:value-type="float" office:value="467" table:style-name="ce5">
            <text:p>467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OU_BURD</text:p>
          </table:table-cell>
          <table:table-cell office:value-type="float" office:value="11.4759259" table:style-name="ce5">
            <text:p>11.4759259</text:p>
          </table:table-cell>
          <table:table-cell office:value-type="float" office:value="9.6351937000000003" table:style-name="ce5">
            <text:p>9.6351937</text:p>
          </table:table-cell>
          <table:table-cell office:value-type="float" office:value="92.836956700000002" table:style-name="ce5">
            <text:p>92.8369567</text:p>
          </table:table-cell>
          <table:table-cell office:value-type="float" office:value="0.4" table:style-name="ce5">
            <text:p>0.4</text:p>
          </table:table-cell>
          <table:table-cell office:value-type="float" office:value="49.1" table:style-name="ce5">
            <text:p>49.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DUCATION</text:p>
          </table:table-cell>
          <table:table-cell office:value-type="float" office:value="139.2777778" table:style-name="ce5">
            <text:p>139.2777778</text:p>
          </table:table-cell>
          <table:table-cell office:value-type="float" office:value="64.244937199999995" table:style-name="ce5">
            <text:p>64.2449372</text:p>
          </table:table-cell>
          <table:table-cell office:value-type="float" office:value="4127.41" table:style-name="ce5">
            <text:p>4127.41</text:p>
          </table:table-cell>
          <table:table-cell office:value-type="float" office:value="28" table:style-name="ce5">
            <text:p>28</text:p>
          </table:table-cell>
          <table:table-cell office:value-type="float" office:value="331" table:style-name="ce5">
            <text:p>33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635.48148149999997" table:style-name="ce5">
            <text:p>635.4814815</text:p>
          </table:table-cell>
          <table:table-cell office:value-type="float" office:value="93.442695700000002" table:style-name="ce5">
            <text:p>93.4426957</text:p>
          </table:table-cell>
          <table:table-cell office:value-type="float" office:value="8731.5400000000009" table:style-name="ce5">
            <text:p>8731.54</text:p>
          </table:table-cell>
          <table:table-cell office:value-type="float" office:value="403" table:style-name="ce5">
            <text:p>403</text:p>
          </table:table-cell>
          <table:table-cell office:value-type="float" office:value="817" table:style-name="ce5">
            <text:p>817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TEM_EMPLOY</text:p>
          </table:table-cell>
          <table:table-cell office:value-type="float" office:value="248.79629629999999" table:style-name="ce5">
            <text:p>248.7962963</text:p>
          </table:table-cell>
          <table:table-cell office:value-type="float" office:value="154.3020047" table:style-name="ce5">
            <text:p>154.3020047</text:p>
          </table:table-cell>
          <table:table-cell office:value-type="float" office:value="23809.11" table:style-name="ce5">
            <text:p>23809.11</text:p>
          </table:table-cell>
          <table:table-cell office:value-type="float" office:value="25" table:style-name="ce5">
            <text:p>25</text:p>
          </table:table-cell>
          <table:table-cell office:value-type="float" office:value="543" table:style-name="ce5">
            <text:p>54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DEP_SYN</text:p>
          </table:table-cell>
          <table:table-cell office:value-type="float" office:value="62.903846199999997" table:style-name="ce5">
            <text:p>62.9038462</text:p>
          </table:table-cell>
          <table:table-cell office:value-type="float" office:value="22.183070399999998" table:style-name="ce5">
            <text:p>22.1830704</text:p>
          </table:table-cell>
          <table:table-cell office:value-type="float" office:value="492.08861239999999" table:style-name="ce5">
            <text:p>492.0886124</text:p>
          </table:table-cell>
          <table:table-cell office:value-type="float" office:value="25" table:style-name="ce5">
            <text:p>25</text:p>
          </table:table-cell>
          <table:table-cell office:value-type="float" office:value="108" table:style-name="ce5">
            <text:p>108</text:p>
          </table:table-cell>
          <table:table-cell office:value-type="float" office:value="52" table:style-name="ce5">
            <text:p>52</text:p>
          </table:table-cell>
          <table:table-cell office:value-type="float" office:value="2" table:style-name="ce5">
            <text:p>2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Missing_Values" table:style-name="ta2">
        <table:table-column table:style-name="co7" table:number-columns-repeated="16384" table:default-cell-style-name="ce1"/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N Miss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85.888888899999998" table:style-name="ce5">
            <text:p>85.8888889</text:p>
          </table:table-cell>
          <table:table-cell office:value-type="float" office:value="70.401722399999997" table:style-name="ce5">
            <text:p>70.4017224</text:p>
          </table:table-cell>
          <table:table-cell office:value-type="float" office:value="4956.3999999999996" table:style-name="ce5">
            <text:p>4956.4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460.87037040000001" table:style-name="ce5">
            <text:p>460.8703704</text:p>
          </table:table-cell>
          <table:table-cell office:value-type="float" office:value="168.10307330000001" table:style-name="ce5">
            <text:p>168.1030733</text:p>
          </table:table-cell>
          <table:table-cell office:value-type="float" office:value="28258.639999999999" table:style-name="ce5">
            <text:p>28258.64</text:p>
          </table:table-cell>
          <table:table-cell office:value-type="float" office:value="137" table:style-name="ce5">
            <text:p>137</text:p>
          </table:table-cell>
          <table:table-cell office:value-type="float" office:value="895" table:style-name="ce5">
            <text:p>895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26.364814800000001" table:style-name="ce5">
            <text:p>26.3648148</text:p>
          </table:table-cell>
          <table:table-cell office:value-type="float" office:value="3.3004950000000002" table:style-name="ce5">
            <text:p>3.300495</text:p>
          </table:table-cell>
          <table:table-cell office:value-type="float" office:value="10.8932669" table:style-name="ce5">
            <text:p>10.8932669</text:p>
          </table:table-cell>
          <table:table-cell office:value-type="float" office:value="17.8" table:style-name="ce5">
            <text:p>17.8</text:p>
          </table:table-cell>
          <table:table-cell office:value-type="float" office:value="31.8" table:style-name="ce5">
            <text:p>31.8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252.55555559999999" table:style-name="ce5">
            <text:p>252.5555556</text:p>
          </table:table-cell>
          <table:table-cell office:value-type="float" office:value="82.955925300000004" table:style-name="ce5">
            <text:p>82.9559253</text:p>
          </table:table-cell>
          <table:table-cell office:value-type="float" office:value="6881.69" table:style-name="ce5">
            <text:p>6881.69</text:p>
          </table:table-cell>
          <table:table-cell office:value-type="float" office:value="96" table:style-name="ce5">
            <text:p>96</text:p>
          </table:table-cell>
          <table:table-cell office:value-type="float" office:value="467" table:style-name="ce5">
            <text:p>467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11.4759259" table:style-name="ce5">
            <text:p>11.4759259</text:p>
          </table:table-cell>
          <table:table-cell office:value-type="float" office:value="9.6351937000000003" table:style-name="ce5">
            <text:p>9.6351937</text:p>
          </table:table-cell>
          <table:table-cell office:value-type="float" office:value="92.836956700000002" table:style-name="ce5">
            <text:p>92.8369567</text:p>
          </table:table-cell>
          <table:table-cell office:value-type="float" office:value="0.4" table:style-name="ce5">
            <text:p>0.4</text:p>
          </table:table-cell>
          <table:table-cell office:value-type="float" office:value="49.1" table:style-name="ce5">
            <text:p>49.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139.2777778" table:style-name="ce5">
            <text:p>139.2777778</text:p>
          </table:table-cell>
          <table:table-cell office:value-type="float" office:value="64.244937199999995" table:style-name="ce5">
            <text:p>64.2449372</text:p>
          </table:table-cell>
          <table:table-cell office:value-type="float" office:value="4127.41" table:style-name="ce5">
            <text:p>4127.41</text:p>
          </table:table-cell>
          <table:table-cell office:value-type="float" office:value="28" table:style-name="ce5">
            <text:p>28</text:p>
          </table:table-cell>
          <table:table-cell office:value-type="float" office:value="331" table:style-name="ce5">
            <text:p>33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635.48148149999997" table:style-name="ce5">
            <text:p>635.4814815</text:p>
          </table:table-cell>
          <table:table-cell office:value-type="float" office:value="93.442695700000002" table:style-name="ce5">
            <text:p>93.4426957</text:p>
          </table:table-cell>
          <table:table-cell office:value-type="float" office:value="8731.5400000000009" table:style-name="ce5">
            <text:p>8731.54</text:p>
          </table:table-cell>
          <table:table-cell office:value-type="float" office:value="403" table:style-name="ce5">
            <text:p>403</text:p>
          </table:table-cell>
          <table:table-cell office:value-type="float" office:value="817" table:style-name="ce5">
            <text:p>817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TEM_EMPLOY</text:p>
          </table:table-cell>
          <table:table-cell office:value-type="float" office:value="248.79629629999999" table:style-name="ce5">
            <text:p>248.7962963</text:p>
          </table:table-cell>
          <table:table-cell office:value-type="float" office:value="154.3020047" table:style-name="ce5">
            <text:p>154.3020047</text:p>
          </table:table-cell>
          <table:table-cell office:value-type="float" office:value="23809.11" table:style-name="ce5">
            <text:p>23809.11</text:p>
          </table:table-cell>
          <table:table-cell office:value-type="float" office:value="25" table:style-name="ce5">
            <text:p>25</text:p>
          </table:table-cell>
          <table:table-cell office:value-type="float" office:value="543" table:style-name="ce5">
            <text:p>54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62.903846199999997" table:style-name="ce5">
            <text:p>62.9038462</text:p>
          </table:table-cell>
          <table:table-cell office:value-type="float" office:value="22.183070399999998" table:style-name="ce5">
            <text:p>22.1830704</text:p>
          </table:table-cell>
          <table:table-cell office:value-type="float" office:value="492.08861239999999" table:style-name="ce5">
            <text:p>492.0886124</text:p>
          </table:table-cell>
          <table:table-cell office:value-type="float" office:value="25" table:style-name="ce5">
            <text:p>25</text:p>
          </table:table-cell>
          <table:table-cell office:value-type="float" office:value="108" table:style-name="ce5">
            <text:p>108</text:p>
          </table:table-cell>
          <table:table-cell office:value-type="float" office:value="52" table:style-name="ce5">
            <text:p>52</text:p>
          </table:table-cell>
          <table:table-cell office:value-type="float" office:value="2" table:style-name="ce6">
            <text:p>2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  <table:table table:name="Process_W|Temp_Emp" table:style-name="ta2"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8" table:default-cell-style-name="ce1"/>
        <table:table-row table:style-name="ro4">
          <table:table-cell office:value-type="string" table:style-name="ce1">
            <text:p>Summary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Variabl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MAT_DEP</text:p>
          </table:table-cell>
          <table:table-cell office:value-type="float" office:value="79.980769199999997" table:style-name="ce5">
            <text:p>79.9807692</text:p>
          </table:table-cell>
          <table:table-cell office:value-type="float" office:value="64.1531533" table:style-name="ce5">
            <text:p>64.1531533</text:p>
          </table:table-cell>
          <table:table-cell office:value-type="float" office:value="4115.63" table:style-name="ce5">
            <text:p>4115.63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445.03846149999998" table:style-name="ce5">
            <text:p>445.0384615</text:p>
          </table:table-cell>
          <table:table-cell office:value-type="float" office:value="149.8223735" table:style-name="ce5">
            <text:p>149.8223735</text:p>
          </table:table-cell>
          <table:table-cell office:value-type="float" office:value="22446.74" table:style-name="ce5">
            <text:p>22446.74</text:p>
          </table:table-cell>
          <table:table-cell office:value-type="float" office:value="137" table:style-name="ce5">
            <text:p>137</text:p>
          </table:table-cell>
          <table:table-cell office:value-type="float" office:value="831" table:style-name="ce5">
            <text:p>8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PAR_HOUSE</text:p>
          </table:table-cell>
          <table:table-cell office:value-type="float" office:value="26.257692299999999" table:style-name="ce5">
            <text:p>26.2576923</text:p>
          </table:table-cell>
          <table:table-cell office:value-type="float" office:value="3.3169407999999998" table:style-name="ce5">
            <text:p>3.3169408</text:p>
          </table:table-cell>
          <table:table-cell office:value-type="float" office:value="11.0020965" table:style-name="ce5">
            <text:p>11.0020965</text:p>
          </table:table-cell>
          <table:table-cell office:value-type="float" office:value="17.8" table:style-name="ce5">
            <text:p>17.8</text:p>
          </table:table-cell>
          <table:table-cell office:value-type="float" office:value="31.8" table:style-name="ce5">
            <text:p>31.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POVERTY</text:p>
          </table:table-cell>
          <table:table-cell office:value-type="float" office:value="245.94230769999999" table:style-name="ce5">
            <text:p>245.9423077</text:p>
          </table:table-cell>
          <table:table-cell office:value-type="float" office:value="76.659781499999994" table:style-name="ce5">
            <text:p>76.6597815</text:p>
          </table:table-cell>
          <table:table-cell office:value-type="float" office:value="5876.72" table:style-name="ce5">
            <text:p>5876.72</text:p>
          </table:table-cell>
          <table:table-cell office:value-type="float" office:value="96" table:style-name="ce5">
            <text:p>96</text:p>
          </table:table-cell>
          <table:table-cell office:value-type="float" office:value="420" table:style-name="ce5">
            <text:p>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HOU_BURD</text:p>
          </table:table-cell>
          <table:table-cell office:value-type="float" office:value="10.225" table:style-name="ce5">
            <text:p>10.225</text:p>
          </table:table-cell>
          <table:table-cell office:value-type="float" office:value="7.2373453000000003" table:style-name="ce5">
            <text:p>7.2373453</text:p>
          </table:table-cell>
          <table:table-cell office:value-type="float" office:value="52.379166699999999" table:style-name="ce5">
            <text:p>52.3791667</text:p>
          </table:table-cell>
          <table:table-cell office:value-type="float" office:value="0.4" table:style-name="ce5">
            <text:p>0.4</text:p>
          </table:table-cell>
          <table:table-cell office:value-type="float" office:value="38.1" table:style-name="ce5">
            <text:p>38.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EDUCATION</text:p>
          </table:table-cell>
          <table:table-cell office:value-type="float" office:value="141.03846150000001" table:style-name="ce5">
            <text:p>141.0384615</text:p>
          </table:table-cell>
          <table:table-cell office:value-type="float" office:value="64.670495599999995" table:style-name="ce5">
            <text:p>64.6704956</text:p>
          </table:table-cell>
          <table:table-cell office:value-type="float" office:value="4182.2700000000004" table:style-name="ce5">
            <text:p>4182.27</text:p>
          </table:table-cell>
          <table:table-cell office:value-type="float" office:value="28" table:style-name="ce5">
            <text:p>28</text:p>
          </table:table-cell>
          <table:table-cell office:value-type="float" office:value="331" table:style-name="ce5">
            <text:p>3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643.32692310000004" table:style-name="ce5">
            <text:p>643.3269231</text:p>
          </table:table-cell>
          <table:table-cell office:value-type="float" office:value="85.718353500000006" table:style-name="ce5">
            <text:p>85.7183535</text:p>
          </table:table-cell>
          <table:table-cell office:value-type="float" office:value="7347.64" table:style-name="ce5">
            <text:p>7347.64</text:p>
          </table:table-cell>
          <table:table-cell office:value-type="float" office:value="403" table:style-name="ce5">
            <text:p>403</text:p>
          </table:table-cell>
          <table:table-cell office:value-type="float" office:value="817" table:style-name="ce5">
            <text:p>8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TEM_EMPLOY</text:p>
          </table:table-cell>
          <table:table-cell office:value-type="float" office:value="249.53846150000001" table:style-name="ce5">
            <text:p>249.5384615</text:p>
          </table:table-cell>
          <table:table-cell office:value-type="float" office:value="157.24995229999999" table:style-name="ce5">
            <text:p>157.2499523</text:p>
          </table:table-cell>
          <table:table-cell office:value-type="float" office:value="24727.55" table:style-name="ce5">
            <text:p>24727.55</text:p>
          </table:table-cell>
          <table:table-cell office:value-type="float" office:value="25" table:style-name="ce5">
            <text:p>25</text:p>
          </table:table-cell>
          <table:table-cell office:value-type="float" office:value="543" table:style-name="ce5">
            <text:p>54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DEP_SYN</text:p>
          </table:table-cell>
          <table:table-cell office:value-type="float" office:value="64.461538500000003" table:style-name="ce5">
            <text:p>64.4615385</text:p>
          </table:table-cell>
          <table:table-cell office:value-type="float" office:value="21.5456301" table:style-name="ce5">
            <text:p>21.5456301</text:p>
          </table:table-cell>
          <table:table-cell office:value-type="float" office:value="464.214178" table:style-name="ce5">
            <text:p>464.214178</text:p>
          </table:table-cell>
          <table:table-cell office:value-type="float" office:value="25" table:style-name="ce5">
            <text:p>25</text:p>
          </table:table-cell>
          <table:table-cell office:value-type="float" office:value="108" table:style-name="ce5">
            <text:p>10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9" table:number-rows-spanned="1" table:style-name="ce14">
            <text:p>Correlation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MAT_DEP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PAR_HOUSE</text:p>
          </table:table-cell>
          <table:table-cell office:value-type="string" table:style-name="ce8">
            <text:p>POVERTY</text:p>
          </table:table-cell>
          <table:table-cell office:value-type="string" table:style-name="ce8">
            <text:p>HOU_BURD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EMPLOY</text:p>
          </table:table-cell>
          <table:table-cell office:value-type="string" table:style-name="ce8">
            <text:p>TEM_EMPLOY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MAT_DEP</text:p>
          </table:table-cell>
          <table:table-cell office:value-type="float" office:value="1" table:style-name="ce10">
            <text:p>1</text:p>
          </table:table-cell>
          <table:table-cell office:value-type="float" office:value="0.30238999999999999" table:style-name="ce10">
            <text:p>0.30239</text:p>
          </table:table-cell>
          <table:table-cell office:value-type="float" office:value="0.48548000000000002" table:style-name="ce10">
            <text:p>0.48548</text:p>
          </table:table-cell>
          <table:table-cell office:value-type="float" office:value="0.49124000000000001" table:style-name="ce10">
            <text:p>0.49124</text:p>
          </table:table-cell>
          <table:table-cell office:value-type="float" office:value="-0.13203000000000001" table:style-name="ce11">
            <text:p>-0.13203</text:p>
          </table:table-cell>
          <table:table-cell office:value-type="float" office:value="9.7570000000000004E-2" table:style-name="ce10">
            <text:p>0.09757</text:p>
          </table:table-cell>
          <table:table-cell office:value-type="float" office:value="-0.51337999999999995" table:style-name="ce11">
            <text:p>-0.51338</text:p>
          </table:table-cell>
          <table:table-cell office:value-type="float" office:value="-0.27751999999999999" table:style-name="ce11">
            <text:p>-0.27752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HEALTH</text:p>
          </table:table-cell>
          <table:table-cell office:value-type="float" office:value="0.30238999999999999" table:style-name="ce10">
            <text:p>0.30239</text:p>
          </table:table-cell>
          <table:table-cell office:value-type="float" office:value="1" table:style-name="ce10">
            <text:p>1</text:p>
          </table:table-cell>
          <table:table-cell office:value-type="float" office:value="0.25263000000000002" table:style-name="ce10">
            <text:p>0.25263</text:p>
          </table:table-cell>
          <table:table-cell office:value-type="float" office:value="3.9449999999999999E-2" table:style-name="ce10">
            <text:p>0.03945</text:p>
          </table:table-cell>
          <table:table-cell office:value-type="float" office:value="-0.12878000000000001" table:style-name="ce11">
            <text:p>-0.12878</text:p>
          </table:table-cell>
          <table:table-cell office:value-type="float" office:value="-0.31495000000000001" table:style-name="ce11">
            <text:p>-0.31495</text:p>
          </table:table-cell>
          <table:table-cell office:value-type="float" office:value="-0.16045000000000001" table:style-name="ce11">
            <text:p>-0.16045</text:p>
          </table:table-cell>
          <table:table-cell office:value-type="float" office:value="-6.8210000000000007E-2" table:style-name="ce11">
            <text:p>-0.06821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PAR_HOUSE</text:p>
          </table:table-cell>
          <table:table-cell office:value-type="float" office:value="0.48548000000000002" table:style-name="ce10">
            <text:p>0.48548</text:p>
          </table:table-cell>
          <table:table-cell office:value-type="float" office:value="0.25263000000000002" table:style-name="ce10">
            <text:p>0.25263</text:p>
          </table:table-cell>
          <table:table-cell office:value-type="float" office:value="1" table:style-name="ce10">
            <text:p>1</text:p>
          </table:table-cell>
          <table:table-cell office:value-type="float" office:value="-0.15204000000000001" table:style-name="ce11">
            <text:p>-0.15204</text:p>
          </table:table-cell>
          <table:table-cell office:value-type="float" office:value="-0.53512000000000004" table:style-name="ce11">
            <text:p>-0.53512</text:p>
          </table:table-cell>
          <table:table-cell office:value-type="float" office:value="-2.8289999999999999E-2" table:style-name="ce11">
            <text:p>-0.02829</text:p>
          </table:table-cell>
          <table:table-cell office:value-type="float" office:value="-0.49573" table:style-name="ce11">
            <text:p>-0.49573</text:p>
          </table:table-cell>
          <table:table-cell office:value-type="float" office:value="0.10579" table:style-name="ce10">
            <text:p>0.10579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POVERTY</text:p>
          </table:table-cell>
          <table:table-cell office:value-type="float" office:value="0.49124000000000001" table:style-name="ce10">
            <text:p>0.49124</text:p>
          </table:table-cell>
          <table:table-cell office:value-type="float" office:value="3.9449999999999999E-2" table:style-name="ce10">
            <text:p>0.03945</text:p>
          </table:table-cell>
          <table:table-cell office:value-type="float" office:value="-0.15204000000000001" table:style-name="ce11">
            <text:p>-0.15204</text:p>
          </table:table-cell>
          <table:table-cell office:value-type="float" office:value="1" table:style-name="ce10">
            <text:p>1</text:p>
          </table:table-cell>
          <table:table-cell office:value-type="float" office:value="0.57345000000000002" table:style-name="ce10">
            <text:p>0.57345</text:p>
          </table:table-cell>
          <table:table-cell office:value-type="float" office:value="0.48803000000000002" table:style-name="ce10">
            <text:p>0.48803</text:p>
          </table:table-cell>
          <table:table-cell office:value-type="float" office:value="-0.38136999999999999" table:style-name="ce11">
            <text:p>-0.38137</text:p>
          </table:table-cell>
          <table:table-cell office:value-type="float" office:value="0.14573" table:style-name="ce10">
            <text:p>0.14573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HOU_BURD</text:p>
          </table:table-cell>
          <table:table-cell office:value-type="float" office:value="-0.13203000000000001" table:style-name="ce11">
            <text:p>-0.13203</text:p>
          </table:table-cell>
          <table:table-cell office:value-type="float" office:value="-0.12878000000000001" table:style-name="ce11">
            <text:p>-0.12878</text:p>
          </table:table-cell>
          <table:table-cell office:value-type="float" office:value="-0.53512000000000004" table:style-name="ce11">
            <text:p>-0.53512</text:p>
          </table:table-cell>
          <table:table-cell office:value-type="float" office:value="0.57345000000000002" table:style-name="ce10">
            <text:p>0.57345</text:p>
          </table:table-cell>
          <table:table-cell office:value-type="float" office:value="1" table:style-name="ce10">
            <text:p>1</text:p>
          </table:table-cell>
          <table:table-cell office:value-type="float" office:value="0.37336999999999998" table:style-name="ce10">
            <text:p>0.37337</text:p>
          </table:table-cell>
          <table:table-cell office:value-type="float" office:value="0.12817000000000001" table:style-name="ce10">
            <text:p>0.12817</text:p>
          </table:table-cell>
          <table:table-cell office:value-type="float" office:value="0.10134" table:style-name="ce10">
            <text:p>0.10134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EDUCATION</text:p>
          </table:table-cell>
          <table:table-cell office:value-type="float" office:value="9.7570000000000004E-2" table:style-name="ce10">
            <text:p>0.09757</text:p>
          </table:table-cell>
          <table:table-cell office:value-type="float" office:value="-0.31495000000000001" table:style-name="ce11">
            <text:p>-0.31495</text:p>
          </table:table-cell>
          <table:table-cell office:value-type="float" office:value="-2.8289999999999999E-2" table:style-name="ce11">
            <text:p>-0.02829</text:p>
          </table:table-cell>
          <table:table-cell office:value-type="float" office:value="0.48803000000000002" table:style-name="ce10">
            <text:p>0.48803</text:p>
          </table:table-cell>
          <table:table-cell office:value-type="float" office:value="0.37336999999999998" table:style-name="ce10">
            <text:p>0.37337</text:p>
          </table:table-cell>
          <table:table-cell office:value-type="float" office:value="1" table:style-name="ce10">
            <text:p>1</text:p>
          </table:table-cell>
          <table:table-cell office:value-type="float" office:value="-0.20738999999999999" table:style-name="ce11">
            <text:p>-0.20739</text:p>
          </table:table-cell>
          <table:table-cell office:value-type="float" office:value="0.13216" table:style-name="ce10">
            <text:p>0.13216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EMPLOY</text:p>
          </table:table-cell>
          <table:table-cell office:value-type="float" office:value="-0.51337999999999995" table:style-name="ce11">
            <text:p>-0.51338</text:p>
          </table:table-cell>
          <table:table-cell office:value-type="float" office:value="-0.16045000000000001" table:style-name="ce11">
            <text:p>-0.16045</text:p>
          </table:table-cell>
          <table:table-cell office:value-type="float" office:value="-0.49573" table:style-name="ce11">
            <text:p>-0.49573</text:p>
          </table:table-cell>
          <table:table-cell office:value-type="float" office:value="-0.38136999999999999" table:style-name="ce11">
            <text:p>-0.38137</text:p>
          </table:table-cell>
          <table:table-cell office:value-type="float" office:value="0.12817000000000001" table:style-name="ce10">
            <text:p>0.12817</text:p>
          </table:table-cell>
          <table:table-cell office:value-type="float" office:value="-0.20738999999999999" table:style-name="ce11">
            <text:p>-0.20739</text:p>
          </table:table-cell>
          <table:table-cell office:value-type="float" office:value="1" table:style-name="ce10">
            <text:p>1</text:p>
          </table:table-cell>
          <table:table-cell office:value-type="float" office:value="-0.36886000000000002" table:style-name="ce11">
            <text:p>-0.36886</text:p>
          </table:table-cell>
          <table:table-cell table:number-columns-repeated="16375"/>
        </table:table-row>
        <table:table-row table:style-name="ro6">
          <table:table-cell office:value-type="string" table:style-name="ce9">
            <text:p>TEM_EMPLOY</text:p>
          </table:table-cell>
          <table:table-cell office:value-type="float" office:value="-0.27751999999999999" table:style-name="ce11">
            <text:p>-0.27752</text:p>
          </table:table-cell>
          <table:table-cell office:value-type="float" office:value="-6.8210000000000007E-2" table:style-name="ce11">
            <text:p>-0.06821</text:p>
          </table:table-cell>
          <table:table-cell office:value-type="float" office:value="0.10579" table:style-name="ce10">
            <text:p>0.10579</text:p>
          </table:table-cell>
          <table:table-cell office:value-type="float" office:value="0.14573" table:style-name="ce10">
            <text:p>0.14573</text:p>
          </table:table-cell>
          <table:table-cell office:value-type="float" office:value="0.10134" table:style-name="ce10">
            <text:p>0.10134</text:p>
          </table:table-cell>
          <table:table-cell office:value-type="float" office:value="0.13216" table:style-name="ce10">
            <text:p>0.13216</text:p>
          </table:table-cell>
          <table:table-cell office:value-type="float" office:value="-0.36886000000000002" table:style-name="ce11">
            <text:p>-0.36886</text:p>
          </table:table-cell>
          <table:table-cell office:value-type="float" office:value="1" table:style-name="ce10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DEP_SYN</text:p>
          </table:table-cell>
          <table:table-cell office:value-type="float" office:value="-0.26161000000000001" table:style-name="ce11">
            <text:p>-0.26161</text:p>
          </table:table-cell>
          <table:table-cell office:value-type="float" office:value="-0.30207000000000001" table:style-name="ce11">
            <text:p>-0.30207</text:p>
          </table:table-cell>
          <table:table-cell office:value-type="float" office:value="-0.45534000000000002" table:style-name="ce11">
            <text:p>-0.45534</text:p>
          </table:table-cell>
          <table:table-cell office:value-type="float" office:value="7.7340000000000006E-2" table:style-name="ce10">
            <text:p>0.07734</text:p>
          </table:table-cell>
          <table:table-cell office:value-type="float" office:value="0.29327999999999999" table:style-name="ce10">
            <text:p>0.29328</text:p>
          </table:table-cell>
          <table:table-cell office:value-type="float" office:value="0.27767999999999998" table:style-name="ce10">
            <text:p>0.27768</text:p>
          </table:table-cell>
          <table:table-cell office:value-type="float" office:value="0.26896999999999999" table:style-name="ce10">
            <text:p>0.26897</text:p>
          </table:table-cell>
          <table:table-cell office:value-type="float" office:value="0.19263" table:style-name="ce10">
            <text:p>0.1926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9" table:number-rows-spanned="1" table:style-name="ce14">
            <text:p>Kaiser's Measure of Sampling Adequacy: Overall MSA = 0.41141325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7">
            <text:p>MAT_DEP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PAR_HOUSE</text:p>
          </table:table-cell>
          <table:table-cell office:value-type="string" table:style-name="ce8">
            <text:p>POVERTY</text:p>
          </table:table-cell>
          <table:table-cell office:value-type="string" table:style-name="ce8">
            <text:p>HOU_BURD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EMPLOY</text:p>
          </table:table-cell>
          <table:table-cell office:value-type="string" table:style-name="ce8">
            <text:p>TEM_EMPLOY</text:p>
          </table:table-cell>
          <table:table-cell office:value-type="string" table:style-name="ce8">
            <text:p>DEP_SYN</text:p>
          </table:table-cell>
          <table:table-cell table:number-columns-repeated="16375"/>
        </table:table-row>
        <table:table-row table:style-name="ro1">
          <table:table-cell office:value-type="float" office:value="0.33059455999999998" table:style-name="ce13">
            <text:p>0.33059456</text:p>
          </table:table-cell>
          <table:table-cell office:value-type="float" office:value="0.74905168" table:style-name="ce10">
            <text:p>0.74905168</text:p>
          </table:table-cell>
          <table:table-cell office:value-type="float" office:value="0.42060392000000002" table:style-name="ce10">
            <text:p>0.42060392</text:p>
          </table:table-cell>
          <table:table-cell office:value-type="float" office:value="0.36439209" table:style-name="ce10">
            <text:p>0.36439209</text:p>
          </table:table-cell>
          <table:table-cell office:value-type="float" office:value="0.70290708000000002" table:style-name="ce10">
            <text:p>0.70290708</text:p>
          </table:table-cell>
          <table:table-cell office:value-type="float" office:value="0.39976780000000001" table:style-name="ce10">
            <text:p>0.3997678</text:p>
          </table:table-cell>
          <table:table-cell office:value-type="float" office:value="0.63737359000000005" table:style-name="ce10">
            <text:p>0.63737359</text:p>
          </table:table-cell>
          <table:table-cell office:value-type="float" office:value="0.15529393999999999" table:style-name="ce10">
            <text:p>0.15529394</text:p>
          </table:table-cell>
          <table:table-cell office:value-type="float" office:value="0.41260585" table:style-name="ce10">
            <text:p>0.41260585</text:p>
          </table:table-cell>
          <table:table-cell table:number-columns-repeated="16375"/>
        </table:table-row>
        <table:table-row table:number-rows-repeated="1048547" table:style-name="ro1">
          <table:table-cell table:number-columns-repeated="16384"/>
        </table:table-row>
      </table:table>
      <table:table table:name="Final_Process" table:style-name="ta2">
        <table:table-column table:style-name="co12" table:default-cell-style-name="ce1"/>
        <table:table-column table:style-name="co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1"/>
        <table:table-column table:style-name="co15" table:default-cell-style-name="ce1"/>
        <table:table-column table:style-name="co7" table:number-columns-repeated="16375" table:default-cell-style-name="ce1"/>
        <table:table-row table:style-name="ro4">
          <table:table-cell table:number-columns-repeated="16384" table:style-name="ce1"/>
        </table:table-row>
        <table:table-row table:style-name="ro1">
          <table:table-cell office:value-type="string" table:style-name="ce2">
            <text:p>Variable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MAT_DEP</text:p>
          </table:table-cell>
          <table:table-cell office:value-type="float" office:value="79.980769199999997" table:style-name="ce5">
            <text:p>79.9807692</text:p>
          </table:table-cell>
          <table:table-cell office:value-type="float" office:value="64.1531533" table:style-name="ce5">
            <text:p>64.1531533</text:p>
          </table:table-cell>
          <table:table-cell office:value-type="float" office:value="4115.63" table:style-name="ce5">
            <text:p>4115.63</text:p>
          </table:table-cell>
          <table:table-cell office:value-type="float" office:value="15" table:style-name="ce5">
            <text:p>15</text:p>
          </table:table-cell>
          <table:table-cell office:value-type="float" office:value="325" table:style-name="ce5">
            <text:p>325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445.03846149999998" table:style-name="ce5">
            <text:p>445.0384615</text:p>
          </table:table-cell>
          <table:table-cell office:value-type="float" office:value="149.8223735" table:style-name="ce5">
            <text:p>149.8223735</text:p>
          </table:table-cell>
          <table:table-cell office:value-type="float" office:value="22446.74" table:style-name="ce5">
            <text:p>22446.74</text:p>
          </table:table-cell>
          <table:table-cell office:value-type="float" office:value="137" table:style-name="ce5">
            <text:p>137</text:p>
          </table:table-cell>
          <table:table-cell office:value-type="float" office:value="831" table:style-name="ce5">
            <text:p>8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PAR_HOUSE</text:p>
          </table:table-cell>
          <table:table-cell office:value-type="float" office:value="26.257692299999999" table:style-name="ce5">
            <text:p>26.2576923</text:p>
          </table:table-cell>
          <table:table-cell office:value-type="float" office:value="3.3169407999999998" table:style-name="ce5">
            <text:p>3.3169408</text:p>
          </table:table-cell>
          <table:table-cell office:value-type="float" office:value="11.0020965" table:style-name="ce5">
            <text:p>11.0020965</text:p>
          </table:table-cell>
          <table:table-cell office:value-type="float" office:value="17.8" table:style-name="ce5">
            <text:p>17.8</text:p>
          </table:table-cell>
          <table:table-cell office:value-type="float" office:value="31.8" table:style-name="ce5">
            <text:p>31.8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POVERTY</text:p>
          </table:table-cell>
          <table:table-cell office:value-type="float" office:value="245.94230769999999" table:style-name="ce5">
            <text:p>245.9423077</text:p>
          </table:table-cell>
          <table:table-cell office:value-type="float" office:value="76.659781499999994" table:style-name="ce5">
            <text:p>76.6597815</text:p>
          </table:table-cell>
          <table:table-cell office:value-type="float" office:value="5876.72" table:style-name="ce5">
            <text:p>5876.72</text:p>
          </table:table-cell>
          <table:table-cell office:value-type="float" office:value="96" table:style-name="ce5">
            <text:p>96</text:p>
          </table:table-cell>
          <table:table-cell office:value-type="float" office:value="420" table:style-name="ce5">
            <text:p>42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HOU_BURD</text:p>
          </table:table-cell>
          <table:table-cell office:value-type="float" office:value="10.225" table:style-name="ce5">
            <text:p>10.225</text:p>
          </table:table-cell>
          <table:table-cell office:value-type="float" office:value="7.2373453000000003" table:style-name="ce5">
            <text:p>7.2373453</text:p>
          </table:table-cell>
          <table:table-cell office:value-type="float" office:value="52.379166699999999" table:style-name="ce5">
            <text:p>52.3791667</text:p>
          </table:table-cell>
          <table:table-cell office:value-type="float" office:value="0.4" table:style-name="ce5">
            <text:p>0.4</text:p>
          </table:table-cell>
          <table:table-cell office:value-type="float" office:value="38.1" table:style-name="ce5">
            <text:p>38.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EDUCATION</text:p>
          </table:table-cell>
          <table:table-cell office:value-type="float" office:value="141.03846150000001" table:style-name="ce5">
            <text:p>141.0384615</text:p>
          </table:table-cell>
          <table:table-cell office:value-type="float" office:value="64.670495599999995" table:style-name="ce5">
            <text:p>64.6704956</text:p>
          </table:table-cell>
          <table:table-cell office:value-type="float" office:value="4182.2700000000004" table:style-name="ce5">
            <text:p>4182.27</text:p>
          </table:table-cell>
          <table:table-cell office:value-type="float" office:value="28" table:style-name="ce5">
            <text:p>28</text:p>
          </table:table-cell>
          <table:table-cell office:value-type="float" office:value="331" table:style-name="ce5">
            <text:p>331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643.32692310000004" table:style-name="ce5">
            <text:p>643.3269231</text:p>
          </table:table-cell>
          <table:table-cell office:value-type="float" office:value="85.718353500000006" table:style-name="ce5">
            <text:p>85.7183535</text:p>
          </table:table-cell>
          <table:table-cell office:value-type="float" office:value="7347.64" table:style-name="ce5">
            <text:p>7347.64</text:p>
          </table:table-cell>
          <table:table-cell office:value-type="float" office:value="403" table:style-name="ce5">
            <text:p>403</text:p>
          </table:table-cell>
          <table:table-cell office:value-type="float" office:value="817" table:style-name="ce5">
            <text:p>817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DEP_SYN</text:p>
          </table:table-cell>
          <table:table-cell office:value-type="float" office:value="64.461538500000003" table:style-name="ce5">
            <text:p>64.4615385</text:p>
          </table:table-cell>
          <table:table-cell office:value-type="float" office:value="21.5456301" table:style-name="ce5">
            <text:p>21.5456301</text:p>
          </table:table-cell>
          <table:table-cell office:value-type="float" office:value="464.214178" table:style-name="ce5">
            <text:p>464.214178</text:p>
          </table:table-cell>
          <table:table-cell office:value-type="float" office:value="25" table:style-name="ce5">
            <text:p>25</text:p>
          </table:table-cell>
          <table:table-cell office:value-type="float" office:value="108" table:style-name="ce5">
            <text:p>10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9" table:number-rows-spanned="1" table:style-name="ce14">
            <text:p>Correlation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"/>
          <table:table-cell office:value-type="string" table:style-name="ce8">
            <text:p>MAT_DEP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PAR_HOUSE</text:p>
          </table:table-cell>
          <table:table-cell office:value-type="string" table:style-name="ce8">
            <text:p>POVERTY</text:p>
          </table:table-cell>
          <table:table-cell office:value-type="string" table:style-name="ce8">
            <text:p>HOU_BURD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EMPLOY</text:p>
          </table:table-cell>
          <table:table-cell office:value-type="string" table:style-name="ce8">
            <text:p>DEP_SYN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MAT_DEP</text:p>
          </table:table-cell>
          <table:table-cell office:value-type="float" office:value="1" table:style-name="ce10">
            <text:p>1</text:p>
          </table:table-cell>
          <table:table-cell office:value-type="float" office:value="0.30238999999999999" table:style-name="ce10">
            <text:p>0.30239</text:p>
          </table:table-cell>
          <table:table-cell office:value-type="float" office:value="0.48548000000000002" table:style-name="ce10">
            <text:p>0.48548</text:p>
          </table:table-cell>
          <table:table-cell office:value-type="float" office:value="0.49124000000000001" table:style-name="ce10">
            <text:p>0.49124</text:p>
          </table:table-cell>
          <table:table-cell office:value-type="float" office:value="-0.13203000000000001" table:style-name="ce11">
            <text:p>-0.13203</text:p>
          </table:table-cell>
          <table:table-cell office:value-type="float" office:value="9.7570000000000004E-2" table:style-name="ce10">
            <text:p>0.09757</text:p>
          </table:table-cell>
          <table:table-cell office:value-type="float" office:value="-0.51337999999999995" table:style-name="ce11">
            <text:p>-0.51338</text:p>
          </table:table-cell>
          <table:table-cell office:value-type="float" office:value="-0.26161000000000001" table:style-name="ce11">
            <text:p>-0.26161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HEALTH</text:p>
          </table:table-cell>
          <table:table-cell office:value-type="float" office:value="0.30238999999999999" table:style-name="ce10">
            <text:p>0.30239</text:p>
          </table:table-cell>
          <table:table-cell office:value-type="float" office:value="1" table:style-name="ce10">
            <text:p>1</text:p>
          </table:table-cell>
          <table:table-cell office:value-type="float" office:value="0.25263000000000002" table:style-name="ce10">
            <text:p>0.25263</text:p>
          </table:table-cell>
          <table:table-cell office:value-type="float" office:value="3.9449999999999999E-2" table:style-name="ce10">
            <text:p>0.03945</text:p>
          </table:table-cell>
          <table:table-cell office:value-type="float" office:value="-0.12878000000000001" table:style-name="ce11">
            <text:p>-0.12878</text:p>
          </table:table-cell>
          <table:table-cell office:value-type="float" office:value="-0.31495000000000001" table:style-name="ce11">
            <text:p>-0.31495</text:p>
          </table:table-cell>
          <table:table-cell office:value-type="float" office:value="-0.16045000000000001" table:style-name="ce11">
            <text:p>-0.16045</text:p>
          </table:table-cell>
          <table:table-cell office:value-type="float" office:value="-0.30207000000000001" table:style-name="ce11">
            <text:p>-0.30207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PAR_HOUSE</text:p>
          </table:table-cell>
          <table:table-cell office:value-type="float" office:value="0.48548000000000002" table:style-name="ce10">
            <text:p>0.48548</text:p>
          </table:table-cell>
          <table:table-cell office:value-type="float" office:value="0.25263000000000002" table:style-name="ce10">
            <text:p>0.25263</text:p>
          </table:table-cell>
          <table:table-cell office:value-type="float" office:value="1" table:style-name="ce10">
            <text:p>1</text:p>
          </table:table-cell>
          <table:table-cell office:value-type="float" office:value="-0.15204000000000001" table:style-name="ce11">
            <text:p>-0.15204</text:p>
          </table:table-cell>
          <table:table-cell office:value-type="float" office:value="-0.53512000000000004" table:style-name="ce11">
            <text:p>-0.53512</text:p>
          </table:table-cell>
          <table:table-cell office:value-type="float" office:value="-2.8289999999999999E-2" table:style-name="ce11">
            <text:p>-0.02829</text:p>
          </table:table-cell>
          <table:table-cell office:value-type="float" office:value="-0.49573" table:style-name="ce11">
            <text:p>-0.49573</text:p>
          </table:table-cell>
          <table:table-cell office:value-type="float" office:value="-0.45534000000000002" table:style-name="ce11">
            <text:p>-0.45534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POVERTY</text:p>
          </table:table-cell>
          <table:table-cell office:value-type="float" office:value="0.49124000000000001" table:style-name="ce10">
            <text:p>0.49124</text:p>
          </table:table-cell>
          <table:table-cell office:value-type="float" office:value="3.9449999999999999E-2" table:style-name="ce10">
            <text:p>0.03945</text:p>
          </table:table-cell>
          <table:table-cell office:value-type="float" office:value="-0.15204000000000001" table:style-name="ce11">
            <text:p>-0.15204</text:p>
          </table:table-cell>
          <table:table-cell office:value-type="float" office:value="1" table:style-name="ce10">
            <text:p>1</text:p>
          </table:table-cell>
          <table:table-cell office:value-type="float" office:value="0.57345000000000002" table:style-name="ce10">
            <text:p>0.57345</text:p>
          </table:table-cell>
          <table:table-cell office:value-type="float" office:value="0.48803000000000002" table:style-name="ce10">
            <text:p>0.48803</text:p>
          </table:table-cell>
          <table:table-cell office:value-type="float" office:value="-0.38136999999999999" table:style-name="ce11">
            <text:p>-0.38137</text:p>
          </table:table-cell>
          <table:table-cell office:value-type="float" office:value="7.7340000000000006E-2" table:style-name="ce10">
            <text:p>0.07734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HOU_BURD</text:p>
          </table:table-cell>
          <table:table-cell office:value-type="float" office:value="-0.13203000000000001" table:style-name="ce11">
            <text:p>-0.13203</text:p>
          </table:table-cell>
          <table:table-cell office:value-type="float" office:value="-0.12878000000000001" table:style-name="ce11">
            <text:p>-0.12878</text:p>
          </table:table-cell>
          <table:table-cell office:value-type="float" office:value="-0.53512000000000004" table:style-name="ce11">
            <text:p>-0.53512</text:p>
          </table:table-cell>
          <table:table-cell office:value-type="float" office:value="0.57345000000000002" table:style-name="ce10">
            <text:p>0.57345</text:p>
          </table:table-cell>
          <table:table-cell office:value-type="float" office:value="1" table:style-name="ce10">
            <text:p>1</text:p>
          </table:table-cell>
          <table:table-cell office:value-type="float" office:value="0.37336999999999998" table:style-name="ce10">
            <text:p>0.37337</text:p>
          </table:table-cell>
          <table:table-cell office:value-type="float" office:value="0.12817000000000001" table:style-name="ce10">
            <text:p>0.12817</text:p>
          </table:table-cell>
          <table:table-cell office:value-type="float" office:value="0.29327999999999999" table:style-name="ce10">
            <text:p>0.29328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EDUCATION</text:p>
          </table:table-cell>
          <table:table-cell office:value-type="float" office:value="9.7570000000000004E-2" table:style-name="ce10">
            <text:p>0.09757</text:p>
          </table:table-cell>
          <table:table-cell office:value-type="float" office:value="-0.31495000000000001" table:style-name="ce11">
            <text:p>-0.31495</text:p>
          </table:table-cell>
          <table:table-cell office:value-type="float" office:value="-2.8289999999999999E-2" table:style-name="ce11">
            <text:p>-0.02829</text:p>
          </table:table-cell>
          <table:table-cell office:value-type="float" office:value="0.48803000000000002" table:style-name="ce10">
            <text:p>0.48803</text:p>
          </table:table-cell>
          <table:table-cell office:value-type="float" office:value="0.37336999999999998" table:style-name="ce10">
            <text:p>0.37337</text:p>
          </table:table-cell>
          <table:table-cell office:value-type="float" office:value="1" table:style-name="ce10">
            <text:p>1</text:p>
          </table:table-cell>
          <table:table-cell office:value-type="float" office:value="-0.20738999999999999" table:style-name="ce11">
            <text:p>-0.20739</text:p>
          </table:table-cell>
          <table:table-cell office:value-type="float" office:value="0.27767999999999998" table:style-name="ce10">
            <text:p>0.27768</text:p>
          </table:table-cell>
          <table:table-cell table:number-columns-repeated="16375"/>
        </table:table-row>
        <table:table-row table:style-name="ro4">
          <table:table-cell office:value-type="string" table:style-name="ce9">
            <text:p>EMPLOY</text:p>
          </table:table-cell>
          <table:table-cell office:value-type="float" office:value="-0.51337999999999995" table:style-name="ce11">
            <text:p>-0.51338</text:p>
          </table:table-cell>
          <table:table-cell office:value-type="float" office:value="-0.16045000000000001" table:style-name="ce11">
            <text:p>-0.16045</text:p>
          </table:table-cell>
          <table:table-cell office:value-type="float" office:value="-0.49573" table:style-name="ce11">
            <text:p>-0.49573</text:p>
          </table:table-cell>
          <table:table-cell office:value-type="float" office:value="-0.38136999999999999" table:style-name="ce11">
            <text:p>-0.38137</text:p>
          </table:table-cell>
          <table:table-cell office:value-type="float" office:value="0.12817000000000001" table:style-name="ce10">
            <text:p>0.12817</text:p>
          </table:table-cell>
          <table:table-cell office:value-type="float" office:value="-0.20738999999999999" table:style-name="ce11">
            <text:p>-0.20739</text:p>
          </table:table-cell>
          <table:table-cell office:value-type="float" office:value="1" table:style-name="ce10">
            <text:p>1</text:p>
          </table:table-cell>
          <table:table-cell office:value-type="float" office:value="0.26896999999999999" table:style-name="ce10">
            <text:p>0.26897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DEP_SYN</text:p>
          </table:table-cell>
          <table:table-cell office:value-type="float" office:value="-0.26161000000000001" table:style-name="ce11">
            <text:p>-0.26161</text:p>
          </table:table-cell>
          <table:table-cell office:value-type="float" office:value="-0.30207000000000001" table:style-name="ce11">
            <text:p>-0.30207</text:p>
          </table:table-cell>
          <table:table-cell office:value-type="float" office:value="-0.45534000000000002" table:style-name="ce11">
            <text:p>-0.45534</text:p>
          </table:table-cell>
          <table:table-cell office:value-type="float" office:value="7.7340000000000006E-2" table:style-name="ce10">
            <text:p>0.07734</text:p>
          </table:table-cell>
          <table:table-cell office:value-type="float" office:value="0.29327999999999999" table:style-name="ce10">
            <text:p>0.29328</text:p>
          </table:table-cell>
          <table:table-cell office:value-type="float" office:value="0.27767999999999998" table:style-name="ce10">
            <text:p>0.27768</text:p>
          </table:table-cell>
          <table:table-cell office:value-type="float" office:value="0.26896999999999999" table:style-name="ce10">
            <text:p>0.26897</text:p>
          </table:table-cell>
          <table:table-cell office:value-type="float" office:value="1" table:style-name="ce10">
            <text:p>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8" table:number-rows-spanned="1" table:style-name="ce14">
            <text:p>Kaiser's Measure of Sampling Adequacy: Overall MSA = 0.58765607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7">
            <text:p>MAT_DEP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PAR_HOUSE</text:p>
          </table:table-cell>
          <table:table-cell office:value-type="string" table:style-name="ce8">
            <text:p>POVERTY</text:p>
          </table:table-cell>
          <table:table-cell office:value-type="string" table:style-name="ce8">
            <text:p>HOU_BURD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EMPLOY</text:p>
          </table:table-cell>
          <table:table-cell office:value-type="string" table:style-name="ce8">
            <text:p>DEP_SYN</text:p>
          </table:table-cell>
          <table:table-cell table:number-columns-repeated="16376" table:style-name="ce1"/>
        </table:table-row>
        <table:table-row table:style-name="ro1">
          <table:table-cell office:value-type="float" office:value="0.54231854999999995" table:style-name="ce13">
            <text:p>0.54231855</text:p>
          </table:table-cell>
          <table:table-cell office:value-type="float" office:value="0.70567811000000003" table:style-name="ce10">
            <text:p>0.70567811</text:p>
          </table:table-cell>
          <table:table-cell office:value-type="float" office:value="0.58467499999999994" table:style-name="ce10">
            <text:p>0.584675</text:p>
          </table:table-cell>
          <table:table-cell office:value-type="float" office:value="0.44926154000000001" table:style-name="ce10">
            <text:p>0.44926154</text:p>
          </table:table-cell>
          <table:table-cell office:value-type="float" office:value="0.64216702999999997" table:style-name="ce10">
            <text:p>0.64216703</text:p>
          </table:table-cell>
          <table:table-cell office:value-type="float" office:value="0.56250990999999995" table:style-name="ce10">
            <text:p>0.56250991</text:p>
          </table:table-cell>
          <table:table-cell office:value-type="float" office:value="0.70093357000000001" table:style-name="ce10">
            <text:p>0.70093357</text:p>
          </table:table-cell>
          <table:table-cell office:value-type="float" office:value="0.76536535000000006" table:style-name="ce10">
            <text:p>0.76536535</text:p>
          </table:table-cell>
          <table:table-cell table:number-columns-repeated="16376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Factor_Analysis_Results" table:style-name="ta2"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style-name="ro7">
          <table:table-cell office:value-type="string" table:number-columns-spanned="5" table:number-rows-spanned="1" table:style-name="ce14">
            <text:p>Eigenvalues of the Correlation Matrix: Total = 8 Average = 1</text:p>
          </table:table-cell>
          <table:covered-table-cell table:number-columns-repeated="4"/>
          <table:table-cell table:number-columns-repeated="16379" table:style-name="ce1"/>
        </table:table-row>
        <table:table-row table:style-name="ro1">
          <table:table-cell table:style-name="ce7"/>
          <table:table-cell office:value-type="string" table:style-name="ce8">
            <text:p>Eigenvalue</text:p>
          </table:table-cell>
          <table:table-cell office:value-type="string" table:style-name="ce8">
            <text:p>Difference</text:p>
          </table:table-cell>
          <table:table-cell office:value-type="string" table:style-name="ce8">
            <text:p>Proportion</text:p>
          </table:table-cell>
          <table:table-cell office:value-type="string" table:style-name="ce8">
            <text:p>Cumulativ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float" office:value="2.6663549999999998" table:style-name="ce10">
            <text:p>2.666355</text:p>
          </table:table-cell>
          <table:table-cell office:value-type="float" office:value="0.42606218000000001" table:style-name="ce10">
            <text:p>0.42606218</text:p>
          </table:table-cell>
          <table:table-cell office:value-type="float" office:value="0.33329999999999999" table:style-name="ce10">
            <text:p>0.3333</text:p>
          </table:table-cell>
          <table:table-cell office:value-type="float" office:value="0.33329999999999999" table:style-name="ce10">
            <text:p>0.3333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float" office:value="2.2402928200000001" table:style-name="ce10">
            <text:p>2.24029282</text:p>
          </table:table-cell>
          <table:table-cell office:value-type="float" office:value="1.1546877" table:style-name="ce10">
            <text:p>1.1546877</text:p>
          </table:table-cell>
          <table:table-cell office:value-type="float" office:value="0.28000000000000003" table:style-name="ce10">
            <text:p>0.28</text:p>
          </table:table-cell>
          <table:table-cell office:value-type="float" office:value="0.61329999999999996" table:style-name="ce10">
            <text:p>0.6133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1.08560513" table:style-name="ce10">
            <text:p>1.08560513</text:p>
          </table:table-cell>
          <table:table-cell office:value-type="float" office:value="0.42919995999999999" table:style-name="ce10">
            <text:p>0.42919996</text:p>
          </table:table-cell>
          <table:table-cell office:value-type="float" office:value="0.13569999999999999" table:style-name="ce10">
            <text:p>0.1357</text:p>
          </table:table-cell>
          <table:table-cell office:value-type="float" office:value="0.749" table:style-name="ce10">
            <text:p>0.749</text:p>
          </table:table-cell>
          <table:table-cell table:number-columns-repeated="2" table:style-name="ce1"/>
          <table:table-cell office:value-type="string" table:style-name="ce1">
            <text:p>Scree plot</text:p>
          </table:table-cell>
          <table:table-cell table:number-columns-repeated="16376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float" office:value="0.65640516000000004" table:style-name="ce10">
            <text:p>0.65640516</text:p>
          </table:table-cell>
          <table:table-cell office:value-type="float" office:value="0.15563096000000001" table:style-name="ce10">
            <text:p>0.15563096</text:p>
          </table:table-cell>
          <table:table-cell office:value-type="float" office:value="8.2100000000000006E-2" table:style-name="ce10">
            <text:p>0.0821</text:p>
          </table:table-cell>
          <table:table-cell office:value-type="float" office:value="0.83109999999999995" table:style-name="ce10">
            <text:p>0.8311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float" office:value="0.50077421" table:style-name="ce10">
            <text:p>0.50077421</text:p>
          </table:table-cell>
          <table:table-cell office:value-type="float" office:value="4.8779320000000001E-2" table:style-name="ce10">
            <text:p>0.04877932</text:p>
          </table:table-cell>
          <table:table-cell office:value-type="float" office:value="6.2600000000000003E-2" table:style-name="ce10">
            <text:p>0.0626</text:p>
          </table:table-cell>
          <table:table-cell office:value-type="float" office:value="0.89370000000000005" table:style-name="ce10">
            <text:p>0.8937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float" office:value="0.45199488999999998" table:style-name="ce10">
            <text:p>0.45199489</text:p>
          </table:table-cell>
          <table:table-cell office:value-type="float" office:value="0.17848449999999999" table:style-name="ce10">
            <text:p>0.1784845</text:p>
          </table:table-cell>
          <table:table-cell office:value-type="float" office:value="5.6500000000000002E-2" table:style-name="ce10">
            <text:p>0.0565</text:p>
          </table:table-cell>
          <table:table-cell office:value-type="float" office:value="0.95020000000000004" table:style-name="ce10">
            <text:p>0.9502</text:p>
          </table:table-cell>
          <table:table-cell table:number-columns-repeated="16379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float" office:value="0.27351038999999999" table:style-name="ce10">
            <text:p>0.27351039</text:p>
          </table:table-cell>
          <table:table-cell office:value-type="float" office:value="0.14844799" table:style-name="ce10">
            <text:p>0.14844799</text:p>
          </table:table-cell>
          <table:table-cell office:value-type="float" office:value="3.4200000000000001E-2" table:style-name="ce10">
            <text:p>0.0342</text:p>
          </table:table-cell>
          <table:table-cell office:value-type="float" office:value="0.98440000000000005" table:style-name="ce10">
            <text:p>0.9844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float" office:value="0.12506239999999999" table:style-name="ce10">
            <text:p>0.1250624</text:p>
          </table:table-cell>
          <table:table-cell table:style-name="ce10"/>
          <table:table-cell office:value-type="float" office:value="1.5599999999999999E-2" table:style-name="ce10">
            <text:p>0.0156</text:p>
          </table:table-cell>
          <table:table-cell office:value-type="float" office:value="1" table:style-name="ce10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4" table:number-rows-spanned="1" table:style-name="ce14">
            <text:p>Eigenvector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MAT_DEP</text:p>
          </table:table-cell>
          <table:table-cell office:value-type="float" office:value="-0.40016000000000002" table:style-name="ce11">
            <text:p>-0.40016</text:p>
          </table:table-cell>
          <table:table-cell office:value-type="float" office:value="0.35947000000000001" table:style-name="ce10">
            <text:p>0.35947</text:p>
          </table:table-cell>
          <table:table-cell office:value-type="float" office:value="7.9439999999999997E-2" table:style-name="ce10">
            <text:p>0.0794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HEALTH</text:p>
          </table:table-cell>
          <table:table-cell office:value-type="float" office:value="-0.31946999999999998" table:style-name="ce11">
            <text:p>-0.31947</text:p>
          </table:table-cell>
          <table:table-cell office:value-type="float" office:value="-2.7349999999999999E-2" table:style-name="ce11">
            <text:p>-0.02735</text:p>
          </table:table-cell>
          <table:table-cell office:value-type="float" office:value="0.66998000000000002" table:style-name="ce10">
            <text:p>0.6699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9">
            <text:p>PAR_HOUSE</text:p>
          </table:table-cell>
          <table:table-cell office:value-type="float" office:value="-0.51343000000000005" table:style-name="ce11">
            <text:p>-0.51343</text:p>
          </table:table-cell>
          <table:table-cell office:value-type="float" office:value="-3.98E-3" table:style-name="ce11">
            <text:p>-0.00398</text:p>
          </table:table-cell>
          <table:table-cell office:value-type="float" office:value="-0.33284999999999998" table:style-name="ce11">
            <text:p>-0.33285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OVERTY</text:p>
          </table:table-cell>
          <table:table-cell office:value-type="float" office:value="2.7570000000000001E-2" table:style-name="ce10">
            <text:p>0.02757</text:p>
          </table:table-cell>
          <table:table-cell office:value-type="float" office:value="0.61404000000000003" table:style-name="ce10">
            <text:p>0.61404</text:p>
          </table:table-cell>
          <table:table-cell office:value-type="float" office:value="0.23222999999999999" table:style-name="ce10">
            <text:p>0.23223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HOU_BURD</text:p>
          </table:table-cell>
          <table:table-cell office:value-type="float" office:value="0.36807000000000001" table:style-name="ce10">
            <text:p>0.36807</text:p>
          </table:table-cell>
          <table:table-cell office:value-type="float" office:value="0.37553999999999998" table:style-name="ce10">
            <text:p>0.37554</text:p>
          </table:table-cell>
          <table:table-cell office:value-type="float" office:value="0.35508000000000001" table:style-name="ce10">
            <text:p>0.35508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EDUCATION</text:p>
          </table:table-cell>
          <table:table-cell office:value-type="float" office:value="0.15845000000000001" table:style-name="ce10">
            <text:p>0.15845</text:p>
          </table:table-cell>
          <table:table-cell office:value-type="float" office:value="0.46865000000000001" table:style-name="ce10">
            <text:p>0.46865</text:p>
          </table:table-cell>
          <table:table-cell office:value-type="float" office:value="-0.42964999999999998" table:style-name="ce11">
            <text:p>-0.42965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EMPLOY</text:p>
          </table:table-cell>
          <table:table-cell office:value-type="float" office:value="0.37591999999999998" table:style-name="ce10">
            <text:p>0.37592</text:p>
          </table:table-cell>
          <table:table-cell office:value-type="float" office:value="-0.35299999999999998" table:style-name="ce11">
            <text:p>-0.353</text:p>
          </table:table-cell>
          <table:table-cell office:value-type="float" office:value="0.20202000000000001" table:style-name="ce10">
            <text:p>0.2020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DEP_SYN</text:p>
          </table:table-cell>
          <table:table-cell office:value-type="float" office:value="0.41416999999999998" table:style-name="ce10">
            <text:p>0.41417</text:p>
          </table:table-cell>
          <table:table-cell office:value-type="float" office:value="8.7760000000000005E-2" table:style-name="ce10">
            <text:p>0.08776</text:p>
          </table:table-cell>
          <table:table-cell office:value-type="float" office:value="-0.1691" table:style-name="ce11">
            <text:p>-0.1691</text:p>
          </table:table-cell>
          <table:table-cell table:number-columns-repeated="16380"/>
        </table:table-row>
        <table:table-row table:number-rows-repeated="1048554" table:style-name="ro1">
          <table:table-cell table:number-columns-repeated="16384"/>
        </table:table-row>
      </table:table>
      <table:table table:name="Varimax_Method" table:style-name="ta2">
        <table:table-column table:style-name="co20" table:default-cell-style-name="ce1"/>
        <table:table-column table:style-name="co21" table:default-cell-style-name="ce1"/>
        <table:table-column table:style-name="co9" table:number-columns-repeated="2" table:default-cell-style-name="ce1"/>
        <table:table-column table:style-name="co21" table:number-columns-repeated="2" table:default-cell-style-name="ce1"/>
        <table:table-column table:style-name="co9" table:number-columns-repeated="2" table:default-cell-style-name="ce1"/>
        <table:table-column table:style-name="co7" table:number-columns-repeated="16376" table:default-cell-style-name="ce1"/>
        <table:table-row table:style-name="ro5">
          <table:table-cell office:value-type="string" table:number-columns-spanned="4" table:number-rows-spanned="1" table:style-name="ce14">
            <text:p>Rotated Factor Pattern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7"/>
          <table:table-cell office:value-type="string" table:style-name="ce8">
            <text:p>Factor1</text:p>
          </table:table-cell>
          <table:table-cell office:value-type="string" table:style-name="ce8">
            <text:p>Factor2</text:p>
          </table:table-cell>
          <table:table-cell office:value-type="string" table:style-name="ce8">
            <text:p>Factor3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MAT_DEP</text:p>
          </table:table-cell>
          <table:table-cell office:value-type="float" office:value="0.79913000000000001" table:style-name="ce10">
            <text:p>0.79913</text:p>
          </table:table-cell>
          <table:table-cell office:value-type="float" office:value="0.17504" table:style-name="ce10">
            <text:p>0.17504</text:p>
          </table:table-cell>
          <table:table-cell office:value-type="float" office:value="0.23246" table:style-name="ce10">
            <text:p>0.23246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AR_HOUSE</text:p>
          </table:table-cell>
          <table:table-cell office:value-type="float" office:value="0.73043000000000002" table:style-name="ce10">
            <text:p>0.73043</text:p>
          </table:table-cell>
          <table:table-cell office:value-type="float" office:value="-0.52773000000000003" table:style-name="ce11">
            <text:p>-0.52773</text:p>
          </table:table-cell>
          <table:table-cell office:value-type="float" office:value="0.1057" table:style-name="ce10">
            <text:p>0.1057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EMPLOY</text:p>
          </table:table-cell>
          <table:table-cell office:value-type="float" office:value="-0.83520000000000005" table:style-name="ce11">
            <text:p>-0.8352</text:p>
          </table:table-cell>
          <table:table-cell office:value-type="float" office:value="-4.2479999999999997E-2" table:style-name="ce11">
            <text:p>-0.04248</text:p>
          </table:table-cell>
          <table:table-cell office:value-type="float" office:value="2.981E-2" table:style-name="ce10">
            <text:p>0.02981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HOU_BURD</text:p>
          </table:table-cell>
          <table:table-cell office:value-type="float" office:value="-0.22778000000000001" table:style-name="ce11">
            <text:p>-0.22778</text:p>
          </table:table-cell>
          <table:table-cell office:value-type="float" office:value="0.86412999999999995" table:style-name="ce10">
            <text:p>0.86413</text:p>
          </table:table-cell>
          <table:table-cell office:value-type="float" office:value="-0.12434000000000001" table:style-name="ce11">
            <text:p>-0.12434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POVERTY</text:p>
          </table:table-cell>
          <table:table-cell office:value-type="float" office:value="0.44225999999999999" table:style-name="ce10">
            <text:p>0.44226</text:p>
          </table:table-cell>
          <table:table-cell office:value-type="float" office:value="0.83984000000000003" table:style-name="ce10">
            <text:p>0.83984</text:p>
          </table:table-cell>
          <table:table-cell office:value-type="float" office:value="-6.5939999999999999E-2" table:style-name="ce11">
            <text:p>-0.06594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HEALTH</text:p>
          </table:table-cell>
          <table:table-cell office:value-type="float" office:value="0.20732999999999999" table:style-name="ce10">
            <text:p>0.20733</text:p>
          </table:table-cell>
          <table:table-cell office:value-type="float" office:value="8.5379999999999998E-2" table:style-name="ce10">
            <text:p>0.08538</text:p>
          </table:table-cell>
          <table:table-cell office:value-type="float" office:value="0.84311000000000003" table:style-name="ce10">
            <text:p>0.84311</text:p>
          </table:table-cell>
          <table:table-cell table:number-columns-repeated="16380"/>
        </table:table-row>
        <table:table-row table:style-name="ro4">
          <table:table-cell office:value-type="string" table:style-name="ce9">
            <text:p>DEP_SYN</text:p>
          </table:table-cell>
          <table:table-cell office:value-type="float" office:value="-0.40283999999999998" table:style-name="ce11">
            <text:p>-0.40284</text:p>
          </table:table-cell>
          <table:table-cell office:value-type="float" office:value="0.30195" table:style-name="ce10">
            <text:p>0.30195</text:p>
          </table:table-cell>
          <table:table-cell office:value-type="float" office:value="-0.50222" table:style-name="ce11">
            <text:p>-0.50222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EDUCATION</text:p>
          </table:table-cell>
          <table:table-cell office:value-type="float" office:value="0.32001000000000002" table:style-name="ce10">
            <text:p>0.32001</text:p>
          </table:table-cell>
          <table:table-cell office:value-type="float" office:value="0.43007000000000001" table:style-name="ce10">
            <text:p>0.43007</text:p>
          </table:table-cell>
          <table:table-cell office:value-type="float" office:value="-0.68703999999999998" table:style-name="ce11">
            <text:p>-0.6870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7">
          <table:table-cell office:value-type="string" table:number-columns-spanned="3" table:number-rows-spanned="1" table:style-name="ce14">
            <text:p>Variance Explained by Each Factor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7">
            <text:p>Factor1</text:p>
          </table:table-cell>
          <table:table-cell office:value-type="string" table:style-name="ce8">
            <text:p>Factor2</text:p>
          </table:table-cell>
          <table:table-cell office:value-type="string" table:style-name="ce8">
            <text:p>Factor3</text:p>
          </table:table-cell>
          <table:table-cell table:number-columns-repeated="16381" table:style-name="ce1"/>
        </table:table-row>
        <table:table-row table:style-name="ro1">
          <table:table-cell office:value-type="float" office:value="2.4248482999999998" table:style-name="ce13">
            <text:p>2.4248483</text:p>
          </table:table-cell>
          <table:table-cell office:value-type="float" office:value="2.0464180999999999" table:style-name="ce10">
            <text:p>2.0464181</text:p>
          </table:table-cell>
          <table:table-cell office:value-type="float" office:value="1.5209865" table:style-name="ce10">
            <text:p>1.5209865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 table:style-name="ce1"/>
        </table:table-row>
        <table:table-row table:style-name="ro5">
          <table:table-cell office:value-type="string" table:number-columns-spanned="8" table:number-rows-spanned="1" table:style-name="ce14">
            <text:p>Final Communality Estimates: Total = 5.992253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7">
            <text:p>MAT_DEP</text:p>
          </table:table-cell>
          <table:table-cell office:value-type="string" table:style-name="ce8">
            <text:p>HEALTH</text:p>
          </table:table-cell>
          <table:table-cell office:value-type="string" table:style-name="ce8">
            <text:p>PAR_HOUSE</text:p>
          </table:table-cell>
          <table:table-cell office:value-type="string" table:style-name="ce8">
            <text:p>POVERTY</text:p>
          </table:table-cell>
          <table:table-cell office:value-type="string" table:style-name="ce8">
            <text:p>HOU_BURD</text:p>
          </table:table-cell>
          <table:table-cell office:value-type="string" table:style-name="ce8">
            <text:p>EDUCATION</text:p>
          </table:table-cell>
          <table:table-cell office:value-type="string" table:style-name="ce8">
            <text:p>EMPLOY</text:p>
          </table:table-cell>
          <table:table-cell office:value-type="string" table:style-name="ce8">
            <text:p>DEP_SYN</text:p>
          </table:table-cell>
          <table:table-cell table:number-columns-repeated="16376"/>
        </table:table-row>
        <table:table-row table:style-name="ro1">
          <table:table-cell office:value-type="float" office:value="0.72328545" table:style-name="ce13">
            <text:p>0.72328545</text:p>
          </table:table-cell>
          <table:table-cell office:value-type="float" office:value="0.76111110000000004" table:style-name="ce10">
            <text:p>0.7611111</text:p>
          </table:table-cell>
          <table:table-cell office:value-type="float" office:value="0.82319474999999998" table:style-name="ce10">
            <text:p>0.82319475</text:p>
          </table:table-cell>
          <table:table-cell office:value-type="float" office:value="0.90526746999999996" table:style-name="ce10">
            <text:p>0.90526747</text:p>
          </table:table-cell>
          <table:table-cell office:value-type="float" office:value="0.81406849999999997" table:style-name="ce10">
            <text:p>0.8140685</text:p>
          </table:table-cell>
          <table:table-cell office:value-type="float" office:value="0.75938530000000004" table:style-name="ce10">
            <text:p>0.7593853</text:p>
          </table:table-cell>
          <table:table-cell office:value-type="float" office:value="0.70026084" table:style-name="ce10">
            <text:p>0.70026084</text:p>
          </table:table-cell>
          <table:table-cell office:value-type="float" office:value="0.50567954000000004" table:style-name="ce10">
            <text:p>0.50567954</text:p>
          </table:table-cell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luster_History_-_Variables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_Clusters</text:p>
          </table:table-cell>
          <table:table-cell office:value-type="string" table:style-name="ce1">
            <text:p>Centroid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Complete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Ward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204425009" table:style-name="ce1">
            <text:p>0.120442501</text:p>
          </table:table-cell>
          <table:table-cell office:value-type="float" office:value="0.1204425009" table:style-name="ce1">
            <text:p>0.120442501</text:p>
          </table:table-cell>
          <table:table-cell office:value-type="float" office:value="0.20343786050000001" table:style-name="ce1">
            <text:p>0.203437861</text:p>
          </table:table-cell>
          <table:table-cell office:value-type="float" office:value="0.1204425009" table:style-name="ce1">
            <text:p>0.120442501</text:p>
          </table:table-cell>
          <table:table-cell office:value-type="float" office:value="0.21513340049999999" table:style-name="ce1">
            <text:p>0.21513340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346648949" table:style-name="ce1">
            <text:p>0.234664895</text:p>
          </table:table-cell>
          <table:table-cell office:value-type="float" office:value="0.3430840443" table:style-name="ce1">
            <text:p>0.343084044</text:p>
          </table:table-cell>
          <table:table-cell office:value-type="float" office:value="0.36564204" table:style-name="ce1">
            <text:p>0.36564204</text:p>
          </table:table-cell>
          <table:table-cell office:value-type="float" office:value="0.1418586493" table:style-name="ce1">
            <text:p>0.141858649</text:p>
          </table:table-cell>
          <table:table-cell office:value-type="float" office:value="0.34720975729999998" table:style-name="ce1">
            <text:p>0.347209757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6030905869999998" table:style-name="ce1">
            <text:p>0.260309059</text:p>
          </table:table-cell>
          <table:table-cell office:value-type="float" office:value="0.418359706" table:style-name="ce1">
            <text:p>0.418359706</text:p>
          </table:table-cell>
          <table:table-cell office:value-type="float" office:value="0.47491587190000001" table:style-name="ce1">
            <text:p>0.474915872</text:p>
          </table:table-cell>
          <table:table-cell office:value-type="float" office:value="0.18148998299999999" table:style-name="ce1">
            <text:p>0.181489983</text:p>
          </table:table-cell>
          <table:table-cell office:value-type="float" office:value="0.44691196249999998" table:style-name="ce1">
            <text:p>0.446911963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4677404139999999" table:style-name="ce1">
            <text:p>0.446774041</text:p>
          </table:table-cell>
          <table:table-cell office:value-type="float" office:value="0.44677404139999999" table:style-name="ce1">
            <text:p>0.446774041</text:p>
          </table:table-cell>
          <table:table-cell office:value-type="float" office:value="0.52737606010000004" table:style-name="ce1">
            <text:p>0.52737606</text:p>
          </table:table-cell>
          <table:table-cell office:value-type="float" office:value="0.23971444629999999" table:style-name="ce1">
            <text:p>0.239714446</text:p>
          </table:table-cell>
          <table:table-cell office:value-type="float" office:value="0.52720486300000002" table:style-name="ce1">
            <text:p>0.527204863</text:p>
          </table:table-cell>
          <table:table-cell table:number-columns-repeated="16378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0.48280680679999999" table:style-name="ce15">
            <text:p>0.482806807</text:p>
          </table:table-cell>
          <table:table-cell office:value-type="float" office:value="0.50181132640000004" table:style-name="ce15">
            <text:p>0.501811326</text:p>
          </table:table-cell>
          <table:table-cell office:value-type="float" office:value="0.57567456559999997" table:style-name="ce15">
            <text:p>0.575674566</text:p>
          </table:table-cell>
          <table:table-cell office:value-type="float" office:value="0.26710109110000002" table:style-name="ce15">
            <text:p>0.267101091</text:p>
          </table:table-cell>
          <table:table-cell office:value-type="float" office:value="0.59654257980000003" table:style-name="ce15">
            <text:p>0.5965425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52139810620000004" table:style-name="ce1">
            <text:p>0.521398106</text:p>
          </table:table-cell>
          <table:table-cell office:value-type="float" office:value="0.54230084950000002" table:style-name="ce1">
            <text:p>0.54230085</text:p>
          </table:table-cell>
          <table:table-cell office:value-type="float" office:value="0.62582074740000004" table:style-name="ce1">
            <text:p>0.625820747</text:p>
          </table:table-cell>
          <table:table-cell office:value-type="float" office:value="0.38654860419999998" table:style-name="ce1">
            <text:p>0.386548604</text:p>
          </table:table-cell>
          <table:table-cell office:value-type="float" office:value="0.64529247030000003" table:style-name="ce1">
            <text:p>0.6452924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6071688019999999" table:style-name="ce1">
            <text:p>0.56071688</text:p>
          </table:table-cell>
          <table:table-cell office:value-type="float" office:value="0.67100595839999999" table:style-name="ce1">
            <text:p>0.671005958</text:p>
          </table:table-cell>
          <table:table-cell office:value-type="float" office:value="0.66137133770000001" table:style-name="ce1">
            <text:p>0.661371338</text:p>
          </table:table-cell>
          <table:table-cell office:value-type="float" office:value="0.42535228479999998" table:style-name="ce1">
            <text:p>0.425352285</text:p>
          </table:table-cell>
          <table:table-cell office:value-type="float" office:value="0.69003408340000005" table:style-name="ce1">
            <text:p>0.69003408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6943806379999995" table:style-name="ce1">
            <text:p>0.569438064</text:p>
          </table:table-cell>
          <table:table-cell office:value-type="float" office:value="0.69387874679999995" table:style-name="ce1">
            <text:p>0.693878747</text:p>
          </table:table-cell>
          <table:table-cell office:value-type="float" office:value="0.68424412619999997" table:style-name="ce1">
            <text:p>0.684244126</text:p>
          </table:table-cell>
          <table:table-cell office:value-type="float" office:value="0.4715682793" table:style-name="ce1">
            <text:p>0.471568279</text:p>
          </table:table-cell>
          <table:table-cell office:value-type="float" office:value="0.72313222860000004" table:style-name="ce1">
            <text:p>0.723132229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840510646" table:style-name="ce1">
            <text:p>0.584051065</text:p>
          </table:table-cell>
          <table:table-cell office:value-type="float" office:value="0.71324218709999998" table:style-name="ce1">
            <text:p>0.713242187</text:p>
          </table:table-cell>
          <table:table-cell office:value-type="float" office:value="0.72658226869999998" table:style-name="ce1">
            <text:p>0.726582269</text:p>
          </table:table-cell>
          <table:table-cell office:value-type="float" office:value="0.50660895240000003" table:style-name="ce1">
            <text:p>0.506608952</text:p>
          </table:table-cell>
          <table:table-cell office:value-type="float" office:value="0.74863423470000001" table:style-name="ce1">
            <text:p>0.748634235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71275617339999997" table:style-name="ce1">
            <text:p>0.712756173</text:p>
          </table:table-cell>
          <table:table-cell office:value-type="float" office:value="0.7253423537" table:style-name="ce1">
            <text:p>0.725342354</text:p>
          </table:table-cell>
          <table:table-cell office:value-type="float" office:value="0.7459457089" table:style-name="ce1">
            <text:p>0.745945709</text:p>
          </table:table-cell>
          <table:table-cell office:value-type="float" office:value="0.54171085109999995" table:style-name="ce1">
            <text:p>0.541710851</text:p>
          </table:table-cell>
          <table:table-cell office:value-type="float" office:value="0.77150702319999998" table:style-name="ce1">
            <text:p>0.771507023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73406353729999996" table:style-name="ce1">
            <text:p>0.734063537</text:p>
          </table:table-cell>
          <table:table-cell office:value-type="float" office:value="0.7680346831" table:style-name="ce1">
            <text:p>0.768034683</text:p>
          </table:table-cell>
          <table:table-cell office:value-type="float" office:value="0.7805755593" table:style-name="ce1">
            <text:p>0.780575559</text:p>
          </table:table-cell>
          <table:table-cell office:value-type="float" office:value="0.5550524671" table:style-name="ce1">
            <text:p>0.555052467</text:p>
          </table:table-cell>
          <table:table-cell office:value-type="float" office:value="0.79084002840000001" table:style-name="ce1">
            <text:p>0.790840028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74248819040000003" table:style-name="ce1">
            <text:p>0.74248819</text:p>
          </table:table-cell>
          <table:table-cell office:value-type="float" office:value="0.77675586669999996" table:style-name="ce1">
            <text:p>0.776755867</text:p>
          </table:table-cell>
          <table:table-cell office:value-type="float" office:value="0.80020344899999996" table:style-name="ce1">
            <text:p>0.800203449</text:p>
          </table:table-cell>
          <table:table-cell office:value-type="float" office:value="0.56033044610000005" table:style-name="ce1">
            <text:p>0.560330446</text:p>
          </table:table-cell>
          <table:table-cell office:value-type="float" office:value="0.80744252999999999" table:style-name="ce1">
            <text:p>0.80744253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500670626" table:style-name="ce1">
            <text:p>0.750067063</text:p>
          </table:table-cell>
          <table:table-cell office:value-type="float" office:value="0.80649822410000005" table:style-name="ce1">
            <text:p>0.806498224</text:p>
          </table:table-cell>
          <table:table-cell office:value-type="float" office:value="0.81548103080000001" table:style-name="ce1">
            <text:p>0.815481031</text:p>
          </table:table-cell>
          <table:table-cell office:value-type="float" office:value="0.59672784820000002" table:style-name="ce1">
            <text:p>0.596727848</text:p>
          </table:table-cell>
          <table:table-cell office:value-type="float" office:value="0.82265494920000004" table:style-name="ce1">
            <text:p>0.822654949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9275939210000002" table:style-name="ce1">
            <text:p>0.792759392</text:p>
          </table:table-cell>
          <table:table-cell office:value-type="float" office:value="0.81492287730000001" table:style-name="ce1">
            <text:p>0.814922877</text:p>
          </table:table-cell>
          <table:table-cell office:value-type="float" office:value="0.82682745059999996" table:style-name="ce1">
            <text:p>0.826827451</text:p>
          </table:table-cell>
          <table:table-cell office:value-type="float" office:value="0.61119135250000001" table:style-name="ce1">
            <text:p>0.611191353</text:p>
          </table:table-cell>
          <table:table-cell office:value-type="float" office:value="0.83718848859999995" table:style-name="ce1">
            <text:p>0.83718848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0081744519999998" table:style-name="ce1">
            <text:p>0.800817445</text:p>
          </table:table-cell>
          <table:table-cell office:value-type="float" office:value="0.82250174949999999" table:style-name="ce1">
            <text:p>0.82250175</text:p>
          </table:table-cell>
          <table:table-cell office:value-type="float" office:value="0.84190516559999995" table:style-name="ce1">
            <text:p>0.841905166</text:p>
          </table:table-cell>
          <table:table-cell office:value-type="float" office:value="0.71808975090000005" table:style-name="ce1">
            <text:p>0.718089751</text:p>
          </table:table-cell>
          <table:table-cell office:value-type="float" office:value="0.84974763939999998" table:style-name="ce1">
            <text:p>0.849747639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80637058790000005" table:style-name="ce1">
            <text:p>0.806370588</text:p>
          </table:table-cell>
          <table:table-cell office:value-type="float" office:value="0.84474258199999996" table:style-name="ce1">
            <text:p>0.844742582</text:p>
          </table:table-cell>
          <table:table-cell office:value-type="float" office:value="0.8571175848" table:style-name="ce1">
            <text:p>0.857117585</text:p>
          </table:table-cell>
          <table:table-cell office:value-type="float" office:value="0.72918506439999997" table:style-name="ce1">
            <text:p>0.729185064</text:p>
          </table:table-cell>
          <table:table-cell office:value-type="float" office:value="0.86160556239999997" table:style-name="ce1">
            <text:p>0.861605562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81746590129999996" table:style-name="ce1">
            <text:p>0.817465901</text:p>
          </table:table-cell>
          <table:table-cell office:value-type="float" office:value="0.85583789539999999" table:style-name="ce1">
            <text:p>0.855837895</text:p>
          </table:table-cell>
          <table:table-cell office:value-type="float" office:value="0.86554223789999996" table:style-name="ce1">
            <text:p>0.865542238</text:p>
          </table:table-cell>
          <table:table-cell office:value-type="float" office:value="0.75314837489999997" table:style-name="ce1">
            <text:p>0.753148375</text:p>
          </table:table-cell>
          <table:table-cell office:value-type="float" office:value="0.87295198220000003" table:style-name="ce1">
            <text:p>0.872951982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82274388030000001" table:style-name="ce1">
            <text:p>0.82274388</text:p>
          </table:table-cell>
          <table:table-cell office:value-type="float" office:value="0.86389594849999995" table:style-name="ce1">
            <text:p>0.863895949</text:p>
          </table:table-cell>
          <table:table-cell office:value-type="float" office:value="0.87426342150000003" table:style-name="ce1">
            <text:p>0.874263422</text:p>
          </table:table-cell>
          <table:table-cell office:value-type="float" office:value="0.75701042340000002" table:style-name="ce1">
            <text:p>0.757010423</text:p>
          </table:table-cell>
          <table:table-cell office:value-type="float" office:value="0.88404729559999995" table:style-name="ce1">
            <text:p>0.884047296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WardsOutput_Var_" table:style-name="ta2">
        <table:table-column table:style-name="co7" table:number-columns-repeated="16384" table:default-cell-style-name="ce1"/>
        <table:table-row table:style-name="ro1">
          <table:table-cell table:style-name="ce1"/>
          <table:table-cell office:value-type="string" table:style-name="ce1">
            <text:p>RMSSTD</text:p>
          </table:table-cell>
          <table:table-cell office:value-type="string" table:style-name="ce1">
            <text:p>SPRSQ</text:p>
          </table:table-cell>
          <table:table-cell office:value-type="string" table:style-name="ce1">
            <text:p>RSQ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5694548859999999" table:style-name="ce1">
            <text:p>0.756945489</text:p>
          </table:table-cell>
          <table:table-cell office:value-type="float" office:value="2.2872788500000001E-2" table:style-name="ce1">
            <text:p>0.022872789</text:p>
          </table:table-cell>
          <table:table-cell office:value-type="float" office:value="0.74863423470000001" table:style-name="ce1">
            <text:p>0.748634235</text:p>
          </table:table-cell>
          <table:table-cell table:number-columns-repeated="6" table:style-name="ce1"/>
          <table:table-cell office:value-type="float" office:value="13.898576939" table:style-name="ce1">
            <text:p>13.89857694</text:p>
          </table:table-cell>
          <table:table-cell office:value-type="float" office:value="4.2235308743999997" table:style-name="ce1">
            <text:p>4.223530874</text:p>
          </table:table-cell>
          <table:table-cell office:value-type="float" office:value="0.61480586940000004" table:style-name="ce1">
            <text:p>0.614805869</text:p>
          </table:table-cell>
          <table:table-cell office:value-type="float" office:value="1.5324049006" table:style-name="ce1">
            <text:p>1.532404901</text:p>
          </table:table-cell>
          <table:table-cell office:value-type="float" office:value="0.42683833189999998" table:style-name="ce1">
            <text:p>0.426838332</text:p>
          </table:table-cell>
          <table:table-cell office:value-type="float" office:value="11.014441805000001" table:style-name="ce1">
            <text:p>11.01444181</text:p>
          </table:table-cell>
          <table:table-cell table:number-columns-repeated="1636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77644214609999995" table:style-name="ce1">
            <text:p>0.776442146</text:p>
          </table:table-cell>
          <table:table-cell office:value-type="float" office:value="2.5502006099999999E-2" table:style-name="ce1">
            <text:p>0.025502006</text:p>
          </table:table-cell>
          <table:table-cell office:value-type="float" office:value="0.72313222860000004" table:style-name="ce1">
            <text:p>0.723132229</text:p>
          </table:table-cell>
          <table:table-cell table:number-columns-repeated="6" table:style-name="ce1"/>
          <table:table-cell office:value-type="float" office:value="14.038599400000001" table:style-name="ce1">
            <text:p>14.0385994</text:p>
          </table:table-cell>
          <table:table-cell office:value-type="float" office:value="2.8071699018" table:style-name="ce1">
            <text:p>2.807169902</text:p>
          </table:table-cell>
          <table:table-cell office:value-type="float" office:value="0.58533301280000005" table:style-name="ce1">
            <text:p>0.585333013</text:p>
          </table:table-cell>
          <table:table-cell office:value-type="float" office:value="1.4977076788999999" table:style-name="ce1">
            <text:p>1.497707679</text:p>
          </table:table-cell>
          <table:table-cell office:value-type="float" office:value="0.40393572519999998" table:style-name="ce1">
            <text:p>0.403935725</text:p>
          </table:table-cell>
          <table:table-cell office:value-type="float" office:value="11.055304672" table:style-name="ce1">
            <text:p>11.05530467</text:p>
          </table:table-cell>
          <table:table-cell table:number-columns-repeated="1636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57655659299999995" table:style-name="ce1">
            <text:p>0.576556593</text:p>
          </table:table-cell>
          <table:table-cell office:value-type="float" office:value="3.3098145199999998E-2" table:style-name="ce1">
            <text:p>0.033098145</text:p>
          </table:table-cell>
          <table:table-cell office:value-type="float" office:value="0.69003408340000005" table:style-name="ce1">
            <text:p>0.690034083</text:p>
          </table:table-cell>
          <table:table-cell table:number-columns-repeated="6" table:style-name="ce1"/>
          <table:table-cell office:value-type="float" office:value="13.993012983" table:style-name="ce1">
            <text:p>13.99301298</text:p>
          </table:table-cell>
          <table:table-cell office:value-type="float" office:value="8.5747050122000008" table:style-name="ce1">
            <text:p>8.574705012</text:p>
          </table:table-cell>
          <table:table-cell office:value-type="float" office:value="0.54299895139999999" table:style-name="ce1">
            <text:p>0.542998951</text:p>
          </table:table-cell>
          <table:table-cell office:value-type="float" office:value="1.4743590314999999" table:style-name="ce1">
            <text:p>1.474359032</text:p>
          </table:table-cell>
          <table:table-cell office:value-type="float" office:value="0.38822334040000001" table:style-name="ce1">
            <text:p>0.38822334</text:p>
          </table:table-cell>
          <table:table-cell office:value-type="float" office:value="10.874258707999999" table:style-name="ce1">
            <text:p>10.87425871</text:p>
          </table:table-cell>
          <table:table-cell table:number-columns-repeated="1636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74324046519999998" table:style-name="ce1">
            <text:p>0.743240465</text:p>
          </table:table-cell>
          <table:table-cell office:value-type="float" office:value="4.4741613100000001E-2" table:style-name="ce1">
            <text:p>0.044741613</text:p>
          </table:table-cell>
          <table:table-cell office:value-type="float" office:value="0.64529247030000003" table:style-name="ce1">
            <text:p>0.64529247</text:p>
          </table:table-cell>
          <table:table-cell table:number-columns-repeated="6" table:style-name="ce1"/>
          <table:table-cell office:value-type="float" office:value="13.644180405" table:style-name="ce1">
            <text:p>13.64418041</text:p>
          </table:table-cell>
          <table:table-cell office:value-type="float" office:value="6.013264639" table:style-name="ce1">
            <text:p>6.013264639</text:p>
          </table:table-cell>
          <table:table-cell office:value-type="float" office:value="0.49558961270000002" table:style-name="ce1">
            <text:p>0.495589613</text:p>
          </table:table-cell>
          <table:table-cell office:value-type="float" office:value="1.4220458969000001" table:style-name="ce1">
            <text:p>1.422045897</text:p>
          </table:table-cell>
          <table:table-cell office:value-type="float" office:value="0.35209660720000002" table:style-name="ce1">
            <text:p>0.352096607</text:p>
          </table:table-cell>
          <table:table-cell office:value-type="float" office:value="10.186546736" table:style-name="ce1">
            <text:p>10.18654674</text:p>
          </table:table-cell>
          <table:table-cell table:number-columns-repeated="1636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8990337019999999" table:style-name="ce1">
            <text:p>0.88990337</text:p>
          </table:table-cell>
          <table:table-cell office:value-type="float" office:value="4.8749890400000002E-2" table:style-name="ce1">
            <text:p>0.04874989</text:p>
          </table:table-cell>
          <table:table-cell office:value-type="float" office:value="0.59654257980000003" table:style-name="ce1">
            <text:p>0.59654258</text:p>
          </table:table-cell>
          <table:table-cell table:number-columns-repeated="6" table:style-name="ce1"/>
          <table:table-cell office:value-type="float" office:value="13.602901965999999" table:style-name="ce1">
            <text:p>13.60290197</text:p>
          </table:table-cell>
          <table:table-cell office:value-type="float" office:value="4.2856052376999996" table:style-name="ce1">
            <text:p>4.285605238</text:p>
          </table:table-cell>
          <table:table-cell office:value-type="float" office:value="0.44210010620000001" table:style-name="ce1">
            <text:p>0.442100106</text:p>
          </table:table-cell>
          <table:table-cell office:value-type="float" office:value="1.3827974548999999" table:style-name="ce1">
            <text:p>1.382797455</text:p>
          </table:table-cell>
          <table:table-cell office:value-type="float" office:value="0.32410858850000002" table:style-name="ce1">
            <text:p>0.324108589</text:p>
          </table:table-cell>
          <table:table-cell office:value-type="float" office:value="9.8143149494999999" table:style-name="ce1">
            <text:p>9.81431495</text:p>
          </table:table-cell>
          <table:table-cell table:number-columns-repeated="1636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75955611730000006" table:style-name="ce1">
            <text:p>0.759556117</text:p>
          </table:table-cell>
          <table:table-cell office:value-type="float" office:value="6.9337716800000004E-2" table:style-name="ce1">
            <text:p>0.069337717</text:p>
          </table:table-cell>
          <table:table-cell office:value-type="float" office:value="0.52720486300000002" table:style-name="ce1">
            <text:p>0.527204863</text:p>
          </table:table-cell>
          <table:table-cell table:number-columns-repeated="6" table:style-name="ce1"/>
          <table:table-cell office:value-type="float" office:value="13.102201472000001" table:style-name="ce1">
            <text:p>13.10220147</text:p>
          </table:table-cell>
          <table:table-cell office:value-type="float" office:value="7.9930562042000002" table:style-name="ce1">
            <text:p>7.993056204</text:p>
          </table:table-cell>
          <table:table-cell office:value-type="float" office:value="0.38118095629999998" table:style-name="ce1">
            <text:p>0.381180956</text:p>
          </table:table-cell>
          <table:table-cell office:value-type="float" office:value="1.308852387" table:style-name="ce1">
            <text:p>1.308852387</text:p>
          </table:table-cell>
          <table:table-cell office:value-type="float" office:value="0.26915071280000002" table:style-name="ce1">
            <text:p>0.269150713</text:p>
          </table:table-cell>
          <table:table-cell office:value-type="float" office:value="8.7054124581999996" table:style-name="ce1">
            <text:p>8.705412458</text:p>
          </table:table-cell>
          <table:table-cell table:number-columns-repeated="1636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9636621474" table:style-name="ce1">
            <text:p>0.963662147</text:p>
          </table:table-cell>
          <table:table-cell office:value-type="float" office:value="8.02929005E-2" table:style-name="ce1">
            <text:p>0.080292901</text:p>
          </table:table-cell>
          <table:table-cell office:value-type="float" office:value="0.44691196249999998" table:style-name="ce1">
            <text:p>0.446911963</text:p>
          </table:table-cell>
          <table:table-cell table:number-columns-repeated="6" table:style-name="ce1"/>
          <table:table-cell office:value-type="float" office:value="12.928486815999999" table:style-name="ce1">
            <text:p>12.92848682</text:p>
          </table:table-cell>
          <table:table-cell office:value-type="float" office:value="6.1597746594" table:style-name="ce1">
            <text:p>6.159774659</text:p>
          </table:table-cell>
          <table:table-cell office:value-type="float" office:value="0.31096636259999999" table:style-name="ce1">
            <text:p>0.310966363</text:p>
          </table:table-cell>
          <table:table-cell office:value-type="float" office:value="1.2457937809999999" table:style-name="ce1">
            <text:p>1.245793781</text:p>
          </table:table-cell>
          <table:table-cell office:value-type="float" office:value="0.2197729018" table:style-name="ce1">
            <text:p>0.219772902</text:p>
          </table:table-cell>
          <table:table-cell office:value-type="float" office:value="7.8540221325999999" table:style-name="ce1">
            <text:p>7.854022133</text:p>
          </table:table-cell>
          <table:table-cell table:number-columns-repeated="1636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5915216019999996" table:style-name="ce1">
            <text:p>0.85915216</text:p>
          </table:table-cell>
          <table:table-cell office:value-type="float" office:value="9.9702205299999999E-2" table:style-name="ce1">
            <text:p>0.099702205</text:p>
          </table:table-cell>
          <table:table-cell office:value-type="float" office:value="0.34720975729999998" table:style-name="ce1">
            <text:p>0.347209757</text:p>
          </table:table-cell>
          <table:table-cell table:number-columns-repeated="6" table:style-name="ce1"/>
          <table:table-cell office:value-type="float" office:value="13.031198226000001" table:style-name="ce1">
            <text:p>13.03119823</text:p>
          </table:table-cell>
          <table:table-cell office:value-type="float" office:value="9.1284161903999994" table:style-name="ce1">
            <text:p>9.12841619</text:p>
          </table:table-cell>
          <table:table-cell office:value-type="float" office:value="0.22881453239999999" table:style-name="ce1">
            <text:p>0.228814532</text:p>
          </table:table-cell>
          <table:table-cell office:value-type="float" office:value="1.1813679450000001" table:style-name="ce1">
            <text:p>1.181367945</text:p>
          </table:table-cell>
          <table:table-cell office:value-type="float" office:value="0.16667304250000001" table:style-name="ce1">
            <text:p>0.166673043</text:p>
          </table:table-cell>
          <table:table-cell office:value-type="float" office:value="7.0180110759999996" table:style-name="ce1">
            <text:p>7.018011076</text:p>
          </table:table-cell>
          <table:table-cell table:number-columns-repeated="1636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6923102129999996" table:style-name="ce1">
            <text:p>0.869231021</text:p>
          </table:table-cell>
          <table:table-cell office:value-type="float" office:value="0.13207635679999999" table:style-name="ce1">
            <text:p>0.132076357</text:p>
          </table:table-cell>
          <table:table-cell office:value-type="float" office:value="0.21513340049999999" table:style-name="ce1">
            <text:p>0.215133401</text:p>
          </table:table-cell>
          <table:table-cell table:number-columns-repeated="6" table:style-name="ce1"/>
          <table:table-cell office:value-type="float" office:value="13.705093363" table:style-name="ce1">
            <text:p>13.70509336</text:p>
          </table:table-cell>
          <table:table-cell office:value-type="float" office:value="11.427572843" table:style-name="ce1">
            <text:p>11.42757284</text:p>
          </table:table-cell>
          <table:table-cell office:value-type="float" office:value="0.1310883739" table:style-name="ce1">
            <text:p>0.131088374</text:p>
          </table:table-cell>
          <table:table-cell office:value-type="float" office:value="1.1070819252999999" table:style-name="ce1">
            <text:p>1.107081925</text:p>
          </table:table-cell>
          <table:table-cell office:value-type="float" office:value="0.10172765759999999" table:style-name="ce1">
            <text:p>0.101727658</text:p>
          </table:table-cell>
          <table:table-cell office:value-type="float" office:value="5.8869209764999999" table:style-name="ce1">
            <text:p>5.886920977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1513340049999999" table:style-name="ce1">
            <text:p>0.215133401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.</text:p>
          </table:table-cell>
          <table:table-cell office:value-type="float" office:value="13.705093363" table:style-name="ce1">
            <text:p>13.7050933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8"/>
        </table:table-row>
        <table:table-row table:number-rows-repeated="1048565" table:style-name="ro1">
          <table:table-cell table:number-columns-repeated="16384"/>
        </table:table-row>
      </table:table>
      <table:table table:name="ClusterComposition_Var" table:style-name="ta2">
        <table:table-column table:style-name="co28" table:default-cell-style-name="ce1"/>
        <table:table-column table:style-name="co29" table:default-cell-style-name="ce1"/>
        <table:table-column table:style-name="co7" table:default-cell-style-name="ce1"/>
        <table:table-column table:style-name="co28" table:default-cell-style-name="ce1"/>
        <table:table-column table:style-name="co30" table:default-cell-style-name="ce1"/>
        <table:table-column table:style-name="co7" table:number-columns-repeated="2" table:default-cell-style-name="ce1"/>
        <table:table-column table:style-name="co31" table:default-cell-style-name="ce1"/>
        <table:table-column table:style-name="co7" table:number-columns-repeated="2" table:default-cell-style-name="ce1"/>
        <table:table-column table:style-name="co32" table:default-cell-style-name="ce1"/>
        <table:table-column table:style-name="co7" table:number-columns-repeated="2" table:default-cell-style-name="ce1"/>
        <table:table-column table:style-name="co33" table:default-cell-style-name="ce1"/>
        <table:table-column table:style-name="co7" table:number-columns-repeated="2" table:default-cell-style-name="ce1"/>
        <table:table-column table:style-name="co34" table:default-cell-style-name="ce1"/>
        <table:table-column table:style-name="co7" table:number-columns-repeated="16367" table:default-cell-style-name="ce1"/>
        <table:table-row table:style-name="ro8">
          <table:table-cell table:style-name="ce1"/>
          <table:table-cell office:value-type="string" table:style-name="ce1">
            <text:p>CLUSTER1</text:p>
          </table:table-cell>
          <table:table-cell table:number-columns-repeated="2" table:style-name="ce1"/>
          <table:table-cell office:value-type="string" table:style-name="ce1">
            <text:p>CLUSTER2</text:p>
          </table:table-cell>
          <table:table-cell table:number-columns-repeated="2" table:style-name="ce1"/>
          <table:table-cell office:value-type="string" table:style-name="ce1">
            <text:p>CLUSTER3</text:p>
          </table:table-cell>
          <table:table-cell table:number-columns-repeated="2" table:style-name="ce1"/>
          <table:table-cell office:value-type="string" table:style-name="ce1">
            <text:p>CLUSTER4</text:p>
          </table:table-cell>
          <table:table-cell table:number-columns-repeated="2" table:style-name="ce1"/>
          <table:table-cell office:value-type="string" table:style-name="ce1">
            <text:p>CLUSTER5</text:p>
          </table:table-cell>
          <table:table-cell table:number-columns-repeated="2" table:style-name="ce1"/>
          <table:table-cell office:value-type="string" table:style-name="ce1">
            <text:p>CLUSTER6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Obs</text:p>
          </table:table-cell>
          <table:table-cell office:value-type="string" table:style-name="ce16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16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16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16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16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16">
            <text:p>Countries/Year</text:p>
          </table:table-cell>
          <table:table-cell table:number-columns-repeated="16367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17">
            <text:p>Czechia_2015</text:p>
          </table:table-cell>
          <table:table-cell table:style-name="ce1"/>
          <table:table-cell office:value-type="float" office:value="18" table:style-name="ce7">
            <text:p>18</text:p>
          </table:table-cell>
          <table:table-cell office:value-type="string" table:style-name="ce17">
            <text:p>Germany_2015</text:p>
          </table:table-cell>
          <table:table-cell table:style-name="ce1"/>
          <table:table-cell office:value-type="float" office:value="25" table:style-name="ce7">
            <text:p>25</text:p>
          </table:table-cell>
          <table:table-cell office:value-type="string" table:style-name="ce17">
            <text:p>Belgium_2015</text:p>
          </table:table-cell>
          <table:table-cell table:style-name="ce1"/>
          <table:table-cell office:value-type="float" office:value="31" table:style-name="ce7">
            <text:p>31</text:p>
          </table:table-cell>
          <table:table-cell office:value-type="string" table:style-name="ce17">
            <text:p>Estonia_2015</text:p>
          </table:table-cell>
          <table:table-cell table:style-name="ce1"/>
          <table:table-cell office:value-type="float" office:value="42" table:style-name="ce7">
            <text:p>42</text:p>
          </table:table-cell>
          <table:table-cell office:value-type="string" table:style-name="ce17">
            <text:p>Bulgaria_2015</text:p>
          </table:table-cell>
          <table:table-cell table:style-name="ce1"/>
          <table:table-cell office:value-type="float" office:value="51" table:style-name="ce7">
            <text:p>51</text:p>
          </table:table-cell>
          <table:table-cell office:value-type="string" table:style-name="ce17">
            <text:p>Denmark_2015</text:p>
          </table:table-cell>
          <table:table-cell table:number-columns-repeated="1636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17">
            <text:p>Czechia_2019</text:p>
          </table:table-cell>
          <table:table-cell table:style-name="ce1"/>
          <table:table-cell office:value-type="float" office:value="19" table:style-name="ce7">
            <text:p>19</text:p>
          </table:table-cell>
          <table:table-cell office:value-type="string" table:style-name="ce17">
            <text:p>Germany_2019</text:p>
          </table:table-cell>
          <table:table-cell table:style-name="ce1"/>
          <table:table-cell office:value-type="float" office:value="26" table:style-name="ce7">
            <text:p>26</text:p>
          </table:table-cell>
          <table:table-cell office:value-type="string" table:style-name="ce17">
            <text:p>Belgium_2019</text:p>
          </table:table-cell>
          <table:table-cell table:style-name="ce1"/>
          <table:table-cell office:value-type="float" office:value="32" table:style-name="ce7">
            <text:p>32</text:p>
          </table:table-cell>
          <table:table-cell office:value-type="string" table:style-name="ce17">
            <text:p>Estonia_2019</text:p>
          </table:table-cell>
          <table:table-cell table:style-name="ce1"/>
          <table:table-cell office:value-type="float" office:value="43" table:style-name="ce7">
            <text:p>43</text:p>
          </table:table-cell>
          <table:table-cell office:value-type="string" table:style-name="ce17">
            <text:p>Bulgaria_2019</text:p>
          </table:table-cell>
          <table:table-cell table:style-name="ce1"/>
          <table:table-cell office:value-type="float" office:value="52" table:style-name="ce7">
            <text:p>52</text:p>
          </table:table-cell>
          <table:table-cell office:value-type="string" table:style-name="ce18">
            <text:p>Denmark_2019</text:p>
          </table:table-cell>
          <table:table-cell table:number-columns-repeated="16367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17">
            <text:p>Ireland_2015</text:p>
          </table:table-cell>
          <table:table-cell table:style-name="ce1"/>
          <table:table-cell office:value-type="float" office:value="20" table:style-name="ce7">
            <text:p>20</text:p>
          </table:table-cell>
          <table:table-cell office:value-type="string" table:style-name="ce17">
            <text:p>Luxembourg_2019</text:p>
          </table:table-cell>
          <table:table-cell table:style-name="ce1"/>
          <table:table-cell office:value-type="float" office:value="27" table:style-name="ce7">
            <text:p>27</text:p>
          </table:table-cell>
          <table:table-cell office:value-type="string" table:style-name="ce17">
            <text:p>France_2015</text:p>
          </table:table-cell>
          <table:table-cell table:style-name="ce1"/>
          <table:table-cell office:value-type="float" office:value="33" table:style-name="ce7">
            <text:p>33</text:p>
          </table:table-cell>
          <table:table-cell office:value-type="string" table:style-name="ce17">
            <text:p>Latvia_2015</text:p>
          </table:table-cell>
          <table:table-cell table:style-name="ce1"/>
          <table:table-cell office:value-type="float" office:value="44" table:style-name="ce7">
            <text:p>44</text:p>
          </table:table-cell>
          <table:table-cell office:value-type="string" table:style-name="ce17">
            <text:p>Spain_2015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17">
            <text:p>Ireland_2019</text:p>
          </table:table-cell>
          <table:table-cell table:style-name="ce1"/>
          <table:table-cell office:value-type="float" office:value="21" table:style-name="ce7">
            <text:p>21</text:p>
          </table:table-cell>
          <table:table-cell office:value-type="string" table:style-name="ce17">
            <text:p>Netherlands_2015</text:p>
          </table:table-cell>
          <table:table-cell table:style-name="ce1"/>
          <table:table-cell office:value-type="float" office:value="28" table:style-name="ce7">
            <text:p>28</text:p>
          </table:table-cell>
          <table:table-cell office:value-type="string" table:style-name="ce17">
            <text:p>France_2019</text:p>
          </table:table-cell>
          <table:table-cell table:style-name="ce1"/>
          <table:table-cell office:value-type="float" office:value="34" table:style-name="ce7">
            <text:p>34</text:p>
          </table:table-cell>
          <table:table-cell office:value-type="string" table:style-name="ce17">
            <text:p>Latvia_2019</text:p>
          </table:table-cell>
          <table:table-cell table:style-name="ce1"/>
          <table:table-cell office:value-type="float" office:value="45" table:style-name="ce7">
            <text:p>45</text:p>
          </table:table-cell>
          <table:table-cell office:value-type="string" table:style-name="ce17">
            <text:p>Spain_2019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7">
            <text:p>5</text:p>
          </table:table-cell>
          <table:table-cell office:value-type="string" table:style-name="ce17">
            <text:p>Croatia_2015</text:p>
          </table:table-cell>
          <table:table-cell table:style-name="ce1"/>
          <table:table-cell office:value-type="float" office:value="22" table:style-name="ce7">
            <text:p>22</text:p>
          </table:table-cell>
          <table:table-cell office:value-type="string" table:style-name="ce17">
            <text:p>Netherlands_2019</text:p>
          </table:table-cell>
          <table:table-cell table:style-name="ce1"/>
          <table:table-cell office:value-type="float" office:value="29" table:style-name="ce7">
            <text:p>29</text:p>
          </table:table-cell>
          <table:table-cell office:value-type="string" table:style-name="ce17">
            <text:p>Luxembourg_2015</text:p>
          </table:table-cell>
          <table:table-cell table:style-name="ce1"/>
          <table:table-cell office:value-type="float" office:value="35" table:style-name="ce7">
            <text:p>35</text:p>
          </table:table-cell>
          <table:table-cell office:value-type="string" table:style-name="ce17">
            <text:p>Lithuania_2015</text:p>
          </table:table-cell>
          <table:table-cell table:style-name="ce1"/>
          <table:table-cell office:value-type="float" office:value="46" table:style-name="ce7">
            <text:p>46</text:p>
          </table:table-cell>
          <table:table-cell office:value-type="string" table:style-name="ce17">
            <text:p>Italy_2015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7">
            <text:p>6</text:p>
          </table:table-cell>
          <table:table-cell office:value-type="string" table:style-name="ce17">
            <text:p>Croatia_2019</text:p>
          </table:table-cell>
          <table:table-cell table:style-name="ce1"/>
          <table:table-cell office:value-type="float" office:value="23" table:style-name="ce7">
            <text:p>23</text:p>
          </table:table-cell>
          <table:table-cell office:value-type="string" table:style-name="ce17">
            <text:p>Sweden_2015</text:p>
          </table:table-cell>
          <table:table-cell table:style-name="ce1"/>
          <table:table-cell office:value-type="float" office:value="30" table:style-name="ce7">
            <text:p>30</text:p>
          </table:table-cell>
          <table:table-cell office:value-type="string" table:style-name="ce18">
            <text:p>Hungary_2015</text:p>
          </table:table-cell>
          <table:table-cell table:style-name="ce1"/>
          <table:table-cell office:value-type="float" office:value="36" table:style-name="ce7">
            <text:p>36</text:p>
          </table:table-cell>
          <table:table-cell office:value-type="string" table:style-name="ce17">
            <text:p>Lithuania_2019</text:p>
          </table:table-cell>
          <table:table-cell table:style-name="ce1"/>
          <table:table-cell office:value-type="float" office:value="47" table:style-name="ce7">
            <text:p>47</text:p>
          </table:table-cell>
          <table:table-cell office:value-type="string" table:style-name="ce17">
            <text:p>Italy_2019</text:p>
          </table:table-cell>
          <table:table-cell table:number-columns-repeated="16370" table:style-name="ce1"/>
        </table:table-row>
        <table:table-row table:style-name="ro1">
          <table:table-cell office:value-type="float" office:value="7" table:style-name="ce7">
            <text:p>7</text:p>
          </table:table-cell>
          <table:table-cell office:value-type="string" table:style-name="ce17">
            <text:p>Cyprus_2015</text:p>
          </table:table-cell>
          <table:table-cell table:style-name="ce1"/>
          <table:table-cell office:value-type="float" office:value="24" table:style-name="ce7">
            <text:p>24</text:p>
          </table:table-cell>
          <table:table-cell office:value-type="string" table:style-name="ce18">
            <text:p>Sweden_2019</text:p>
          </table:table-cell>
          <table:table-cell table:number-columns-repeated="4" table:style-name="ce1"/>
          <table:table-cell office:value-type="float" office:value="37" table:style-name="ce7">
            <text:p>37</text:p>
          </table:table-cell>
          <table:table-cell office:value-type="string" table:style-name="ce17">
            <text:p>Malta_2015</text:p>
          </table:table-cell>
          <table:table-cell table:style-name="ce1"/>
          <table:table-cell office:value-type="float" office:value="48" table:style-name="ce7">
            <text:p>48</text:p>
          </table:table-cell>
          <table:table-cell office:value-type="string" table:style-name="ce17">
            <text:p>Portugal_2015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7">
            <text:p>8</text:p>
          </table:table-cell>
          <table:table-cell office:value-type="string" table:style-name="ce17">
            <text:p>Cyprus_2019</text:p>
          </table:table-cell>
          <table:table-cell table:number-columns-repeated="7" table:style-name="ce1"/>
          <table:table-cell office:value-type="float" office:value="38" table:style-name="ce7">
            <text:p>38</text:p>
          </table:table-cell>
          <table:table-cell office:value-type="string" table:style-name="ce17">
            <text:p>Malta_2019</text:p>
          </table:table-cell>
          <table:table-cell table:style-name="ce1"/>
          <table:table-cell office:value-type="float" office:value="49" table:style-name="ce7">
            <text:p>49</text:p>
          </table:table-cell>
          <table:table-cell office:value-type="string" table:style-name="ce17">
            <text:p>Romania_2015</text:p>
          </table:table-cell>
          <table:table-cell table:number-columns-repeated="16370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string" table:style-name="ce17">
            <text:p>Hungary_2019</text:p>
          </table:table-cell>
          <table:table-cell table:number-columns-repeated="7" table:style-name="ce1"/>
          <table:table-cell office:value-type="float" office:value="39" table:style-name="ce7">
            <text:p>39</text:p>
          </table:table-cell>
          <table:table-cell office:value-type="string" table:style-name="ce17">
            <text:p>Portugal_2019</text:p>
          </table:table-cell>
          <table:table-cell table:style-name="ce1"/>
          <table:table-cell office:value-type="float" office:value="50" table:style-name="ce7">
            <text:p>50</text:p>
          </table:table-cell>
          <table:table-cell office:value-type="string" table:style-name="ce18">
            <text:p>Romania_2019</text:p>
          </table:table-cell>
          <table:table-cell table:number-columns-repeated="16370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string" table:style-name="ce17">
            <text:p>Austria_2015</text:p>
          </table:table-cell>
          <table:table-cell table:number-columns-repeated="7" table:style-name="ce1"/>
          <table:table-cell office:value-type="float" office:value="40" table:style-name="ce7">
            <text:p>40</text:p>
          </table:table-cell>
          <table:table-cell office:value-type="string" table:style-name="ce17">
            <text:p>Finland_2015</text:p>
          </table:table-cell>
          <table:table-cell table:number-columns-repeated="16373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string" table:style-name="ce17">
            <text:p>Austria_2019</text:p>
          </table:table-cell>
          <table:table-cell table:number-columns-repeated="7" table:style-name="ce1"/>
          <table:table-cell office:value-type="float" office:value="41" table:style-name="ce7">
            <text:p>41</text:p>
          </table:table-cell>
          <table:table-cell office:value-type="string" table:style-name="ce18">
            <text:p>Finland_2019</text:p>
          </table:table-cell>
          <table:table-cell table:number-columns-repeated="16373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string" table:style-name="ce17">
            <text:p>Poland_2015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string" table:style-name="ce17">
            <text:p>Poland_2019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7">
            <text:p>14</text:p>
          </table:table-cell>
          <table:table-cell office:value-type="string" table:style-name="ce17">
            <text:p>Slovenia_2015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string" table:style-name="ce17">
            <text:p>Slovenia_2019</text:p>
          </table:table-cell>
          <table:table-cell table:number-columns-repeated="16382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17">
            <text:p>Slovakia_2015</text:p>
          </table:table-cell>
          <table:table-cell table:number-columns-repeated="16382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18">
            <text:p>Slovakia_2019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ClusterMeans_Var" table:style-name="ta2">
        <table:table-column table:style-name="co7" table:number-columns-repeated="16384" table:default-cell-style-name="ce1"/>
        <table:table-row table:style-name="ro1">
          <table:table-cell office:value-type="string" table:style-name="ce19">
            <text:p>The MEANS Procedu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1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17" table:style-name="ce5">
            <text:p>17</text:p>
          </table:table-cell>
          <table:table-cell office:value-type="float" office:value="-6.5718700000000005E-2" table:style-name="ce20">
            <text:p>-0.0657187</text:p>
          </table:table-cell>
          <table:table-cell office:value-type="float" office:value="-6.2051000000000002E-2" table:style-name="ce20">
            <text:p>-0.062051</text:p>
          </table:table-cell>
          <table:table-cell office:value-type="float" office:value="1.5887499999999999E-2" table:style-name="ce5">
            <text:p>0.0158875</text:p>
          </table:table-cell>
          <table:table-cell office:value-type="float" office:value="-1.0129006" table:style-name="ce20">
            <text:p>-1.0129006</text:p>
          </table:table-cell>
          <table:table-cell office:value-type="float" office:value="2.0422882000000002" table:style-name="ce5">
            <text:p>2.0422882</text:p>
          </table:table-cell>
          <table:table-cell office:value-type="float" office:value="0.76408600000000004" table:style-name="ce5">
            <text:p>0.764086</text:p>
          </table:table-cell>
          <table:table-cell office:value-type="float" office:value="0.58382750000000005" table:style-name="ce5">
            <text:p>0.5838275</text:p>
          </table:table-cell>
          <table:table-cell office:value-type="float" office:value="-0.8570236" table:style-name="ce20">
            <text:p>-0.8570236</text:p>
          </table:table-cell>
          <table:table-cell office:value-type="float" office:value="0.74850930000000004" table:style-name="ce5">
            <text:p>0.748509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17" table:style-name="ce5">
            <text:p>17</text:p>
          </table:table-cell>
          <table:table-cell office:value-type="float" office:value="0.85133999999999999" table:style-name="ce5">
            <text:p>0.85134</text:p>
          </table:table-cell>
          <table:table-cell office:value-type="float" office:value="0.90748490000000004" table:style-name="ce5">
            <text:p>0.9074849</text:p>
          </table:table-cell>
          <table:table-cell office:value-type="string" table:style-name="ce5">
            <text:p>.</text:p>
          </table:table-cell>
          <table:table-cell office:value-type="float" office:value="-0.22719210000000001" table:style-name="ce20">
            <text:p>-0.2271921</text:p>
          </table:table-cell>
          <table:table-cell office:value-type="float" office:value="2.5761275000000001" table:style-name="ce5">
            <text:p>2.5761275</text:p>
          </table:table-cell>
          <table:table-cell office:value-type="float" office:value="0.76781520000000003" table:style-name="ce5">
            <text:p>0.7678152</text:p>
          </table:table-cell>
          <table:table-cell office:value-type="float" office:value="0.58954019999999996" table:style-name="ce5">
            <text:p>0.5895402</text:p>
          </table:table-cell>
          <table:table-cell office:value-type="float" office:value="-6.0327800000000001E-2" table:style-name="ce20">
            <text:p>-0.0603278</text:p>
          </table:table-cell>
          <table:table-cell office:value-type="float" office:value="2.1222566999999999" table:style-name="ce5">
            <text:p>2.1222567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17" table:style-name="ce5">
            <text:p>17</text:p>
          </table:table-cell>
          <table:table-cell office:value-type="float" office:value="0.51995519999999995" table:style-name="ce5">
            <text:p>0.5199552</text:p>
          </table:table-cell>
          <table:table-cell office:value-type="float" office:value="0.34438590000000002" table:style-name="ce5">
            <text:p>0.3443859</text:p>
          </table:table-cell>
          <table:table-cell office:value-type="float" office:value="1.3995751000000001" table:style-name="ce5">
            <text:p>1.3995751</text:p>
          </table:table-cell>
          <table:table-cell office:value-type="float" office:value="-0.25857930000000001" table:style-name="ce20">
            <text:p>-0.2585793</text:p>
          </table:table-cell>
          <table:table-cell office:value-type="float" office:value="1.6709094" table:style-name="ce5">
            <text:p>1.6709094</text:p>
          </table:table-cell>
          <table:table-cell office:value-type="float" office:value="0.62655050000000001" table:style-name="ce5">
            <text:p>0.6265505</text:p>
          </table:table-cell>
          <table:table-cell office:value-type="float" office:value="0.39256560000000001" table:style-name="ce5">
            <text:p>0.3925656</text:p>
          </table:table-cell>
          <table:table-cell office:value-type="float" office:value="-0.2284311" table:style-name="ce20">
            <text:p>-0.2284311</text:p>
          </table:table-cell>
          <table:table-cell office:value-type="float" office:value="1.5503164" table:style-name="ce5">
            <text:p>1.550316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17" table:style-name="ce5">
            <text:p>17</text:p>
          </table:table-cell>
          <table:table-cell office:value-type="float" office:value="-0.5701427" table:style-name="ce20">
            <text:p>-0.5701427</text:p>
          </table:table-cell>
          <table:table-cell office:value-type="float" office:value="-0.66452460000000002" table:style-name="ce20">
            <text:p>-0.6645246</text:p>
          </table:table-cell>
          <table:table-cell office:value-type="string" table:style-name="ce5">
            <text:p>.</text:p>
          </table:table-cell>
          <table:table-cell office:value-type="float" office:value="-1.9559449" table:style-name="ce20">
            <text:p>-1.9559449</text:p>
          </table:table-cell>
          <table:table-cell office:value-type="float" office:value="1.5400212" table:style-name="ce5">
            <text:p>1.5400212</text:p>
          </table:table-cell>
          <table:table-cell office:value-type="float" office:value="0.92553289999999999" table:style-name="ce5">
            <text:p>0.9255329</text:p>
          </table:table-cell>
          <table:table-cell office:value-type="float" office:value="0.85661120000000002" table:style-name="ce5">
            <text:p>0.8566112</text:p>
          </table:table-cell>
          <table:table-cell office:value-type="float" office:value="-1.5515607" table:style-name="ce20">
            <text:p>-1.5515607</text:p>
          </table:table-cell>
          <table:table-cell office:value-type="float" office:value="1.3052176" table:style-name="ce5">
            <text:p>1.3052176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17" table:style-name="ce5">
            <text:p>17</text:p>
          </table:table-cell>
          <table:table-cell office:value-type="float" office:value="-0.49599759999999998" table:style-name="ce20">
            <text:p>-0.4959976</text:p>
          </table:table-cell>
          <table:table-cell office:value-type="float" office:value="-0.5561431" table:style-name="ce20">
            <text:p>-0.5561431</text:p>
          </table:table-cell>
          <table:table-cell office:value-type="float" office:value="-0.77721870000000004" table:style-name="ce20">
            <text:p>-0.7772187</text:p>
          </table:table-cell>
          <table:table-cell office:value-type="float" office:value="-0.99829420000000002" table:style-name="ce20">
            <text:p>-0.9982942</text:p>
          </table:table-cell>
          <table:table-cell office:value-type="float" office:value="0.1209007" table:style-name="ce5">
            <text:p>0.1209007</text:p>
          </table:table-cell>
          <table:table-cell office:value-type="float" office:value="0.3388369" table:style-name="ce5">
            <text:p>0.3388369</text:p>
          </table:table-cell>
          <table:table-cell office:value-type="float" office:value="0.1148105" table:style-name="ce5">
            <text:p>0.1148105</text:p>
          </table:table-cell>
          <table:table-cell office:value-type="float" office:value="-0.90157370000000003" table:style-name="ce20">
            <text:p>-0.9015737</text:p>
          </table:table-cell>
          <table:table-cell office:value-type="float" office:value="6.5631800000000004E-2" table:style-name="ce5">
            <text:p>0.0656318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17" table:style-name="ce5">
            <text:p>17</text:p>
          </table:table-cell>
          <table:table-cell office:value-type="float" office:value="-0.95748169999999999" table:style-name="ce20">
            <text:p>-0.9574817</text:p>
          </table:table-cell>
          <table:table-cell office:value-type="float" office:value="-0.94383790000000001" table:style-name="ce20">
            <text:p>-0.9438379</text:p>
          </table:table-cell>
          <table:table-cell office:value-type="float" office:value="-0.94383790000000001" table:style-name="ce20">
            <text:p>-0.9438379</text:p>
          </table:table-cell>
          <table:table-cell office:value-type="float" office:value="-1.747914" table:style-name="ce20">
            <text:p>-1.747914</text:p>
          </table:table-cell>
          <table:table-cell office:value-type="float" office:value="-0.10883569999999999" table:style-name="ce20">
            <text:p>-0.1088357</text:p>
          </table:table-cell>
          <table:table-cell office:value-type="float" office:value="0.39167829999999998" table:style-name="ce5">
            <text:p>0.3916783</text:p>
          </table:table-cell>
          <table:table-cell office:value-type="float" office:value="0.15341189999999999" table:style-name="ce5">
            <text:p>0.1534119</text:p>
          </table:table-cell>
          <table:table-cell office:value-type="float" office:value="-1.6242099000000001" table:style-name="ce20">
            <text:p>-1.6242099</text:p>
          </table:table-cell>
          <table:table-cell office:value-type="float" office:value="-0.46448479999999998" table:style-name="ce20">
            <text:p>-0.464484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17" table:style-name="ce5">
            <text:p>17</text:p>
          </table:table-cell>
          <table:table-cell office:value-type="float" office:value="9.9109000000000003E-3" table:style-name="ce5">
            <text:p>0.0099109</text:p>
          </table:table-cell>
          <table:table-cell office:value-type="float" office:value="-2.7146099999999999E-2" table:style-name="ce20">
            <text:p>-0.0271461</text:p>
          </table:table-cell>
          <table:table-cell office:value-type="float" office:value="-0.58711959999999996" table:style-name="ce20">
            <text:p>-0.5871196</text:p>
          </table:table-cell>
          <table:table-cell office:value-type="float" office:value="-1.7303986" table:style-name="ce20">
            <text:p>-1.7303986</text:p>
          </table:table-cell>
          <table:table-cell office:value-type="float" office:value="1.3144568999999999" table:style-name="ce5">
            <text:p>1.3144569</text:p>
          </table:table-cell>
          <table:table-cell office:value-type="float" office:value="0.78441309999999997" table:style-name="ce5">
            <text:p>0.7844131</text:p>
          </table:table-cell>
          <table:table-cell office:value-type="float" office:value="0.61530390000000001" table:style-name="ce5">
            <text:p>0.6153039</text:p>
          </table:table-cell>
          <table:table-cell office:value-type="float" office:value="-0.84377409999999997" table:style-name="ce20">
            <text:p>-0.8437741</text:p>
          </table:table-cell>
          <table:table-cell office:value-type="float" office:value="1.0578023999999999" table:style-name="ce5">
            <text:p>1.057802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17" table:style-name="ce5">
            <text:p>17</text:p>
          </table:table-cell>
          <table:table-cell office:value-type="float" office:value="-0.69577679999999997" table:style-name="ce20">
            <text:p>-0.6957768</text:p>
          </table:table-cell>
          <table:table-cell office:value-type="float" office:value="-0.67120519999999995" table:style-name="ce20">
            <text:p>-0.6712052</text:p>
          </table:table-cell>
          <table:table-cell office:value-type="float" office:value="-1.5066413999999999" table:style-name="ce20">
            <text:p>-1.5066414</text:p>
          </table:table-cell>
          <table:table-cell office:value-type="float" office:value="-1.8315333" table:style-name="ce20">
            <text:p>-1.8315333</text:p>
          </table:table-cell>
          <table:table-cell office:value-type="float" office:value="1.1389066999999999" table:style-name="ce5">
            <text:p>1.1389067</text:p>
          </table:table-cell>
          <table:table-cell office:value-type="float" office:value="0.73917869999999997" table:style-name="ce5">
            <text:p>0.7391787</text:p>
          </table:table-cell>
          <table:table-cell office:value-type="float" office:value="0.54638509999999996" table:style-name="ce5">
            <text:p>0.5463851</text:p>
          </table:table-cell>
          <table:table-cell office:value-type="float" office:value="-1.5066413999999999" table:style-name="ce20">
            <text:p>-1.5066414</text:p>
          </table:table-cell>
          <table:table-cell office:value-type="float" office:value="0.48912290000000003" table:style-name="ce5">
            <text:p>0.489122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2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7" table:style-name="ce5">
            <text:p>7</text:p>
          </table:table-cell>
          <table:table-cell office:value-type="float" office:value="-0.84143590000000001" table:style-name="ce20">
            <text:p>-0.8414359</text:p>
          </table:table-cell>
          <table:table-cell office:value-type="float" office:value="-0.90378670000000005" table:style-name="ce20">
            <text:p>-0.9037867</text:p>
          </table:table-cell>
          <table:table-cell office:value-type="float" office:value="-0.91937440000000004" table:style-name="ce20">
            <text:p>-0.9193744</text:p>
          </table:table-cell>
          <table:table-cell office:value-type="float" office:value="-1.0129006" table:style-name="ce20">
            <text:p>-1.0129006</text:p>
          </table:table-cell>
          <table:table-cell office:value-type="float" office:value="-0.48291889999999998" table:style-name="ce20">
            <text:p>-0.4829189</text:p>
          </table:table-cell>
          <table:table-cell office:value-type="float" office:value="0.17427580000000001" table:style-name="ce5">
            <text:p>0.1742758</text:p>
          </table:table-cell>
          <table:table-cell office:value-type="float" office:value="3.0372E-2" table:style-name="ce5">
            <text:p>0.030372</text:p>
          </table:table-cell>
          <table:table-cell office:value-type="float" office:value="-1.0129006" table:style-name="ce20">
            <text:p>-1.0129006</text:p>
          </table:table-cell>
          <table:table-cell office:value-type="float" office:value="-0.48291889999999998" table:style-name="ce20">
            <text:p>-0.4829189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7" table:style-name="ce5">
            <text:p>7</text:p>
          </table:table-cell>
          <table:table-cell office:value-type="float" office:value="-0.31777559999999999" table:style-name="ce20">
            <text:p>-0.3177756</text:p>
          </table:table-cell>
          <table:table-cell office:value-type="float" office:value="-0.3139615" table:style-name="ce20">
            <text:p>-0.3139615</text:p>
          </table:table-cell>
          <table:table-cell office:value-type="string" table:style-name="ce5">
            <text:p>.</text:p>
          </table:table-cell>
          <table:table-cell office:value-type="float" office:value="-0.75448320000000002" table:style-name="ce20">
            <text:p>-0.7544832</text:p>
          </table:table-cell>
          <table:table-cell office:value-type="float" office:value="0.22667870000000001" table:style-name="ce5">
            <text:p>0.2266787</text:p>
          </table:table-cell>
          <table:table-cell office:value-type="float" office:value="0.3501841" table:style-name="ce5">
            <text:p>0.3501841</text:p>
          </table:table-cell>
          <table:table-cell office:value-type="float" office:value="0.1226289" table:style-name="ce5">
            <text:p>0.1226289</text:p>
          </table:table-cell>
          <table:table-cell office:value-type="float" office:value="-0.75448320000000002" table:style-name="ce20">
            <text:p>-0.7544832</text:p>
          </table:table-cell>
          <table:table-cell office:value-type="float" office:value="0.22667870000000001" table:style-name="ce5">
            <text:p>0.2266787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7" table:style-name="ce5">
            <text:p>7</text:p>
          </table:table-cell>
          <table:table-cell office:value-type="float" office:value="-1.3482236000000001" table:style-name="ce20">
            <text:p>-1.3482236</text:p>
          </table:table-cell>
          <table:table-cell office:value-type="float" office:value="-0.7710998" table:style-name="ce20">
            <text:p>-0.7710998</text:p>
          </table:table-cell>
          <table:table-cell office:value-type="float" office:value="-0.7710998" table:style-name="ce20">
            <text:p>-0.7710998</text:p>
          </table:table-cell>
          <table:table-cell office:value-type="float" office:value="-2.5498471999999999" table:style-name="ce20">
            <text:p>-2.5498472</text:p>
          </table:table-cell>
          <table:table-cell office:value-type="float" office:value="-0.74095149999999999" table:style-name="ce20">
            <text:p>-0.7409515</text:p>
          </table:table-cell>
          <table:table-cell office:value-type="float" office:value="0.75999709999999998" table:style-name="ce5">
            <text:p>0.7599971</text:p>
          </table:table-cell>
          <table:table-cell office:value-type="float" office:value="0.57759550000000004" table:style-name="ce5">
            <text:p>0.5775955</text:p>
          </table:table-cell>
          <table:table-cell office:value-type="float" office:value="-2.5498471999999999" table:style-name="ce20">
            <text:p>-2.5498472</text:p>
          </table:table-cell>
          <table:table-cell office:value-type="float" office:value="-0.74095149999999999" table:style-name="ce20">
            <text:p>-0.740951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7" table:style-name="ce5">
            <text:p>7</text:p>
          </table:table-cell>
          <table:table-cell office:value-type="float" office:value="0.3250053" table:style-name="ce5">
            <text:p>0.3250053</text:p>
          </table:table-cell>
          <table:table-cell office:value-type="float" office:value="0.37904739999999998" table:style-name="ce5">
            <text:p>0.3790474</text:p>
          </table:table-cell>
          <table:table-cell office:value-type="string" table:style-name="ce5">
            <text:p>.</text:p>
          </table:table-cell>
          <table:table-cell office:value-type="float" office:value="7.5257600000000003E-4" table:style-name="ce5">
            <text:p>0.000752576</text:p>
          </table:table-cell>
          <table:table-cell office:value-type="float" office:value="0.56167250000000002" table:style-name="ce5">
            <text:p>0.5616725</text:p>
          </table:table-cell>
          <table:table-cell office:value-type="float" office:value="0.2210454" table:style-name="ce5">
            <text:p>0.2210454</text:p>
          </table:table-cell>
          <table:table-cell office:value-type="float" office:value="4.8861099999999998E-2" table:style-name="ce5">
            <text:p>0.0488611</text:p>
          </table:table-cell>
          <table:table-cell office:value-type="float" office:value="7.5257600000000003E-4" table:style-name="ce5">
            <text:p>0.000752576</text:p>
          </table:table-cell>
          <table:table-cell office:value-type="float" office:value="0.56167250000000002" table:style-name="ce5">
            <text:p>0.561672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7" table:style-name="ce5">
            <text:p>7</text:p>
          </table:table-cell>
          <table:table-cell office:value-type="float" office:value="0.99335949999999995" table:style-name="ce5">
            <text:p>0.9933595</text:p>
          </table:table-cell>
          <table:table-cell office:value-type="float" office:value="0.82557899999999995" table:style-name="ce5">
            <text:p>0.825579</text:p>
          </table:table-cell>
          <table:table-cell office:value-type="string" table:style-name="ce5">
            <text:p>.</text:p>
          </table:table-cell>
          <table:table-cell office:value-type="float" office:value="0.1070835" table:style-name="ce5">
            <text:p>0.1070835</text:p>
          </table:table-cell>
          <table:table-cell office:value-type="float" office:value="1.8480532999999999" table:style-name="ce5">
            <text:p>1.8480533</text:p>
          </table:table-cell>
          <table:table-cell office:value-type="float" office:value="0.59635510000000003" table:style-name="ce5">
            <text:p>0.5963551</text:p>
          </table:table-cell>
          <table:table-cell office:value-type="float" office:value="0.35563939999999999" table:style-name="ce5">
            <text:p>0.3556394</text:p>
          </table:table-cell>
          <table:table-cell office:value-type="float" office:value="0.1070835" table:style-name="ce5">
            <text:p>0.1070835</text:p>
          </table:table-cell>
          <table:table-cell office:value-type="float" office:value="1.8480532999999999" table:style-name="ce5">
            <text:p>1.8480533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7" table:style-name="ce5">
            <text:p>7</text:p>
          </table:table-cell>
          <table:table-cell office:value-type="float" office:value="0.21367829999999999" table:style-name="ce5">
            <text:p>0.2136783</text:p>
          </table:table-cell>
          <table:table-cell office:value-type="float" office:value="0.37051729999999999" table:style-name="ce5">
            <text:p>0.3705173</text:p>
          </table:table-cell>
          <table:table-cell office:value-type="string" table:style-name="ce5">
            <text:p>.</text:p>
          </table:table-cell>
          <table:table-cell office:value-type="float" office:value="-0.32531779999999999" table:style-name="ce20">
            <text:p>-0.3253178</text:p>
          </table:table-cell>
          <table:table-cell office:value-type="float" office:value="0.55607329999999999" table:style-name="ce5">
            <text:p>0.5560733</text:p>
          </table:table-cell>
          <table:table-cell office:value-type="float" office:value="0.3483386" table:style-name="ce5">
            <text:p>0.3483386</text:p>
          </table:table-cell>
          <table:table-cell office:value-type="float" office:value="0.1213398" table:style-name="ce5">
            <text:p>0.1213398</text:p>
          </table:table-cell>
          <table:table-cell office:value-type="float" office:value="-0.32531779999999999" table:style-name="ce20">
            <text:p>-0.3253178</text:p>
          </table:table-cell>
          <table:table-cell office:value-type="float" office:value="0.55607329999999999" table:style-name="ce5">
            <text:p>0.5560733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7" table:style-name="ce5">
            <text:p>7</text:p>
          </table:table-cell>
          <table:table-cell office:value-type="float" office:value="0.94114120000000001" table:style-name="ce5">
            <text:p>0.9411412</text:p>
          </table:table-cell>
          <table:table-cell office:value-type="float" office:value="0.82448010000000005" table:style-name="ce5">
            <text:p>0.8244801</text:p>
          </table:table-cell>
          <table:table-cell office:value-type="string" table:style-name="ce5">
            <text:p>.</text:p>
          </table:table-cell>
          <table:table-cell office:value-type="float" office:value="0.2295083" table:style-name="ce5">
            <text:p>0.2295083</text:p>
          </table:table-cell>
          <table:table-cell office:value-type="float" office:value="1.641108" table:style-name="ce5">
            <text:p>1.641108</text:p>
          </table:table-cell>
          <table:table-cell office:value-type="float" office:value="0.47536129999999999" table:style-name="ce5">
            <text:p>0.4753613</text:p>
          </table:table-cell>
          <table:table-cell office:value-type="float" office:value="0.22596840000000001" table:style-name="ce5">
            <text:p>0.2259684</text:p>
          </table:table-cell>
          <table:table-cell office:value-type="float" office:value="0.2295083" table:style-name="ce5">
            <text:p>0.2295083</text:p>
          </table:table-cell>
          <table:table-cell office:value-type="float" office:value="1.641108" table:style-name="ce5">
            <text:p>1.641108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7" table:style-name="ce5">
            <text:p>7</text:p>
          </table:table-cell>
          <table:table-cell office:value-type="float" office:value="1.1521675" table:style-name="ce5">
            <text:p>1.1521675</text:p>
          </table:table-cell>
          <table:table-cell office:value-type="float" office:value="1.0924935" table:style-name="ce5">
            <text:p>1.0924935</text:p>
          </table:table-cell>
          <table:table-cell office:value-type="string" table:style-name="ce5">
            <text:p>.</text:p>
          </table:table-cell>
          <table:table-cell office:value-type="float" office:value="0.62836230000000004" table:style-name="ce5">
            <text:p>0.6283623</text:p>
          </table:table-cell>
          <table:table-cell office:value-type="float" office:value="1.8815166000000001" table:style-name="ce5">
            <text:p>1.8815166</text:p>
          </table:table-cell>
          <table:table-cell office:value-type="float" office:value="0.40790270000000001" table:style-name="ce5">
            <text:p>0.4079027</text:p>
          </table:table-cell>
          <table:table-cell office:value-type="float" office:value="0.16638459999999999" table:style-name="ce5">
            <text:p>0.1663846</text:p>
          </table:table-cell>
          <table:table-cell office:value-type="float" office:value="0.62836230000000004" table:style-name="ce5">
            <text:p>0.6283623</text:p>
          </table:table-cell>
          <table:table-cell office:value-type="float" office:value="1.8815166000000001" table:style-name="ce5">
            <text:p>1.881516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3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6" table:style-name="ce5">
            <text:p>6</text:p>
          </table:table-cell>
          <table:table-cell office:value-type="float" office:value="-7.5040800000000005E-2" table:style-name="ce20">
            <text:p>-0.0750408</text:p>
          </table:table-cell>
          <table:table-cell office:value-type="float" office:value="-0.5140943" table:style-name="ce20">
            <text:p>-0.5140943</text:p>
          </table:table-cell>
          <table:table-cell office:value-type="float" office:value="-0.5140943" table:style-name="ce20">
            <text:p>-0.5140943</text:p>
          </table:table-cell>
          <table:table-cell office:value-type="float" office:value="-0.77908520000000003" table:style-name="ce20">
            <text:p>-0.7790852</text:p>
          </table:table-cell>
          <table:table-cell office:value-type="float" office:value="2.0111127999999998" table:style-name="ce5">
            <text:p>2.0111128</text:p>
          </table:table-cell>
          <table:table-cell office:value-type="float" office:value="1.0459063" table:style-name="ce5">
            <text:p>1.0459063</text:p>
          </table:table-cell>
          <table:table-cell office:value-type="float" office:value="1.09392" table:style-name="ce5">
            <text:p>1.09392</text:p>
          </table:table-cell>
          <table:table-cell office:value-type="float" office:value="-0.77908520000000003" table:style-name="ce20">
            <text:p>-0.7790852</text:p>
          </table:table-cell>
          <table:table-cell office:value-type="float" office:value="2.0111127999999998" table:style-name="ce5">
            <text:p>2.0111128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6" table:style-name="ce5">
            <text:p>6</text:p>
          </table:table-cell>
          <table:table-cell office:value-type="float" office:value="0.26783849999999998" table:style-name="ce5">
            <text:p>0.2678385</text:p>
          </table:table-cell>
          <table:table-cell office:value-type="float" office:value="0.2734007" table:style-name="ce5">
            <text:p>0.2734007</text:p>
          </table:table-cell>
          <table:table-cell office:value-type="string" table:style-name="ce5">
            <text:p>.</text:p>
          </table:table-cell>
          <table:table-cell office:value-type="float" office:value="-0.1137244" table:style-name="ce20">
            <text:p>-0.1137244</text:p>
          </table:table-cell>
          <table:table-cell office:value-type="float" office:value="0.63382749999999999" table:style-name="ce5">
            <text:p>0.6338275</text:p>
          </table:table-cell>
          <table:table-cell office:value-type="float" office:value="0.30736140000000001" table:style-name="ce5">
            <text:p>0.3073614</text:p>
          </table:table-cell>
          <table:table-cell office:value-type="float" office:value="9.4470999999999999E-2" table:style-name="ce5">
            <text:p>0.094471</text:p>
          </table:table-cell>
          <table:table-cell office:value-type="float" office:value="-0.1137244" table:style-name="ce20">
            <text:p>-0.1137244</text:p>
          </table:table-cell>
          <table:table-cell office:value-type="float" office:value="0.63382749999999999" table:style-name="ce5">
            <text:p>0.633827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6" table:style-name="ce5">
            <text:p>6</text:p>
          </table:table-cell>
          <table:table-cell office:value-type="float" office:value="-0.46459240000000002" table:style-name="ce20">
            <text:p>-0.4645924</text:p>
          </table:table-cell>
          <table:table-cell office:value-type="float" office:value="-0.54498780000000002" table:style-name="ce20">
            <text:p>-0.5449878</text:p>
          </table:table-cell>
          <table:table-cell office:value-type="string" table:style-name="ce5">
            <text:p>.</text:p>
          </table:table-cell>
          <table:table-cell office:value-type="float" office:value="-0.95198930000000004" table:style-name="ce20">
            <text:p>-0.9519893</text:p>
          </table:table-cell>
          <table:table-cell office:value-type="float" office:value="0.37453419999999998" table:style-name="ce5">
            <text:p>0.3745342</text:p>
          </table:table-cell>
          <table:table-cell office:value-type="float" office:value="0.47836719999999999" table:style-name="ce5">
            <text:p>0.4783672</text:p>
          </table:table-cell>
          <table:table-cell office:value-type="float" office:value="0.22883519999999999" table:style-name="ce5">
            <text:p>0.2288352</text:p>
          </table:table-cell>
          <table:table-cell office:value-type="float" office:value="-0.95198930000000004" table:style-name="ce20">
            <text:p>-0.9519893</text:p>
          </table:table-cell>
          <table:table-cell office:value-type="float" office:value="0.37453419999999998" table:style-name="ce5">
            <text:p>0.3745342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6" table:style-name="ce5">
            <text:p>6</text:p>
          </table:table-cell>
          <table:table-cell office:value-type="float" office:value="-0.29275200000000001" table:style-name="ce20">
            <text:p>-0.292752</text:p>
          </table:table-cell>
          <table:table-cell office:value-type="float" office:value="-0.4362432" table:style-name="ce20">
            <text:p>-0.4362432</text:p>
          </table:table-cell>
          <table:table-cell office:value-type="string" table:style-name="ce5">
            <text:p>.</text:p>
          </table:table-cell>
          <table:table-cell office:value-type="float" office:value="-0.71670319999999998" table:style-name="ce20">
            <text:p>-0.7167032</text:p>
          </table:table-cell>
          <table:table-cell office:value-type="float" office:value="0.67907439999999997" table:style-name="ce5">
            <text:p>0.6790744</text:p>
          </table:table-cell>
          <table:table-cell office:value-type="float" office:value="0.49780340000000001" table:style-name="ce5">
            <text:p>0.4978034</text:p>
          </table:table-cell>
          <table:table-cell office:value-type="float" office:value="0.24780820000000001" table:style-name="ce5">
            <text:p>0.2478082</text:p>
          </table:table-cell>
          <table:table-cell office:value-type="float" office:value="-0.71670319999999998" table:style-name="ce20">
            <text:p>-0.7167032</text:p>
          </table:table-cell>
          <table:table-cell office:value-type="float" office:value="0.67907439999999997" table:style-name="ce5">
            <text:p>0.679074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6" table:style-name="ce5">
            <text:p>6</text:p>
          </table:table-cell>
          <table:table-cell office:value-type="float" office:value="-0.14392940000000001" table:style-name="ce20">
            <text:p>-0.1439294</text:p>
          </table:table-cell>
          <table:table-cell office:value-type="float" office:value="-9.3266199999999994E-2" table:style-name="ce20">
            <text:p>-0.0932662</text:p>
          </table:table-cell>
          <table:table-cell office:value-type="string" table:style-name="ce5">
            <text:p>.</text:p>
          </table:table-cell>
          <table:table-cell office:value-type="float" office:value="-0.65286370000000005" table:style-name="ce20">
            <text:p>-0.6528637</text:p>
          </table:table-cell>
          <table:table-cell office:value-type="float" office:value="0.23143849999999999" table:style-name="ce5">
            <text:p>0.2314385</text:p>
          </table:table-cell>
          <table:table-cell office:value-type="float" office:value="0.30214150000000001" table:style-name="ce5">
            <text:p>0.3021415</text:p>
          </table:table-cell>
          <table:table-cell office:value-type="float" office:value="9.1289499999999996E-2" table:style-name="ce5">
            <text:p>0.0912895</text:p>
          </table:table-cell>
          <table:table-cell office:value-type="float" office:value="-0.65286370000000005" table:style-name="ce20">
            <text:p>-0.6528637</text:p>
          </table:table-cell>
          <table:table-cell office:value-type="float" office:value="0.23143849999999999" table:style-name="ce5">
            <text:p>0.2314385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6" table:style-name="ce5">
            <text:p>6</text:p>
          </table:table-cell>
          <table:table-cell office:value-type="float" office:value="0.24939049999999999" table:style-name="ce5">
            <text:p>0.2493905</text:p>
          </table:table-cell>
          <table:table-cell office:value-type="float" office:value="0.1231093" table:style-name="ce5">
            <text:p>0.1231093</text:p>
          </table:table-cell>
          <table:table-cell office:value-type="string" table:style-name="ce5">
            <text:p>.</text:p>
          </table:table-cell>
          <table:table-cell office:value-type="float" office:value="-0.34078079999999999" table:style-name="ce20">
            <text:p>-0.3407808</text:p>
          </table:table-cell>
          <table:table-cell office:value-type="float" office:value="1.4683904999999999" table:style-name="ce5">
            <text:p>1.4683905</text:p>
          </table:table-cell>
          <table:table-cell office:value-type="float" office:value="0.64541440000000005" table:style-name="ce5">
            <text:p>0.6454144</text:p>
          </table:table-cell>
          <table:table-cell office:value-type="float" office:value="0.41655979999999998" table:style-name="ce5">
            <text:p>0.4165598</text:p>
          </table:table-cell>
          <table:table-cell office:value-type="float" office:value="-0.34078079999999999" table:style-name="ce20">
            <text:p>-0.3407808</text:p>
          </table:table-cell>
          <table:table-cell office:value-type="float" office:value="1.4683904999999999" table:style-name="ce5">
            <text:p>1.4683905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6" table:style-name="ce5">
            <text:p>6</text:p>
          </table:table-cell>
          <table:table-cell office:value-type="float" office:value="-0.4043505" table:style-name="ce20">
            <text:p>-0.4043505</text:p>
          </table:table-cell>
          <table:table-cell office:value-type="float" office:value="-0.40046179999999998" table:style-name="ce20">
            <text:p>-0.4004618</text:p>
          </table:table-cell>
          <table:table-cell office:value-type="float" office:value="-0.40046179999999998" table:style-name="ce20">
            <text:p>-0.4004618</text:p>
          </table:table-cell>
          <table:table-cell office:value-type="float" office:value="-0.78544349999999996" table:style-name="ce20">
            <text:p>-0.7854435</text:p>
          </table:table-cell>
          <table:table-cell office:value-type="float" office:value="-5.04784E-2" table:style-name="ce20">
            <text:p>-0.0504784</text:p>
          </table:table-cell>
          <table:table-cell office:value-type="float" office:value="0.2946396" table:style-name="ce5">
            <text:p>0.2946396</text:p>
          </table:table-cell>
          <table:table-cell office:value-type="float" office:value="8.6812500000000001E-2" table:style-name="ce5">
            <text:p>0.0868125</text:p>
          </table:table-cell>
          <table:table-cell office:value-type="float" office:value="-0.78544349999999996" table:style-name="ce20">
            <text:p>-0.7854435</text:p>
          </table:table-cell>
          <table:table-cell office:value-type="float" office:value="-5.04784E-2" table:style-name="ce20">
            <text:p>-0.050478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6" table:style-name="ce5">
            <text:p>6</text:p>
          </table:table-cell>
          <table:table-cell office:value-type="float" office:value="1.0460803999999999" table:style-name="ce5">
            <text:p>1.0460804</text:p>
          </table:table-cell>
          <table:table-cell office:value-type="float" office:value="0.88363449999999999" table:style-name="ce5">
            <text:p>0.8836345</text:p>
          </table:table-cell>
          <table:table-cell office:value-type="string" table:style-name="ce5">
            <text:p>.</text:p>
          </table:table-cell>
          <table:table-cell office:value-type="float" office:value="0.25705729999999999" table:style-name="ce5">
            <text:p>0.2570573</text:p>
          </table:table-cell>
          <table:table-cell office:value-type="float" office:value="2.020756" table:style-name="ce5">
            <text:p>2.020756</text:p>
          </table:table-cell>
          <table:table-cell office:value-type="float" office:value="0.71301190000000003" table:style-name="ce5">
            <text:p>0.7130119</text:p>
          </table:table-cell>
          <table:table-cell office:value-type="float" office:value="0.508386" table:style-name="ce5">
            <text:p>0.508386</text:p>
          </table:table-cell>
          <table:table-cell office:value-type="float" office:value="0.25705729999999999" table:style-name="ce5">
            <text:p>0.2570573</text:p>
          </table:table-cell>
          <table:table-cell office:value-type="float" office:value="2.020756" table:style-name="ce5">
            <text:p>2.02075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4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11" table:style-name="ce5">
            <text:p>11</text:p>
          </table:table-cell>
          <table:table-cell office:value-type="float" office:value="-0.18391850000000001" table:style-name="ce20">
            <text:p>-0.1839185</text:p>
          </table:table-cell>
          <table:table-cell office:value-type="float" office:value="-0.45174350000000002" table:style-name="ce20">
            <text:p>-0.4517435</text:p>
          </table:table-cell>
          <table:table-cell office:value-type="float" office:value="-0.79467290000000002" table:style-name="ce20">
            <text:p>-0.7946729</text:p>
          </table:table-cell>
          <table:table-cell office:value-type="float" office:value="-0.79467290000000002" table:style-name="ce20">
            <text:p>-0.7946729</text:p>
          </table:table-cell>
          <table:table-cell office:value-type="float" office:value="0.85762320000000003" table:style-name="ce5">
            <text:p>0.8576232</text:p>
          </table:table-cell>
          <table:table-cell office:value-type="float" office:value="0.62182289999999996" table:style-name="ce5">
            <text:p>0.6218229</text:p>
          </table:table-cell>
          <table:table-cell office:value-type="float" office:value="0.3866637" table:style-name="ce5">
            <text:p>0.3866637</text:p>
          </table:table-cell>
          <table:table-cell office:value-type="float" office:value="-0.79467290000000002" table:style-name="ce20">
            <text:p>-0.7946729</text:p>
          </table:table-cell>
          <table:table-cell office:value-type="float" office:value="0.85762320000000003" table:style-name="ce5">
            <text:p>0.8576232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11" table:style-name="ce5">
            <text:p>11</text:p>
          </table:table-cell>
          <table:table-cell office:value-type="float" office:value="-1.1737675999999999" table:style-name="ce20">
            <text:p>-1.1737676</text:p>
          </table:table-cell>
          <table:table-cell office:value-type="float" office:value="-1.1816557000000001" table:style-name="ce20">
            <text:p>-1.1816557</text:p>
          </table:table-cell>
          <table:table-cell office:value-type="string" table:style-name="ce5">
            <text:p>.</text:p>
          </table:table-cell>
          <table:table-cell office:value-type="float" office:value="-2.0560244000000001" table:style-name="ce20">
            <text:p>-2.0560244</text:p>
          </table:table-cell>
          <table:table-cell office:value-type="float" office:value="-0.14709729999999999" table:style-name="ce20">
            <text:p>-0.1470973</text:p>
          </table:table-cell>
          <table:table-cell office:value-type="float" office:value="0.55848900000000001" table:style-name="ce5">
            <text:p>0.558489</text:p>
          </table:table-cell>
          <table:table-cell office:value-type="float" office:value="0.31191000000000002" table:style-name="ce5">
            <text:p>0.31191</text:p>
          </table:table-cell>
          <table:table-cell office:value-type="float" office:value="-1.9559059000000001" table:style-name="ce20">
            <text:p>-1.9559059</text:p>
          </table:table-cell>
          <table:table-cell office:value-type="float" office:value="-0.60096810000000001" table:style-name="ce20">
            <text:p>-0.6009681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11" table:style-name="ce5">
            <text:p>11</text:p>
          </table:table-cell>
          <table:table-cell office:value-type="float" office:value="-0.12154180000000001" table:style-name="ce20">
            <text:p>-0.1215418</text:p>
          </table:table-cell>
          <table:table-cell office:value-type="float" office:value="-0.107838" table:style-name="ce20">
            <text:p>-0.107838</text:p>
          </table:table-cell>
          <table:table-cell office:value-type="string" table:style-name="ce5">
            <text:p>.</text:p>
          </table:table-cell>
          <table:table-cell office:value-type="float" office:value="-1.3439167000000001" table:style-name="ce20">
            <text:p>-1.3439167</text:p>
          </table:table-cell>
          <table:table-cell office:value-type="float" office:value="1.2789820000000001" table:style-name="ce5">
            <text:p>1.278982</text:p>
          </table:table-cell>
          <table:table-cell office:value-type="float" office:value="0.95759190000000005" table:style-name="ce5">
            <text:p>0.9575919</text:p>
          </table:table-cell>
          <table:table-cell office:value-type="float" office:value="0.91698230000000003" table:style-name="ce5">
            <text:p>0.9169823</text:p>
          </table:table-cell>
          <table:table-cell office:value-type="float" office:value="-1.3137684999999999" table:style-name="ce20">
            <text:p>-1.3137685</text:p>
          </table:table-cell>
          <table:table-cell office:value-type="float" office:value="1.0679441999999999" table:style-name="ce5">
            <text:p>1.0679442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11" table:style-name="ce5">
            <text:p>11</text:p>
          </table:table-cell>
          <table:table-cell office:value-type="float" office:value="-0.46885480000000002" table:style-name="ce20">
            <text:p>-0.4688548</text:p>
          </table:table-cell>
          <table:table-cell office:value-type="float" office:value="-0.52103339999999998" table:style-name="ce20">
            <text:p>-0.5210334</text:p>
          </table:table-cell>
          <table:table-cell office:value-type="string" table:style-name="ce5">
            <text:p>.</text:p>
          </table:table-cell>
          <table:table-cell office:value-type="float" office:value="-1.4211142000000001" table:style-name="ce20">
            <text:p>-1.4211142</text:p>
          </table:table-cell>
          <table:table-cell office:value-type="float" office:value="0.66602969999999995" table:style-name="ce5">
            <text:p>0.6660297</text:p>
          </table:table-cell>
          <table:table-cell office:value-type="float" office:value="0.60333440000000005" table:style-name="ce5">
            <text:p>0.6033344</text:p>
          </table:table-cell>
          <table:table-cell office:value-type="float" office:value="0.36401240000000001" table:style-name="ce5">
            <text:p>0.3640124</text:p>
          </table:table-cell>
          <table:table-cell office:value-type="float" office:value="-0.95150690000000004" table:style-name="ce20">
            <text:p>-0.9515069</text:p>
          </table:table-cell>
          <table:table-cell office:value-type="float" office:value="0.20946699999999999" table:style-name="ce5">
            <text:p>0.209467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11" table:style-name="ce5">
            <text:p>11</text:p>
          </table:table-cell>
          <table:table-cell office:value-type="float" office:value="-0.55865540000000002" table:style-name="ce20">
            <text:p>-0.5586554</text:p>
          </table:table-cell>
          <table:table-cell office:value-type="float" office:value="-0.5561431" table:style-name="ce20">
            <text:p>-0.5561431</text:p>
          </table:table-cell>
          <table:table-cell office:value-type="string" table:style-name="ce5">
            <text:p>.</text:p>
          </table:table-cell>
          <table:table-cell office:value-type="float" office:value="-1.357542" table:style-name="ce20">
            <text:p>-1.357542</text:p>
          </table:table-cell>
          <table:table-cell office:value-type="float" office:value="0.20380400000000001" table:style-name="ce5">
            <text:p>0.203804</text:p>
          </table:table-cell>
          <table:table-cell office:value-type="float" office:value="0.43932759999999998" table:style-name="ce5">
            <text:p>0.4393276</text:p>
          </table:table-cell>
          <table:table-cell office:value-type="float" office:value="0.19300870000000001" table:style-name="ce5">
            <text:p>0.1930087</text:p>
          </table:table-cell>
          <table:table-cell office:value-type="float" office:value="-1.0397459" table:style-name="ce20">
            <text:p>-1.0397459</text:p>
          </table:table-cell>
          <table:table-cell office:value-type="float" office:value="-0.1830782" table:style-name="ce20">
            <text:p>-0.1830782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11" table:style-name="ce5">
            <text:p>11</text:p>
          </table:table-cell>
          <table:table-cell office:value-type="float" office:value="-4.6983700000000003E-2" table:style-name="ce20">
            <text:p>-0.0469837</text:p>
          </table:table-cell>
          <table:table-cell office:value-type="float" office:value="-0.27892879999999998" table:style-name="ce20">
            <text:p>-0.2789288</text:p>
          </table:table-cell>
          <table:table-cell office:value-type="string" table:style-name="ce5">
            <text:p>.</text:p>
          </table:table-cell>
          <table:table-cell office:value-type="float" office:value="-1.1448569" table:style-name="ce20">
            <text:p>-1.1448569</text:p>
          </table:table-cell>
          <table:table-cell office:value-type="float" office:value="1.3137604000000001" table:style-name="ce5">
            <text:p>1.3137604</text:p>
          </table:table-cell>
          <table:table-cell office:value-type="float" office:value="0.78846150000000004" table:style-name="ce5">
            <text:p>0.7884615</text:p>
          </table:table-cell>
          <table:table-cell office:value-type="float" office:value="0.62167150000000004" table:style-name="ce5">
            <text:p>0.6216715</text:p>
          </table:table-cell>
          <table:table-cell office:value-type="float" office:value="-0.85105980000000003" table:style-name="ce20">
            <text:p>-0.8510598</text:p>
          </table:table-cell>
          <table:table-cell office:value-type="float" office:value="1.0508894" table:style-name="ce5">
            <text:p>1.050889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11" table:style-name="ce5">
            <text:p>11</text:p>
          </table:table-cell>
          <table:table-cell office:value-type="float" office:value="0.67494169999999998" table:style-name="ce5">
            <text:p>0.6749417</text:p>
          </table:table-cell>
          <table:table-cell office:value-type="float" office:value="0.60282400000000003" table:style-name="ce5">
            <text:p>0.602824</text:p>
          </table:table-cell>
          <table:table-cell office:value-type="string" table:style-name="ce5">
            <text:p>.</text:p>
          </table:table-cell>
          <table:table-cell office:value-type="float" office:value="-3.8138999999999998E-3" table:style-name="ce20">
            <text:p>-0.0038139</text:p>
          </table:table-cell>
          <table:table-cell office:value-type="float" office:value="2.0260897" table:style-name="ce5">
            <text:p>2.0260897</text:p>
          </table:table-cell>
          <table:table-cell office:value-type="float" office:value="0.61699990000000005" table:style-name="ce5">
            <text:p>0.6169999</text:p>
          </table:table-cell>
          <table:table-cell office:value-type="float" office:value="0.3806889" table:style-name="ce5">
            <text:p>0.3806889</text:p>
          </table:table-cell>
          <table:table-cell office:value-type="float" office:value="3.1184400000000001E-2" table:style-name="ce5">
            <text:p>0.0311844</text:p>
          </table:table-cell>
          <table:table-cell office:value-type="float" office:value="1.2561263" table:style-name="ce5">
            <text:p>1.2561263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11" table:style-name="ce5">
            <text:p>11</text:p>
          </table:table-cell>
          <table:table-cell office:value-type="float" office:value="-4.2518300000000002E-2" table:style-name="ce20">
            <text:p>-0.0425183</text:p>
          </table:table-cell>
          <table:table-cell office:value-type="float" office:value="-0.11424769999999999" table:style-name="ce20">
            <text:p>-0.1142477</text:p>
          </table:table-cell>
          <table:table-cell office:value-type="float" office:value="-0.34631329999999999" table:style-name="ce20">
            <text:p>-0.3463133</text:p>
          </table:table-cell>
          <table:table-cell office:value-type="float" office:value="-1.1817495" table:style-name="ce20">
            <text:p>-1.1817495</text:p>
          </table:table-cell>
          <table:table-cell office:value-type="float" office:value="1.0924935" table:style-name="ce5">
            <text:p>1.0924935</text:p>
          </table:table-cell>
          <table:table-cell office:value-type="float" office:value="0.7536564" table:style-name="ce5">
            <text:p>0.7536564</text:p>
          </table:table-cell>
          <table:table-cell office:value-type="float" office:value="0.567998" table:style-name="ce5">
            <text:p>0.567998</text:p>
          </table:table-cell>
          <table:table-cell office:value-type="float" office:value="-0.81044450000000001" table:style-name="ce20">
            <text:p>-0.8104445</text:p>
          </table:table-cell>
          <table:table-cell office:value-type="float" office:value="0.95325420000000005" table:style-name="ce5">
            <text:p>0.9532542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9" table:style-name="ce5">
            <text:p>9</text:p>
          </table:table-cell>
          <table:table-cell office:value-type="float" office:value="1.1503254999999999" table:style-name="ce5">
            <text:p>1.1503255</text:p>
          </table:table-cell>
          <table:table-cell office:value-type="float" office:value="0.79527239999999999" table:style-name="ce5">
            <text:p>0.7952724</text:p>
          </table:table-cell>
          <table:table-cell office:value-type="string" table:style-name="ce5">
            <text:p>.</text:p>
          </table:table-cell>
          <table:table-cell office:value-type="float" office:value="-0.373805" table:style-name="ce20">
            <text:p>-0.373805</text:p>
          </table:table-cell>
          <table:table-cell office:value-type="float" office:value="3.8192859000000001" table:style-name="ce5">
            <text:p>3.8192859</text:p>
          </table:table-cell>
          <table:table-cell office:value-type="float" office:value="1.3313523" table:style-name="ce5">
            <text:p>1.3313523</text:p>
          </table:table-cell>
          <table:table-cell office:value-type="float" office:value="1.7724989" table:style-name="ce5">
            <text:p>1.7724989</text:p>
          </table:table-cell>
          <table:table-cell office:value-type="float" office:value="-0.373805" table:style-name="ce20">
            <text:p>-0.373805</text:p>
          </table:table-cell>
          <table:table-cell office:value-type="float" office:value="3.8192859000000001" table:style-name="ce5">
            <text:p>3.8192859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9" table:style-name="ce5">
            <text:p>9</text:p>
          </table:table-cell>
          <table:table-cell office:value-type="float" office:value="-1.87972E-2" table:style-name="ce20">
            <text:p>-0.0187972</text:p>
          </table:table-cell>
          <table:table-cell office:value-type="float" office:value="-6.7002400000000004E-2" table:style-name="ce20">
            <text:p>-0.0670024</text:p>
          </table:table-cell>
          <table:table-cell office:value-type="string" table:style-name="ce5">
            <text:p>.</text:p>
          </table:table-cell>
          <table:table-cell office:value-type="float" office:value="-1.6688993000000001" table:style-name="ce20">
            <text:p>-1.6688993</text:p>
          </table:table-cell>
          <table:table-cell office:value-type="float" office:value="1.4481250999999999" table:style-name="ce5">
            <text:p>1.4481251</text:p>
          </table:table-cell>
          <table:table-cell office:value-type="float" office:value="1.0190792" table:style-name="ce5">
            <text:p>1.0190792</text:p>
          </table:table-cell>
          <table:table-cell office:value-type="float" office:value="1.0385222999999999" table:style-name="ce5">
            <text:p>1.0385223</text:p>
          </table:table-cell>
          <table:table-cell office:value-type="float" office:value="-1.6688993000000001" table:style-name="ce20">
            <text:p>-1.6688993</text:p>
          </table:table-cell>
          <table:table-cell office:value-type="float" office:value="1.4481250999999999" table:style-name="ce5">
            <text:p>1.4481251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9" table:style-name="ce5">
            <text:p>9</text:p>
          </table:table-cell>
          <table:table-cell office:value-type="float" office:value="0.87030560000000001" table:style-name="ce5">
            <text:p>0.8703056</text:p>
          </table:table-cell>
          <table:table-cell office:value-type="float" office:value="0.82675810000000005" table:style-name="ce5">
            <text:p>0.8267581</text:p>
          </table:table-cell>
          <table:table-cell office:value-type="float" office:value="1.1583889999999999" table:style-name="ce5">
            <text:p>1.158389</text:p>
          </table:table-cell>
          <table:table-cell office:value-type="float" office:value="0.49512719999999999" table:style-name="ce5">
            <text:p>0.4951272</text:p>
          </table:table-cell>
          <table:table-cell office:value-type="float" office:value="1.1583889999999999" table:style-name="ce5">
            <text:p>1.158389</text:p>
          </table:table-cell>
          <table:table-cell office:value-type="float" office:value="0.25228850000000003" table:style-name="ce5">
            <text:p>0.2522885</text:p>
          </table:table-cell>
          <table:table-cell office:value-type="float" office:value="6.3649499999999998E-2" table:style-name="ce5">
            <text:p>0.0636495</text:p>
          </table:table-cell>
          <table:table-cell office:value-type="float" office:value="0.49512719999999999" table:style-name="ce5">
            <text:p>0.4951272</text:p>
          </table:table-cell>
          <table:table-cell office:value-type="float" office:value="1.1583889999999999" table:style-name="ce5">
            <text:p>1.158389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9" table:style-name="ce5">
            <text:p>9</text:p>
          </table:table-cell>
          <table:table-cell office:value-type="float" office:value="1.1196936" table:style-name="ce5">
            <text:p>1.1196936</text:p>
          </table:table-cell>
          <table:table-cell office:value-type="float" office:value="0.90083340000000001" table:style-name="ce5">
            <text:p>0.9008334</text:p>
          </table:table-cell>
          <table:table-cell office:value-type="float" office:value="0.47036" table:style-name="ce5">
            <text:p>0.47036</text:p>
          </table:table-cell>
          <table:table-cell office:value-type="float" office:value="0.47036" table:style-name="ce5">
            <text:p>0.47036</text:p>
          </table:table-cell>
          <table:table-cell office:value-type="float" office:value="1.9313606999999999" table:style-name="ce5">
            <text:p>1.9313607</text:p>
          </table:table-cell>
          <table:table-cell office:value-type="float" office:value="0.5646909" table:style-name="ce5">
            <text:p>0.5646909</text:p>
          </table:table-cell>
          <table:table-cell office:value-type="float" office:value="0.31887579999999999" table:style-name="ce5">
            <text:p>0.3188758</text:p>
          </table:table-cell>
          <table:table-cell office:value-type="float" office:value="0.47036" table:style-name="ce5">
            <text:p>0.47036</text:p>
          </table:table-cell>
          <table:table-cell office:value-type="float" office:value="1.9313606999999999" table:style-name="ce5">
            <text:p>1.9313607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9" table:style-name="ce5">
            <text:p>9</text:p>
          </table:table-cell>
          <table:table-cell office:value-type="float" office:value="9.7872000000000001E-2" table:style-name="ce5">
            <text:p>0.097872</text:p>
          </table:table-cell>
          <table:table-cell office:value-type="float" office:value="0.1209007" table:style-name="ce5">
            <text:p>0.1209007</text:p>
          </table:table-cell>
          <table:table-cell office:value-type="float" office:value="0.1209007" table:style-name="ce5">
            <text:p>0.1209007</text:p>
          </table:table-cell>
          <table:table-cell office:value-type="float" office:value="-0.4041537" table:style-name="ce20">
            <text:p>-0.4041537</text:p>
          </table:table-cell>
          <table:table-cell office:value-type="float" office:value="0.7703101" table:style-name="ce5">
            <text:p>0.7703101</text:p>
          </table:table-cell>
          <table:table-cell office:value-type="float" office:value="0.3493462" table:style-name="ce5">
            <text:p>0.3493462</text:p>
          </table:table-cell>
          <table:table-cell office:value-type="float" office:value="0.12204280000000001" table:style-name="ce5">
            <text:p>0.1220428</text:p>
          </table:table-cell>
          <table:table-cell office:value-type="float" office:value="-0.4041537" table:style-name="ce20">
            <text:p>-0.4041537</text:p>
          </table:table-cell>
          <table:table-cell office:value-type="float" office:value="0.7703101" table:style-name="ce5">
            <text:p>0.7703101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9" table:style-name="ce5">
            <text:p>9</text:p>
          </table:table-cell>
          <table:table-cell office:value-type="float" office:value="1.2622171" table:style-name="ce5">
            <text:p>1.2622171</text:p>
          </table:table-cell>
          <table:table-cell office:value-type="float" office:value="1.1282044" table:style-name="ce5">
            <text:p>1.1282044</text:p>
          </table:table-cell>
          <table:table-cell office:value-type="string" table:style-name="ce5">
            <text:p>.</text:p>
          </table:table-cell>
          <table:table-cell office:value-type="float" office:value="0.33959129999999998" table:style-name="ce5">
            <text:p>0.3395913</text:p>
          </table:table-cell>
          <table:table-cell office:value-type="float" office:value="2.9373756000000002" table:style-name="ce5">
            <text:p>2.9373756</text:p>
          </table:table-cell>
          <table:table-cell office:value-type="float" office:value="0.85561560000000003" table:style-name="ce5">
            <text:p>0.8556156</text:p>
          </table:table-cell>
          <table:table-cell office:value-type="float" office:value="0.73207800000000001" table:style-name="ce5">
            <text:p>0.732078</text:p>
          </table:table-cell>
          <table:table-cell office:value-type="float" office:value="0.33959129999999998" table:style-name="ce5">
            <text:p>0.3395913</text:p>
          </table:table-cell>
          <table:table-cell office:value-type="float" office:value="2.9373756000000002" table:style-name="ce5">
            <text:p>2.9373756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9" table:style-name="ce5">
            <text:p>9</text:p>
          </table:table-cell>
          <table:table-cell office:value-type="float" office:value="-1.4128210999999999" table:style-name="ce20">
            <text:p>-1.4128211</text:p>
          </table:table-cell>
          <table:table-cell office:value-type="float" office:value="-1.2287558000000001" table:style-name="ce20">
            <text:p>-1.2287558</text:p>
          </table:table-cell>
          <table:table-cell office:value-type="string" table:style-name="ce5">
            <text:p>.</text:p>
          </table:table-cell>
          <table:table-cell office:value-type="float" office:value="-2.8036810000000001" table:style-name="ce20">
            <text:p>-2.803681</text:p>
          </table:table-cell>
          <table:table-cell office:value-type="float" office:value="-0.61045179999999999" table:style-name="ce20">
            <text:p>-0.6104518</text:p>
          </table:table-cell>
          <table:table-cell office:value-type="float" office:value="0.78329890000000002" table:style-name="ce5">
            <text:p>0.7832989</text:p>
          </table:table-cell>
          <table:table-cell office:value-type="float" office:value="0.61355709999999997" table:style-name="ce5">
            <text:p>0.6135571</text:p>
          </table:table-cell>
          <table:table-cell office:value-type="float" office:value="-2.8036810000000001" table:style-name="ce20">
            <text:p>-2.803681</text:p>
          </table:table-cell>
          <table:table-cell office:value-type="float" office:value="-0.61045179999999999" table:style-name="ce20">
            <text:p>-0.6104518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9" table:style-name="ce5">
            <text:p>9</text:p>
          </table:table-cell>
          <table:table-cell office:value-type="float" office:value="-0.31537120000000002" table:style-name="ce20">
            <text:p>-0.3153712</text:p>
          </table:table-cell>
          <table:table-cell office:value-type="float" office:value="-0.76403140000000003" table:style-name="ce20">
            <text:p>-0.7640314</text:p>
          </table:table-cell>
          <table:table-cell office:value-type="float" office:value="-0.99609700000000001" table:style-name="ce20">
            <text:p>-0.996097</text:p>
          </table:table-cell>
          <table:table-cell office:value-type="float" office:value="-1.0425101999999999" table:style-name="ce20">
            <text:p>-1.0425102</text:p>
          </table:table-cell>
          <table:table-cell office:value-type="float" office:value="1.6958641000000001" table:style-name="ce5">
            <text:p>1.6958641</text:p>
          </table:table-cell>
          <table:table-cell office:value-type="float" office:value="0.95457700000000001" table:style-name="ce5">
            <text:p>0.954577</text:p>
          </table:table-cell>
          <table:table-cell office:value-type="float" office:value="0.91121730000000001" table:style-name="ce5">
            <text:p>0.9112173</text:p>
          </table:table-cell>
          <table:table-cell office:value-type="float" office:value="-1.0425101999999999" table:style-name="ce20">
            <text:p>-1.0425102</text:p>
          </table:table-cell>
          <table:table-cell office:value-type="float" office:value="1.6958641000000001" table:style-name="ce5">
            <text:p>1.695864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6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MAT_DEP</text:p>
          </table:table-cell>
          <table:table-cell office:value-type="float" office:value="2" table:style-name="ce5">
            <text:p>2</text:p>
          </table:table-cell>
          <table:table-cell office:value-type="float" office:value="-0.43615579999999998" table:style-name="ce20">
            <text:p>-0.4361558</text:p>
          </table:table-cell>
          <table:table-cell office:value-type="float" office:value="-0.43615579999999998" table:style-name="ce20">
            <text:p>-0.4361558</text:p>
          </table:table-cell>
          <table:table-cell office:value-type="string" table:style-name="ce5">
            <text:p>.</text:p>
          </table:table-cell>
          <table:table-cell office:value-type="float" office:value="-0.77908520000000003" table:style-name="ce20">
            <text:p>-0.7790852</text:p>
          </table:table-cell>
          <table:table-cell office:value-type="float" office:value="-9.3226400000000001E-2" table:style-name="ce20">
            <text:p>-0.0932264</text:p>
          </table:table-cell>
          <table:table-cell office:value-type="float" office:value="0.4849754" table:style-name="ce5">
            <text:p>0.4849754</text:p>
          </table:table-cell>
          <table:table-cell office:value-type="float" office:value="0.2352011" table:style-name="ce5">
            <text:p>0.2352011</text:p>
          </table:table-cell>
          <table:table-cell office:value-type="float" office:value="-0.77908520000000003" table:style-name="ce20">
            <text:p>-0.7790852</text:p>
          </table:table-cell>
          <table:table-cell office:value-type="float" office:value="-9.3226400000000001E-2" table:style-name="ce20">
            <text:p>-0.093226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HEALTH</text:p>
          </table:table-cell>
          <table:table-cell office:value-type="float" office:value="2" table:style-name="ce5">
            <text:p>2</text:p>
          </table:table-cell>
          <table:table-cell office:value-type="float" office:value="-0.3873818" table:style-name="ce20">
            <text:p>-0.3873818</text:p>
          </table:table-cell>
          <table:table-cell office:value-type="float" office:value="-0.3873818" table:style-name="ce20">
            <text:p>-0.3873818</text:p>
          </table:table-cell>
          <table:table-cell office:value-type="string" table:style-name="ce5">
            <text:p>.</text:p>
          </table:table-cell>
          <table:table-cell office:value-type="float" office:value="-0.47415119999999999" table:style-name="ce20">
            <text:p>-0.4741512</text:p>
          </table:table-cell>
          <table:table-cell office:value-type="float" office:value="-0.3006124" table:style-name="ce20">
            <text:p>-0.3006124</text:p>
          </table:table-cell>
          <table:table-cell office:value-type="float" office:value="0.1227105" table:style-name="ce5">
            <text:p>0.1227105</text:p>
          </table:table-cell>
          <table:table-cell office:value-type="float" office:value="1.5057900000000001E-2" table:style-name="ce5">
            <text:p>0.0150579</text:p>
          </table:table-cell>
          <table:table-cell office:value-type="float" office:value="-0.47415119999999999" table:style-name="ce20">
            <text:p>-0.4741512</text:p>
          </table:table-cell>
          <table:table-cell office:value-type="float" office:value="-0.3006124" table:style-name="ce20">
            <text:p>-0.300612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AR_HOUSE</text:p>
          </table:table-cell>
          <table:table-cell office:value-type="float" office:value="2" table:style-name="ce5">
            <text:p>2</text:p>
          </table:table-cell>
          <table:table-cell office:value-type="float" office:value="-1.5549546000000001" table:style-name="ce20">
            <text:p>-1.5549546</text:p>
          </table:table-cell>
          <table:table-cell office:value-type="float" office:value="-1.5549546000000001" table:style-name="ce20">
            <text:p>-1.5549546</text:p>
          </table:table-cell>
          <table:table-cell office:value-type="float" office:value="-1.5549546000000001" table:style-name="ce20">
            <text:p>-1.5549546</text:p>
          </table:table-cell>
          <table:table-cell office:value-type="float" office:value="-1.5549546000000001" table:style-name="ce20">
            <text:p>-1.5549546</text:p>
          </table:table-cell>
          <table:table-cell office:value-type="float" office:value="-1.5549546000000001" table:style-name="ce20">
            <text:p>-1.55495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.5549546000000001" table:style-name="ce20">
            <text:p>-1.5549546</text:p>
          </table:table-cell>
          <table:table-cell office:value-type="float" office:value="-1.5549546000000001" table:style-name="ce20">
            <text:p>-1.5549546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POVERTY</text:p>
          </table:table-cell>
          <table:table-cell office:value-type="float" office:value="2" table:style-name="ce5">
            <text:p>2</text:p>
          </table:table-cell>
          <table:table-cell office:value-type="float" office:value="2.1270305" table:style-name="ce5">
            <text:p>2.1270305</text:p>
          </table:table-cell>
          <table:table-cell office:value-type="float" office:value="2.1270305" table:style-name="ce5">
            <text:p>2.1270305</text:p>
          </table:table-cell>
          <table:table-cell office:value-type="string" table:style-name="ce5">
            <text:p>.</text:p>
          </table:table-cell>
          <table:table-cell office:value-type="float" office:value="1.9835392999999999" table:style-name="ce5">
            <text:p>1.9835393</text:p>
          </table:table-cell>
          <table:table-cell office:value-type="float" office:value="2.2705215999999999" table:style-name="ce5">
            <text:p>2.2705216</text:p>
          </table:table-cell>
          <table:table-cell office:value-type="float" office:value="0.2029271" table:style-name="ce5">
            <text:p>0.2029271</text:p>
          </table:table-cell>
          <table:table-cell office:value-type="float" office:value="4.1179399999999998E-2" table:style-name="ce5">
            <text:p>0.0411794</text:p>
          </table:table-cell>
          <table:table-cell office:value-type="float" office:value="1.9835392999999999" table:style-name="ce5">
            <text:p>1.9835393</text:p>
          </table:table-cell>
          <table:table-cell office:value-type="float" office:value="2.2705215999999999" table:style-name="ce5">
            <text:p>2.2705216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HOU_BURD</text:p>
          </table:table-cell>
          <table:table-cell office:value-type="float" office:value="2" table:style-name="ce5">
            <text:p>2</text:p>
          </table:table-cell>
          <table:table-cell office:value-type="float" office:value="3.8031901000000001" table:style-name="ce5">
            <text:p>3.8031901</text:p>
          </table:table-cell>
          <table:table-cell office:value-type="float" office:value="3.8031901000000001" table:style-name="ce5">
            <text:p>3.8031901</text:p>
          </table:table-cell>
          <table:table-cell office:value-type="string" table:style-name="ce5">
            <text:p>.</text:p>
          </table:table-cell>
          <table:table-cell office:value-type="float" office:value="3.7548298" table:style-name="ce5">
            <text:p>3.7548298</text:p>
          </table:table-cell>
          <table:table-cell office:value-type="float" office:value="3.8515503999999998" table:style-name="ce5">
            <text:p>3.8515504</text:p>
          </table:table-cell>
          <table:table-cell office:value-type="float" office:value="6.8391800000000003E-2" table:style-name="ce5">
            <text:p>0.0683918</text:p>
          </table:table-cell>
          <table:table-cell office:value-type="float" office:value="4.6774E-3" table:style-name="ce5">
            <text:p>0.0046774</text:p>
          </table:table-cell>
          <table:table-cell office:value-type="float" office:value="3.7548298" table:style-name="ce5">
            <text:p>3.7548298</text:p>
          </table:table-cell>
          <table:table-cell office:value-type="float" office:value="3.8515503999999998" table:style-name="ce5">
            <text:p>3.851550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EDUCATION</text:p>
          </table:table-cell>
          <table:table-cell office:value-type="float" office:value="2" table:style-name="ce5">
            <text:p>2</text:p>
          </table:table-cell>
          <table:table-cell office:value-type="float" office:value="1.2209824" table:style-name="ce5">
            <text:p>1.2209824</text:p>
          </table:table-cell>
          <table:table-cell office:value-type="float" office:value="1.2209824" table:style-name="ce5">
            <text:p>1.2209824</text:p>
          </table:table-cell>
          <table:table-cell office:value-type="string" table:style-name="ce5">
            <text:p>.</text:p>
          </table:table-cell>
          <table:table-cell office:value-type="float" office:value="1.0818154" table:style-name="ce5">
            <text:p>1.0818154</text:p>
          </table:table-cell>
          <table:table-cell office:value-type="float" office:value="1.3601494000000001" table:style-name="ce5">
            <text:p>1.3601494</text:p>
          </table:table-cell>
          <table:table-cell office:value-type="float" office:value="0.19681190000000001" table:style-name="ce5">
            <text:p>0.1968119</text:p>
          </table:table-cell>
          <table:table-cell office:value-type="float" office:value="3.8734900000000003E-2" table:style-name="ce5">
            <text:p>0.0387349</text:p>
          </table:table-cell>
          <table:table-cell office:value-type="float" office:value="1.0818154" table:style-name="ce5">
            <text:p>1.0818154</text:p>
          </table:table-cell>
          <table:table-cell office:value-type="float" office:value="1.3601494000000001" table:style-name="ce5">
            <text:p>1.3601494</text:p>
          </table:table-cell>
          <table:table-cell table:number-columns-repeated="16373"/>
        </table:table-row>
        <table:table-row table:style-name="ro1">
          <table:table-cell office:value-type="string" table:style-name="ce4">
            <text:p>EMPLOY</text:p>
          </table:table-cell>
          <table:table-cell office:value-type="float" office:value="2" table:style-name="ce5">
            <text:p>2</text:p>
          </table:table-cell>
          <table:table-cell office:value-type="float" office:value="0.48032979999999997" table:style-name="ce5">
            <text:p>0.4803298</text:p>
          </table:table-cell>
          <table:table-cell office:value-type="float" office:value="0.48032979999999997" table:style-name="ce5">
            <text:p>0.4803298</text:p>
          </table:table-cell>
          <table:table-cell office:value-type="string" table:style-name="ce5">
            <text:p>.</text:p>
          </table:table-cell>
          <table:table-cell office:value-type="float" office:value="0.35783559999999998" table:style-name="ce5">
            <text:p>0.3578356</text:p>
          </table:table-cell>
          <table:table-cell office:value-type="float" office:value="0.60282400000000003" table:style-name="ce5">
            <text:p>0.602824</text:p>
          </table:table-cell>
          <table:table-cell office:value-type="float" office:value="0.1732329" table:style-name="ce5">
            <text:p>0.1732329</text:p>
          </table:table-cell>
          <table:table-cell office:value-type="float" office:value="3.00097E-2" table:style-name="ce5">
            <text:p>0.0300097</text:p>
          </table:table-cell>
          <table:table-cell office:value-type="float" office:value="0.35783559999999998" table:style-name="ce5">
            <text:p>0.3578356</text:p>
          </table:table-cell>
          <table:table-cell office:value-type="float" office:value="0.60282400000000003" table:style-name="ce5">
            <text:p>0.602824</text:p>
          </table:table-cell>
          <table:table-cell table:number-columns-repeated="16373"/>
        </table:table-row>
        <table:table-row table:style-name="ro3">
          <table:table-cell office:value-type="string" table:style-name="ce4">
            <text:p>DEP_SYN</text:p>
          </table:table-cell>
          <table:table-cell office:value-type="float" office:value="2" table:style-name="ce5">
            <text:p>2</text:p>
          </table:table-cell>
          <table:table-cell office:value-type="float" office:value="0.3962967" table:style-name="ce5">
            <text:p>0.3962967</text:p>
          </table:table-cell>
          <table:table-cell office:value-type="float" office:value="0.3962967" table:style-name="ce5">
            <text:p>0.3962967</text:p>
          </table:table-cell>
          <table:table-cell office:value-type="string" table:style-name="ce5">
            <text:p>.</text:p>
          </table:table-cell>
          <table:table-cell office:value-type="float" office:value="-6.7834599999999995E-2" table:style-name="ce20">
            <text:p>-0.0678346</text:p>
          </table:table-cell>
          <table:table-cell office:value-type="float" office:value="0.86042790000000002" table:style-name="ce5">
            <text:p>0.8604279</text:p>
          </table:table-cell>
          <table:table-cell office:value-type="float" office:value="0.65638070000000004" table:style-name="ce5">
            <text:p>0.6563807</text:p>
          </table:table-cell>
          <table:table-cell office:value-type="float" office:value="0.43083559999999999" table:style-name="ce5">
            <text:p>0.4308356</text:p>
          </table:table-cell>
          <table:table-cell office:value-type="float" office:value="-6.7834599999999995E-2" table:style-name="ce20">
            <text:p>-0.0678346</text:p>
          </table:table-cell>
          <table:table-cell office:value-type="float" office:value="0.86042790000000002" table:style-name="ce5">
            <text:p>0.8604279</text:p>
          </table:table-cell>
          <table:table-cell table:number-columns-repeated="16373"/>
        </table:table-row>
        <table:table-row table:number-rows-repeated="1048503" table:style-name="ro1">
          <table:table-cell table:number-columns-repeated="16384"/>
        </table:table-row>
      </table:table>
      <table:table table:name="ClusterHistory_Factor" table:style-name="ta3">
        <table:table-column table:style-name="co22" table:default-cell-style-name="ce1"/>
        <table:table-column table:style-name="co35" table:number-columns-repeated="5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N_Clusters</text:p>
          </table:table-cell>
          <table:table-cell office:value-type="string" table:style-name="ce1">
            <text:p>Centroid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Complete</text:p>
          </table:table-cell>
          <table:table-cell office:value-type="string" table:style-name="ce1">
            <text:p>Single</text:p>
          </table:table-cell>
          <table:table-cell office:value-type="string" table:style-name="ce1">
            <text:p>Wards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330560576" table:style-name="ce1">
            <text:p>0.133056058</text:p>
          </table:table-cell>
          <table:table-cell office:value-type="float" office:value="0.21980003880000001" table:style-name="ce1">
            <text:p>0.219800039</text:p>
          </table:table-cell>
          <table:table-cell office:value-type="float" office:value="0.3623306912" table:style-name="ce1">
            <text:p>0.362330691</text:p>
          </table:table-cell>
          <table:table-cell office:value-type="float" office:value="6.4602010400000007E-2" table:style-name="ce1">
            <text:p>0.06460201</text:p>
          </table:table-cell>
          <table:table-cell office:value-type="float" office:value="0.33794612870000001" table:style-name="ce1">
            <text:p>0.337946129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48688197030000002" table:style-name="ce1">
            <text:p>0.48688197</text:p>
          </table:table-cell>
          <table:table-cell office:value-type="float" office:value="0.50143968809999995" table:style-name="ce1">
            <text:p>0.501439688</text:p>
          </table:table-cell>
          <table:table-cell office:value-type="float" office:value="0.50143968809999995" table:style-name="ce1">
            <text:p>0.501439688</text:p>
          </table:table-cell>
          <table:table-cell office:value-type="float" office:value="0.13352385990000001" table:style-name="ce1">
            <text:p>0.13352386</text:p>
          </table:table-cell>
          <table:table-cell office:value-type="float" office:value="0.4822825449" table:style-name="ce1">
            <text:p>0.482282545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5404700009999996" table:style-name="ce1">
            <text:p>0.554047</text:p>
          </table:table-cell>
          <table:table-cell office:value-type="float" office:value="0.56790830670000003" table:style-name="ce1">
            <text:p>0.567908307</text:p>
          </table:table-cell>
          <table:table-cell office:value-type="float" office:value="0.55750316119999999" table:style-name="ce1">
            <text:p>0.557503161</text:p>
          </table:table-cell>
          <table:table-cell office:value-type="float" office:value="0.1841940373" table:style-name="ce1">
            <text:p>0.184194037</text:p>
          </table:table-cell>
          <table:table-cell office:value-type="float" office:value="0.61910548990000003" table:style-name="ce1">
            <text:p>0.61910549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58775896459999999" table:style-name="ce1">
            <text:p>0.587758965</text:p>
          </table:table-cell>
          <table:table-cell office:value-type="float" office:value="0.61260625369999999" table:style-name="ce1">
            <text:p>0.612606254</text:p>
          </table:table-cell>
          <table:table-cell office:value-type="float" office:value="0.66580931239999996" table:style-name="ce1">
            <text:p>0.665809312</text:p>
          </table:table-cell>
          <table:table-cell office:value-type="float" office:value="0.29705446699999999" table:style-name="ce1">
            <text:p>0.297054467</text:p>
          </table:table-cell>
          <table:table-cell office:value-type="float" office:value="0.71160782769999997" table:style-name="ce1">
            <text:p>0.711607828</text:p>
          </table:table-cell>
          <table:table-cell table:number-columns-repeated="16378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float" office:value="0.62788710739999998" table:style-name="ce15">
            <text:p>0.627887107</text:p>
          </table:table-cell>
          <table:table-cell office:value-type="float" office:value="0.72765531260000005" table:style-name="ce15">
            <text:p>0.727655313</text:p>
          </table:table-cell>
          <table:table-cell office:value-type="float" office:value="0.72091240479999996" table:style-name="ce15">
            <text:p>0.720912405</text:p>
          </table:table-cell>
          <table:table-cell office:value-type="float" office:value="0.32472410460000001" table:style-name="ce15">
            <text:p>0.324724105</text:p>
          </table:table-cell>
          <table:table-cell office:value-type="float" office:value="0.75630577470000004" table:style-name="ce15">
            <text:p>0.756305775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64689897610000002" table:style-name="ce1">
            <text:p>0.646898976</text:p>
          </table:table-cell>
          <table:table-cell office:value-type="float" office:value="0.74293616630000003" table:style-name="ce1">
            <text:p>0.742936166</text:p>
          </table:table-cell>
          <table:table-cell office:value-type="float" office:value="0.77309705250000005" table:style-name="ce1">
            <text:p>0.773097053</text:p>
          </table:table-cell>
          <table:table-cell office:value-type="float" office:value="0.35757952050000003" table:style-name="ce1">
            <text:p>0.357579521</text:p>
          </table:table-cell>
          <table:table-cell office:value-type="float" office:value="0.79202656329999999" table:style-name="ce1">
            <text:p>0.792026563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66104050700000005" table:style-name="ce1">
            <text:p>0.661040507</text:p>
          </table:table-cell>
          <table:table-cell office:value-type="float" office:value="0.75707769729999996" table:style-name="ce1">
            <text:p>0.757077697</text:p>
          </table:table-cell>
          <table:table-cell office:value-type="float" office:value="0.78837790620000003" table:style-name="ce1">
            <text:p>0.788377906</text:p>
          </table:table-cell>
          <table:table-cell office:value-type="float" office:value="0.4282976402" table:style-name="ce1">
            <text:p>0.42829764</text:p>
          </table:table-cell>
          <table:table-cell office:value-type="float" office:value="0.82502040190000003" table:style-name="ce1">
            <text:p>0.825020402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66890000630000002" table:style-name="ce1">
            <text:p>0.668900006</text:p>
          </table:table-cell>
          <table:table-cell office:value-type="float" office:value="0.82144894800000001" table:style-name="ce1">
            <text:p>0.821448948</text:p>
          </table:table-cell>
          <table:table-cell office:value-type="float" office:value="0.84030125560000002" table:style-name="ce1">
            <text:p>0.840301256</text:p>
          </table:table-cell>
          <table:table-cell office:value-type="float" office:value="0.46658272810000001" table:style-name="ce1">
            <text:p>0.466582728</text:p>
          </table:table-cell>
          <table:table-cell office:value-type="float" office:value="0.84403227049999996" table:style-name="ce1">
            <text:p>0.84403227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78394906519999996" table:style-name="ce1">
            <text:p>0.783949065</text:p>
          </table:table-cell>
          <table:table-cell office:value-type="float" office:value="0.84046081660000005" table:style-name="ce1">
            <text:p>0.840460817</text:p>
          </table:table-cell>
          <table:table-cell office:value-type="float" office:value="0.85826198819999999" table:style-name="ce1">
            <text:p>0.858261988</text:p>
          </table:table-cell>
          <table:table-cell office:value-type="float" office:value="0.65767982869999997" table:style-name="ce1">
            <text:p>0.657679829</text:p>
          </table:table-cell>
          <table:table-cell office:value-type="float" office:value="0.86209358619999998" table:style-name="ce1">
            <text:p>0.86209358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84832031590000001" table:style-name="ce1">
            <text:p>0.848320316</text:p>
          </table:table-cell>
          <table:table-cell office:value-type="float" office:value="0.84832031590000001" table:style-name="ce1">
            <text:p>0.848320316</text:p>
          </table:table-cell>
          <table:table-cell office:value-type="float" office:value="0.87240351910000002" table:style-name="ce1">
            <text:p>0.872403519</text:p>
          </table:table-cell>
          <table:table-cell office:value-type="float" office:value="0.670560818" table:style-name="ce1">
            <text:p>0.670560818</text:p>
          </table:table-cell>
          <table:table-cell office:value-type="float" office:value="0.88005431869999995" table:style-name="ce1">
            <text:p>0.880054319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86642448660000004" table:style-name="ce1">
            <text:p>0.866424487</text:p>
          </table:table-cell>
          <table:table-cell office:value-type="float" office:value="0.86642448660000004" table:style-name="ce1">
            <text:p>0.866424487</text:p>
          </table:table-cell>
          <table:table-cell office:value-type="float" office:value="0.89141538779999996" table:style-name="ce1">
            <text:p>0.891415388</text:p>
          </table:table-cell>
          <table:table-cell office:value-type="float" office:value="0.68432984610000003" table:style-name="ce1">
            <text:p>0.684329846</text:p>
          </table:table-cell>
          <table:table-cell office:value-type="float" office:value="0.89533517250000005" table:style-name="ce1">
            <text:p>0.895335173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87131963999999995" table:style-name="ce1">
            <text:p>0.87131964</text:p>
          </table:table-cell>
          <table:table-cell office:value-type="float" office:value="0.88894613349999996" table:style-name="ce1">
            <text:p>0.888946134</text:p>
          </table:table-cell>
          <table:table-cell office:value-type="float" office:value="0.90947670339999998" table:style-name="ce1">
            <text:p>0.909476703</text:p>
          </table:table-cell>
          <table:table-cell office:value-type="float" office:value="0.72201633279999999" table:style-name="ce1">
            <text:p>0.722016333</text:p>
          </table:table-cell>
          <table:table-cell office:value-type="float" office:value="0.90947670339999998" table:style-name="ce1">
            <text:p>0.909476703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89384128689999998" table:style-name="ce1">
            <text:p>0.893841287</text:p>
          </table:table-cell>
          <table:table-cell office:value-type="float" office:value="0.90690686600000003" table:style-name="ce1">
            <text:p>0.906906866</text:p>
          </table:table-cell>
          <table:table-cell office:value-type="float" office:value="0.92108502290000005" table:style-name="ce1">
            <text:p>0.921085023</text:p>
          </table:table-cell>
          <table:table-cell office:value-type="float" office:value="0.75704578830000002" table:style-name="ce1">
            <text:p>0.757045788</text:p>
          </table:table-cell>
          <table:table-cell office:value-type="float" office:value="0.92108502290000005" table:style-name="ce1">
            <text:p>0.921085023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1180201940000005" table:style-name="ce1">
            <text:p>0.911802019</text:p>
          </table:table-cell>
          <table:table-cell office:value-type="float" office:value="0.92894452220000001" table:style-name="ce1">
            <text:p>0.928944522</text:p>
          </table:table-cell>
          <table:table-cell office:value-type="float" office:value="0.92894452220000001" table:style-name="ce1">
            <text:p>0.928944522</text:p>
          </table:table-cell>
          <table:table-cell office:value-type="float" office:value="0.76050691110000002" table:style-name="ce1">
            <text:p>0.760506911</text:p>
          </table:table-cell>
          <table:table-cell office:value-type="float" office:value="0.92894452220000001" table:style-name="ce1">
            <text:p>0.928944522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93383967560000003" table:style-name="ce1">
            <text:p>0.933839676</text:p>
          </table:table-cell>
          <table:table-cell office:value-type="float" office:value="0.93383967560000003" table:style-name="ce1">
            <text:p>0.933839676</text:p>
          </table:table-cell>
          <table:table-cell office:value-type="float" office:value="0.93258797579999997" table:style-name="ce1">
            <text:p>0.932587976</text:p>
          </table:table-cell>
          <table:table-cell office:value-type="float" office:value="0.76933593010000001" table:style-name="ce1">
            <text:p>0.76933593</text:p>
          </table:table-cell>
          <table:table-cell office:value-type="float" office:value="0.93535626419999995" table:style-name="ce1">
            <text:p>0.935356264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93921779390000004" table:style-name="ce1">
            <text:p>0.939217794</text:p>
          </table:table-cell>
          <table:table-cell office:value-type="float" office:value="0.93921779390000004" table:style-name="ce1">
            <text:p>0.939217794</text:p>
          </table:table-cell>
          <table:table-cell office:value-type="float" office:value="0.93761704720000005" table:style-name="ce1">
            <text:p>0.937617047</text:p>
          </table:table-cell>
          <table:table-cell office:value-type="float" office:value="0.77114586799999996" table:style-name="ce1">
            <text:p>0.771145868</text:p>
          </table:table-cell>
          <table:table-cell office:value-type="float" office:value="0.94069666389999995" table:style-name="ce1">
            <text:p>0.940696664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4437436200000002" table:style-name="ce1">
            <text:p>0.944374362</text:p>
          </table:table-cell>
          <table:table-cell office:value-type="float" office:value="0.94437436200000002" table:style-name="ce1">
            <text:p>0.944374362</text:p>
          </table:table-cell>
          <table:table-cell office:value-type="float" office:value="0.9440287892" table:style-name="ce1">
            <text:p>0.944028789</text:p>
          </table:table-cell>
          <table:table-cell office:value-type="float" office:value="0.79501152620000004" table:style-name="ce1">
            <text:p>0.795011526</text:p>
          </table:table-cell>
          <table:table-cell office:value-type="float" office:value="0.94572573530000004" table:style-name="ce1">
            <text:p>0.945725735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4722296419999996" table:style-name="ce1">
            <text:p>0.947222964</text:p>
          </table:table-cell>
          <table:table-cell office:value-type="float" office:value="0.94850069439999996" table:style-name="ce1">
            <text:p>0.948500694</text:p>
          </table:table-cell>
          <table:table-cell office:value-type="float" office:value="0.94892394260000001" table:style-name="ce1">
            <text:p>0.948923943</text:p>
          </table:table-cell>
          <table:table-cell office:value-type="float" office:value="0.79676946510000002" table:style-name="ce1">
            <text:p>0.796769465</text:p>
          </table:table-cell>
          <table:table-cell office:value-type="float" office:value="0.95062088870000006" table:style-name="ce1">
            <text:p>0.950620889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WardsOutput_Factor" table:style-name="ta3">
        <table:table-column table:style-name="co7" table:number-columns-repeated="16384" table:default-cell-style-name="ce1"/>
        <table:table-row table:style-name="ro1">
          <table:table-cell/>
          <table:table-cell table:style-name="ce1"/>
          <table:table-cell office:value-type="string" table:style-name="ce1">
            <text:p>RMSSTD</text:p>
          </table:table-cell>
          <table:table-cell office:value-type="string" table:style-name="ce1">
            <text:p>SPRSQ</text:p>
          </table:table-cell>
          <table:table-cell office:value-type="string" table:style-name="ce1">
            <text:p>RSQ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0.50080975549999995" table:style-name="ce1">
            <text:p>0.500809756</text:p>
          </table:table-cell>
          <table:table-cell office:value-type="float" office:value="1.8061315599999999E-2" table:style-name="ce1">
            <text:p>0.018061316</text:p>
          </table:table-cell>
          <table:table-cell office:value-type="float" office:value="0.84403227049999996" table:style-name="ce1">
            <text:p>0.844032271</text:p>
          </table:table-cell>
          <table:table-cell table:number-columns-repeated="8" table:style-name="ce1"/>
          <table:table-cell office:value-type="float" office:value="29.087257149999999" table:style-name="ce1">
            <text:p>29.08725715</text:p>
          </table:table-cell>
          <table:table-cell office:value-type="float" office:value="5.9408051721000001" table:style-name="ce1">
            <text:p>5.940805172</text:p>
          </table:table-cell>
          <table:table-cell office:value-type="float" office:value="0.83634878960000003" table:style-name="ce1">
            <text:p>0.83634879</text:p>
          </table:table-cell>
          <table:table-cell office:value-type="float" office:value="1.0492632738000001" table:style-name="ce1">
            <text:p>1.049263274</text:p>
          </table:table-cell>
          <table:table-cell office:value-type="float" office:value="4.8088273899999999E-2" table:style-name="ce1">
            <text:p>0.048088274</text:p>
          </table:table-cell>
          <table:table-cell office:value-type="float" office:value="0.52553157380000004" table:style-name="ce1">
            <text:p>0.525531574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0.55581404369999998" table:style-name="ce1">
            <text:p>0.555814044</text:p>
          </table:table-cell>
          <table:table-cell office:value-type="float" office:value="1.90118687E-2" table:style-name="ce1">
            <text:p>0.019011869</text:p>
          </table:table-cell>
          <table:table-cell office:value-type="float" office:value="0.82502040190000003" table:style-name="ce1">
            <text:p>0.825020402</text:p>
          </table:table-cell>
          <table:table-cell table:number-columns-repeated="8" table:style-name="ce1"/>
          <table:table-cell office:value-type="float" office:value="29.636840991" table:style-name="ce1">
            <text:p>29.63684099</text:p>
          </table:table-cell>
          <table:table-cell office:value-type="float" office:value="10.930807882" table:style-name="ce1">
            <text:p>10.93080788</text:p>
          </table:table-cell>
          <table:table-cell office:value-type="float" office:value="0.81437650669999995" table:style-name="ce1">
            <text:p>0.814376507</text:p>
          </table:table-cell>
          <table:table-cell office:value-type="float" office:value="1.0608293499000001" table:style-name="ce1">
            <text:p>1.06082935</text:p>
          </table:table-cell>
          <table:table-cell office:value-type="float" office:value="5.9051007699999998E-2" table:style-name="ce1">
            <text:p>0.059051008</text:p>
          </table:table-cell>
          <table:table-cell office:value-type="float" office:value="0.66626159789999995" table:style-name="ce1">
            <text:p>0.666261598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.5014046969" table:style-name="ce1">
            <text:p>0.501404697</text:p>
          </table:table-cell>
          <table:table-cell office:value-type="float" office:value="3.2993838599999999E-2" table:style-name="ce1">
            <text:p>0.032993839</text:p>
          </table:table-cell>
          <table:table-cell office:value-type="float" office:value="0.79202656329999999" table:style-name="ce1">
            <text:p>0.792026563</text:p>
          </table:table-cell>
          <table:table-cell table:number-columns-repeated="8" table:style-name="ce1"/>
          <table:table-cell office:value-type="float" office:value="28.562297754999999" table:style-name="ce1">
            <text:p>28.56229776</text:p>
          </table:table-cell>
          <table:table-cell office:value-type="float" office:value="10.390045263999999" table:style-name="ce1">
            <text:p>10.39004526</text:p>
          </table:table-cell>
          <table:table-cell office:value-type="float" office:value="0.78742375590000002" table:style-name="ce1">
            <text:p>0.787423756</text:p>
          </table:table-cell>
          <table:table-cell office:value-type="float" office:value="1.0221317079000001" table:style-name="ce1">
            <text:p>1.022131708</text:p>
          </table:table-cell>
          <table:table-cell office:value-type="float" office:value="2.1890356199999999E-2" table:style-name="ce1">
            <text:p>0.021890356</text:p>
          </table:table-cell>
          <table:table-cell office:value-type="float" office:value="0.25715115989999998" table:style-name="ce1">
            <text:p>0.25715116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0.4677794783" table:style-name="ce1">
            <text:p>0.467779478</text:p>
          </table:table-cell>
          <table:table-cell office:value-type="float" office:value="1.79607325E-2" table:style-name="ce1">
            <text:p>0.017960733</text:p>
          </table:table-cell>
          <table:table-cell office:value-type="float" office:value="0.86209358619999998" table:style-name="ce1">
            <text:p>0.862093586</text:p>
          </table:table-cell>
          <table:table-cell table:number-columns-repeated="8" table:style-name="ce1"/>
          <table:table-cell office:value-type="float" office:value="29.172706985000001" table:style-name="ce1">
            <text:p>29.17270699</text:p>
          </table:table-cell>
          <table:table-cell office:value-type="float" office:value="7.6832178295000002" table:style-name="ce1">
            <text:p>7.68321783</text:p>
          </table:table-cell>
          <table:table-cell office:value-type="float" office:value="0.85466198410000005" table:style-name="ce1">
            <text:p>0.854661984</text:p>
          </table:table-cell>
          <table:table-cell office:value-type="float" office:value="1.0538887344000001" table:style-name="ce1">
            <text:p>1.053888734</text:p>
          </table:table-cell>
          <table:table-cell office:value-type="float" office:value="5.24868795E-2" table:style-name="ce1">
            <text:p>0.05248688</text:p>
          </table:table-cell>
          <table:table-cell office:value-type="float" office:value="0.55890162200000004" table:style-name="ce1">
            <text:p>0.558901622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.64277265220000002" table:style-name="ce1">
            <text:p>0.642772652</text:p>
          </table:table-cell>
          <table:table-cell office:value-type="float" office:value="9.2502337800000001E-2" table:style-name="ce1">
            <text:p>0.092502338</text:p>
          </table:table-cell>
          <table:table-cell office:value-type="float" office:value="0.61910548990000003" table:style-name="ce1">
            <text:p>0.61910549</text:p>
          </table:table-cell>
          <table:table-cell table:number-columns-repeated="8" table:style-name="ce1"/>
          <table:table-cell office:value-type="float" office:value="26.006381228999999" table:style-name="ce1">
            <text:p>26.00638123</text:p>
          </table:table-cell>
          <table:table-cell office:value-type="float" office:value="19.576955958999999" table:style-name="ce1">
            <text:p>19.57695596</text:p>
          </table:table-cell>
          <table:table-cell office:value-type="float" office:value="0.64663153309999999" table:style-name="ce1">
            <text:p>0.646631533</text:p>
          </table:table-cell>
          <table:table-cell office:value-type="float" office:value="0.92773315850000004" table:style-name="ce1">
            <text:p>0.927733159</text:p>
          </table:table-cell>
          <table:table-cell office:value-type="float" office:value="-7.5011131999999994E-2" table:style-name="ce1">
            <text:p>-0.075011132</text:p>
          </table:table-cell>
          <table:table-cell office:value-type="float" office:value="-1.1157822260000001" table:style-name="ce1">
            <text:p>-1.115782226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.49388270750000002" table:style-name="ce1">
            <text:p>0.493882708</text:p>
          </table:table-cell>
          <table:table-cell office:value-type="float" office:value="3.5720788599999997E-2" table:style-name="ce1">
            <text:p>0.035720789</text:p>
          </table:table-cell>
          <table:table-cell office:value-type="float" office:value="0.75630577470000004" table:style-name="ce1">
            <text:p>0.756305775</text:p>
          </table:table-cell>
          <table:table-cell table:number-columns-repeated="8" table:style-name="ce1"/>
          <table:table-cell office:value-type="float" office:value="28.552228176" table:style-name="ce1">
            <text:p>28.55222818</text:p>
          </table:table-cell>
          <table:table-cell office:value-type="float" office:value="26.554505076000002" table:style-name="ce1">
            <text:p>26.55450508</text:p>
          </table:table-cell>
          <table:table-cell office:value-type="float" office:value="0.75339093020000003" table:style-name="ce1">
            <text:p>0.75339093</text:p>
          </table:table-cell>
          <table:table-cell office:value-type="float" office:value="1.0119610733" table:style-name="ce1">
            <text:p>1.011961073</text:p>
          </table:table-cell>
          <table:table-cell office:value-type="float" office:value="1.1890105E-2" table:style-name="ce1">
            <text:p>0.011890105</text:p>
          </table:table-cell>
          <table:table-cell office:value-type="float" office:value="0.14727100169999999" table:style-name="ce1">
            <text:p>0.147271002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.78158634100000002" table:style-name="ce1">
            <text:p>0.781586341</text:p>
          </table:table-cell>
          <table:table-cell office:value-type="float" office:value="4.4697947000000002E-2" table:style-name="ce1">
            <text:p>0.044697947</text:p>
          </table:table-cell>
          <table:table-cell office:value-type="float" office:value="0.71160782769999997" table:style-name="ce1">
            <text:p>0.711607828</text:p>
          </table:table-cell>
          <table:table-cell table:number-columns-repeated="8" table:style-name="ce1"/>
          <table:table-cell office:value-type="float" office:value="28.993130806" table:style-name="ce1">
            <text:p>28.99313081</text:p>
          </table:table-cell>
          <table:table-cell office:value-type="float" office:value="6.1199011125" table:style-name="ce1">
            <text:p>6.119901113</text:p>
          </table:table-cell>
          <table:table-cell office:value-type="float" office:value="0.70869892000000001" table:style-name="ce1">
            <text:p>0.70869892</text:p>
          </table:table-cell>
          <table:table-cell office:value-type="float" office:value="1.0100866390000001" table:style-name="ce1">
            <text:p>1.010086639</text:p>
          </table:table-cell>
          <table:table-cell office:value-type="float" office:value="1.0036108300000001E-2" table:style-name="ce1">
            <text:p>0.010036108</text:p>
          </table:table-cell>
          <table:table-cell office:value-type="float" office:value="0.1337592018" table:style-name="ce1">
            <text:p>0.133759202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.73813580430000003" table:style-name="ce1">
            <text:p>0.738135804</text:p>
          </table:table-cell>
          <table:table-cell office:value-type="float" office:value="0.136822945" table:style-name="ce1">
            <text:p>0.136822945</text:p>
          </table:table-cell>
          <table:table-cell office:value-type="float" office:value="0.4822825449" table:style-name="ce1">
            <text:p>0.482282545</text:p>
          </table:table-cell>
          <table:table-cell table:number-columns-repeated="8" table:style-name="ce1"/>
          <table:table-cell office:value-type="float" office:value="22.823109848000001" table:style-name="ce1">
            <text:p>22.82310985</text:p>
          </table:table-cell>
          <table:table-cell office:value-type="float" office:value="19.057862499999999" table:style-name="ce1">
            <text:p>19.0578625</text:p>
          </table:table-cell>
          <table:table-cell office:value-type="float" office:value="0.48587635489999997" table:style-name="ce1">
            <text:p>0.485876355</text:p>
          </table:table-cell>
          <table:table-cell office:value-type="float" office:value="0.99305835629999994" table:style-name="ce1">
            <text:p>0.993058356</text:p>
          </table:table-cell>
          <table:table-cell office:value-type="float" office:value="-6.9658489999999997E-3" table:style-name="ce1">
            <text:p>-0.006965849</text:p>
          </table:table-cell>
          <table:table-cell office:value-type="float" office:value="-0.11914431" table:style-name="ce1">
            <text:p>-0.11914431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.0230235056000001" table:style-name="ce1">
            <text:p>1.023023506</text:p>
          </table:table-cell>
          <table:table-cell office:value-type="float" office:value="0.1443364161" table:style-name="ce1">
            <text:p>0.144336416</text:p>
          </table:table-cell>
          <table:table-cell office:value-type="float" office:value="0.33794612870000001" table:style-name="ce1">
            <text:p>0.337946129</text:p>
          </table:table-cell>
          <table:table-cell table:number-columns-repeated="8" table:style-name="ce1"/>
          <table:table-cell office:value-type="float" office:value="25.522555143999998" table:style-name="ce1">
            <text:p>25.52255514</text:p>
          </table:table-cell>
          <table:table-cell office:value-type="float" office:value="14.146221396" table:style-name="ce1">
            <text:p>14.1462214</text:p>
          </table:table-cell>
          <table:table-cell office:value-type="float" office:value="0.28090072319999998" table:style-name="ce1">
            <text:p>0.280900723</text:p>
          </table:table-cell>
          <table:table-cell office:value-type="float" office:value="1.0861642956999999" table:style-name="ce1">
            <text:p>1.086164296</text:p>
          </table:table-cell>
          <table:table-cell office:value-type="float" office:value="8.2652495300000003E-2" table:style-name="ce1">
            <text:p>0.082652495</text:p>
          </table:table-cell>
          <table:table-cell office:value-type="float" office:value="1.9258710963000001" table:style-name="ce1">
            <text:p>1.925871096</text:p>
          </table:table-cell>
          <table:table-cell table:number-columns-repeated="16365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33794612870000001" table:style-name="ce1">
            <text:p>0.337946129</text:p>
          </table:table-cell>
          <table:table-cell office:value-type="float" office:value="0" table:style-name="ce1">
            <text:p>0</text:p>
          </table:table-cell>
          <table:table-cell table:number-columns-repeated="8" table:style-name="ce1"/>
          <table:table-cell office:value-type="string" table:style-name="ce1">
            <text:p>.</text:p>
          </table:table-cell>
          <table:table-cell office:value-type="float" office:value="25.522555143999998" table:style-name="ce1">
            <text:p>25.522555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5"/>
        </table:table-row>
        <table:table-row table:number-rows-repeated="1048565" table:style-name="ro1">
          <table:table-cell table:number-columns-repeated="16384"/>
        </table:table-row>
      </table:table>
      <table:table table:name="ClusterComposition_Factor" table:style-name="ta4">
        <table:table-column table:style-name="co36" table:default-cell-style-name="ce1"/>
        <table:table-column table:style-name="co37" table:default-cell-style-name="ce1"/>
        <table:table-column table:style-name="co7" table:number-columns-repeated="2" table:default-cell-style-name="ce1"/>
        <table:table-column table:style-name="co38" table:default-cell-style-name="ce1"/>
        <table:table-column table:style-name="co7" table:number-columns-repeated="2" table:default-cell-style-name="ce1"/>
        <table:table-column table:style-name="co37" table:default-cell-style-name="ce1"/>
        <table:table-column table:style-name="co7" table:number-columns-repeated="2" table:default-cell-style-name="ce1"/>
        <table:table-column table:style-name="co38" table:default-cell-style-name="ce1"/>
        <table:table-column table:style-name="co7" table:default-cell-style-name="ce1"/>
        <table:table-column table:style-name="co36" table:default-cell-style-name="ce1"/>
        <table:table-column table:style-name="co38" table:default-cell-style-name="ce1"/>
        <table:table-column table:style-name="co7" table:number-columns-repeated="2" table:default-cell-style-name="ce1"/>
        <table:table-column table:style-name="co38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19">
            <text:p>Cluster=1</text:p>
          </table:table-cell>
          <table:table-cell table:number-columns-repeated="2" table:style-name="ce1"/>
          <table:table-cell office:value-type="string" table:style-name="ce19">
            <text:p>Cluster=2</text:p>
          </table:table-cell>
          <table:table-cell table:number-columns-repeated="2" table:style-name="ce1"/>
          <table:table-cell office:value-type="string" table:style-name="ce19">
            <text:p>Cluster=3</text:p>
          </table:table-cell>
          <table:table-cell table:number-columns-repeated="2" table:style-name="ce1"/>
          <table:table-cell office:value-type="string" table:style-name="ce19">
            <text:p>Cluster=4</text:p>
          </table:table-cell>
          <table:table-cell table:number-columns-repeated="2" table:style-name="ce1"/>
          <table:table-cell office:value-type="string" table:style-name="ce19">
            <text:p>Cluster=5</text:p>
          </table:table-cell>
          <table:table-cell table:number-columns-repeated="2" table:style-name="ce1"/>
          <table:table-cell office:value-type="string" table:style-name="ce19">
            <text:p>Cluster=6</text:p>
          </table:table-cell>
          <table:table-cell table:number-columns-repeated="16368" table:style-name="ce1"/>
        </table:table-row>
        <table:table-row table:style-name="ro4">
          <table:table-cell table:number-columns-repeated="16384" table:style-name="ce1"/>
        </table:table-row>
        <table:table-row table:style-name="ro6">
          <table:table-cell office:value-type="string" table:style-name="ce2">
            <text:p>Obs</text:p>
          </table:table-cell>
          <table:table-cell office:value-type="string" table:style-name="ce22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22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22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22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22">
            <text:p>Countries/Year</text:p>
          </table:table-cell>
          <table:table-cell table:style-name="ce1"/>
          <table:table-cell office:value-type="string" table:style-name="ce2">
            <text:p>Obs</text:p>
          </table:table-cell>
          <table:table-cell office:value-type="string" table:style-name="ce22">
            <text:p>Countries/Year</text:p>
          </table:table-cell>
          <table:table-cell table:number-columns-repeated="16367"/>
        </table:table-row>
        <table:table-row table:style-name="ro9">
          <table:table-cell office:value-type="float" office:value="1" table:style-name="ce7">
            <text:p>1</text:p>
          </table:table-cell>
          <table:table-cell office:value-type="string" table:style-name="ce21">
            <text:p>Denmark_2015</text:p>
          </table:table-cell>
          <table:table-cell table:style-name="ce1"/>
          <table:table-cell office:value-type="float" office:value="12" table:style-name="ce7">
            <text:p>12</text:p>
          </table:table-cell>
          <table:table-cell office:value-type="string" table:style-name="ce21">
            <text:p>Belgium_2015</text:p>
          </table:table-cell>
          <table:table-cell table:style-name="ce1"/>
          <table:table-cell office:value-type="float" office:value="29" table:style-name="ce7">
            <text:p>29</text:p>
          </table:table-cell>
          <table:table-cell office:value-type="string" table:style-name="ce21">
            <text:p>Estonia_2015</text:p>
          </table:table-cell>
          <table:table-cell table:style-name="ce1"/>
          <table:table-cell office:value-type="float" office:value="39" table:style-name="ce7">
            <text:p>39</text:p>
          </table:table-cell>
          <table:table-cell office:value-type="string" table:style-name="ce21">
            <text:p>Spain_2015</text:p>
          </table:table-cell>
          <table:table-cell table:style-name="ce1"/>
          <table:table-cell office:value-type="float" office:value="44" table:style-name="ce7">
            <text:p>44</text:p>
          </table:table-cell>
          <table:table-cell office:value-type="string" table:style-name="ce21">
            <text:p>Bulgaria_2015</text:p>
          </table:table-cell>
          <table:table-cell table:style-name="ce1"/>
          <table:table-cell office:value-type="float" office:value="49" table:style-name="ce7">
            <text:p>49</text:p>
          </table:table-cell>
          <table:table-cell office:value-type="string" table:style-name="ce21">
            <text:p>Ireland_2015</text:p>
          </table:table-cell>
          <table:table-cell table:number-columns-repeated="16367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21">
            <text:p>Denmark_2019</text:p>
          </table:table-cell>
          <table:table-cell table:style-name="ce1"/>
          <table:table-cell office:value-type="float" office:value="13" table:style-name="ce7">
            <text:p>13</text:p>
          </table:table-cell>
          <table:table-cell office:value-type="string" table:style-name="ce21">
            <text:p>Belgium_2019</text:p>
          </table:table-cell>
          <table:table-cell table:style-name="ce1"/>
          <table:table-cell office:value-type="float" office:value="30" table:style-name="ce7">
            <text:p>30</text:p>
          </table:table-cell>
          <table:table-cell office:value-type="string" table:style-name="ce21">
            <text:p>Estonia_2019</text:p>
          </table:table-cell>
          <table:table-cell table:style-name="ce1"/>
          <table:table-cell office:value-type="float" office:value="40" table:style-name="ce7">
            <text:p>40</text:p>
          </table:table-cell>
          <table:table-cell office:value-type="string" table:style-name="ce21">
            <text:p>Spain_2019</text:p>
          </table:table-cell>
          <table:table-cell table:style-name="ce1"/>
          <table:table-cell office:value-type="float" office:value="45" table:style-name="ce7">
            <text:p>45</text:p>
          </table:table-cell>
          <table:table-cell office:value-type="string" table:style-name="ce21">
            <text:p>Bulgaria_2019</text:p>
          </table:table-cell>
          <table:table-cell table:style-name="ce1"/>
          <table:table-cell office:value-type="float" office:value="50" table:style-name="ce7">
            <text:p>50</text:p>
          </table:table-cell>
          <table:table-cell office:value-type="string" table:style-name="ce21">
            <text:p>Croatia_2015</text:p>
          </table:table-cell>
          <table:table-cell table:number-columns-repeated="16367"/>
        </table:table-row>
        <table:table-row table:style-name="ro9">
          <table:table-cell office:value-type="float" office:value="3" table:style-name="ce7">
            <text:p>3</text:p>
          </table:table-cell>
          <table:table-cell office:value-type="string" table:style-name="ce21">
            <text:p>Germany_2015</text:p>
          </table:table-cell>
          <table:table-cell table:style-name="ce1"/>
          <table:table-cell office:value-type="float" office:value="14" table:style-name="ce7">
            <text:p>14</text:p>
          </table:table-cell>
          <table:table-cell office:value-type="string" table:style-name="ce21">
            <text:p>Czechia_2015</text:p>
          </table:table-cell>
          <table:table-cell table:style-name="ce1"/>
          <table:table-cell office:value-type="float" office:value="31" table:style-name="ce7">
            <text:p>31</text:p>
          </table:table-cell>
          <table:table-cell office:value-type="string" table:style-name="ce21">
            <text:p>France_2019</text:p>
          </table:table-cell>
          <table:table-cell table:style-name="ce1"/>
          <table:table-cell office:value-type="float" office:value="41" table:style-name="ce7">
            <text:p>41</text:p>
          </table:table-cell>
          <table:table-cell office:value-type="string" table:style-name="ce21">
            <text:p>Italy_2015</text:p>
          </table:table-cell>
          <table:table-cell table:style-name="ce1"/>
          <table:table-cell office:value-type="float" office:value="46" table:style-name="ce7">
            <text:p>46</text:p>
          </table:table-cell>
          <table:table-cell office:value-type="string" table:style-name="ce21">
            <text:p>Hungary_2015</text:p>
          </table:table-cell>
          <table:table-cell table:style-name="ce1"/>
          <table:table-cell office:value-type="float" office:value="51" table:style-name="ce7">
            <text:p>51</text:p>
          </table:table-cell>
          <table:table-cell office:value-type="string" table:style-name="ce21">
            <text:p>Cyprus_2015</text:p>
          </table:table-cell>
          <table:table-cell table:number-columns-repeated="16367"/>
        </table:table-row>
        <table:table-row table:style-name="ro9">
          <table:table-cell office:value-type="float" office:value="4" table:style-name="ce7">
            <text:p>4</text:p>
          </table:table-cell>
          <table:table-cell office:value-type="string" table:style-name="ce21">
            <text:p>Germany_2019</text:p>
          </table:table-cell>
          <table:table-cell table:style-name="ce1"/>
          <table:table-cell office:value-type="float" office:value="15" table:style-name="ce7">
            <text:p>15</text:p>
          </table:table-cell>
          <table:table-cell office:value-type="string" table:style-name="ce21">
            <text:p>Czechia_2019</text:p>
          </table:table-cell>
          <table:table-cell table:style-name="ce1"/>
          <table:table-cell office:value-type="float" office:value="32" table:style-name="ce7">
            <text:p>32</text:p>
          </table:table-cell>
          <table:table-cell office:value-type="string" table:style-name="ce21">
            <text:p>Latvia_2015</text:p>
          </table:table-cell>
          <table:table-cell table:style-name="ce1"/>
          <table:table-cell office:value-type="float" office:value="42" table:style-name="ce7">
            <text:p>42</text:p>
          </table:table-cell>
          <table:table-cell office:value-type="string" table:style-name="ce21">
            <text:p>Italy_2019</text:p>
          </table:table-cell>
          <table:table-cell table:style-name="ce1"/>
          <table:table-cell office:value-type="float" office:value="47" table:style-name="ce7">
            <text:p>47</text:p>
          </table:table-cell>
          <table:table-cell office:value-type="string" table:style-name="ce21">
            <text:p>Romania_2015</text:p>
          </table:table-cell>
          <table:table-cell table:style-name="ce1"/>
          <table:table-cell office:value-type="float" office:value="52" table:style-name="ce7">
            <text:p>52</text:p>
          </table:table-cell>
          <table:table-cell office:value-type="string" table:style-name="ce23">
            <text:p>Cyprus_2019</text:p>
          </table:table-cell>
          <table:table-cell table:number-columns-repeated="16367"/>
        </table:table-row>
        <table:table-row table:style-name="ro9">
          <table:table-cell office:value-type="float" office:value="5" table:style-name="ce7">
            <text:p>5</text:p>
          </table:table-cell>
          <table:table-cell office:value-type="string" table:style-name="ce21">
            <text:p>Luxembourg_2019</text:p>
          </table:table-cell>
          <table:table-cell table:style-name="ce1"/>
          <table:table-cell office:value-type="float" office:value="16" table:style-name="ce7">
            <text:p>16</text:p>
          </table:table-cell>
          <table:table-cell office:value-type="string" table:style-name="ce21">
            <text:p>Ireland_2019</text:p>
          </table:table-cell>
          <table:table-cell table:style-name="ce1"/>
          <table:table-cell office:value-type="float" office:value="33" table:style-name="ce7">
            <text:p>33</text:p>
          </table:table-cell>
          <table:table-cell office:value-type="string" table:style-name="ce21">
            <text:p>Latvia_2019</text:p>
          </table:table-cell>
          <table:table-cell table:style-name="ce1"/>
          <table:table-cell office:value-type="float" office:value="43" table:style-name="ce7">
            <text:p>43</text:p>
          </table:table-cell>
          <table:table-cell office:value-type="string" table:style-name="ce23">
            <text:p>Portugal_2015</text:p>
          </table:table-cell>
          <table:table-cell table:style-name="ce1"/>
          <table:table-cell office:value-type="float" office:value="48" table:style-name="ce7">
            <text:p>48</text:p>
          </table:table-cell>
          <table:table-cell office:value-type="string" table:style-name="ce23">
            <text:p>Romania_2019</text:p>
          </table:table-cell>
          <table:table-cell table:number-columns-repeated="16370" table:style-name="ce1"/>
        </table:table-row>
        <table:table-row table:style-name="ro9">
          <table:table-cell office:value-type="float" office:value="6" table:style-name="ce7">
            <text:p>6</text:p>
          </table:table-cell>
          <table:table-cell office:value-type="string" table:style-name="ce21">
            <text:p>Netherlands_2015</text:p>
          </table:table-cell>
          <table:table-cell table:style-name="ce1"/>
          <table:table-cell office:value-type="float" office:value="17" table:style-name="ce7">
            <text:p>17</text:p>
          </table:table-cell>
          <table:table-cell office:value-type="string" table:style-name="ce21">
            <text:p>France_2015</text:p>
          </table:table-cell>
          <table:table-cell table:style-name="ce1"/>
          <table:table-cell office:value-type="float" office:value="34" table:style-name="ce7">
            <text:p>34</text:p>
          </table:table-cell>
          <table:table-cell office:value-type="string" table:style-name="ce21">
            <text:p>Lithuania_2019</text:p>
          </table:table-cell>
          <table:table-cell table:number-columns-repeated="16376" table:style-name="ce1"/>
        </table:table-row>
        <table:table-row table:style-name="ro9">
          <table:table-cell office:value-type="float" office:value="7" table:style-name="ce7">
            <text:p>7</text:p>
          </table:table-cell>
          <table:table-cell office:value-type="string" table:style-name="ce21">
            <text:p>Netherlands_2019</text:p>
          </table:table-cell>
          <table:table-cell table:style-name="ce1"/>
          <table:table-cell office:value-type="float" office:value="18" table:style-name="ce7">
            <text:p>18</text:p>
          </table:table-cell>
          <table:table-cell office:value-type="string" table:style-name="ce21">
            <text:p>Croatia_2019</text:p>
          </table:table-cell>
          <table:table-cell table:style-name="ce1"/>
          <table:table-cell office:value-type="float" office:value="35" table:style-name="ce7">
            <text:p>35</text:p>
          </table:table-cell>
          <table:table-cell office:value-type="string" table:style-name="ce21">
            <text:p>Luxembourg_2015</text:p>
          </table:table-cell>
          <table:table-cell table:number-columns-repeated="16376" table:style-name="ce1"/>
        </table:table-row>
        <table:table-row table:style-name="ro9">
          <table:table-cell office:value-type="float" office:value="8" table:style-name="ce7">
            <text:p>8</text:p>
          </table:table-cell>
          <table:table-cell office:value-type="string" table:style-name="ce21">
            <text:p>Finland_2015</text:p>
          </table:table-cell>
          <table:table-cell table:style-name="ce1"/>
          <table:table-cell office:value-type="float" office:value="19" table:style-name="ce7">
            <text:p>19</text:p>
          </table:table-cell>
          <table:table-cell office:value-type="string" table:style-name="ce21">
            <text:p>Lithuania_2015</text:p>
          </table:table-cell>
          <table:table-cell table:style-name="ce1"/>
          <table:table-cell office:value-type="float" office:value="36" table:style-name="ce7">
            <text:p>36</text:p>
          </table:table-cell>
          <table:table-cell office:value-type="string" table:style-name="ce21">
            <text:p>Malta_2015</text:p>
          </table:table-cell>
          <table:table-cell table:number-columns-repeated="16376" table:style-name="ce1"/>
        </table:table-row>
        <table:table-row table:style-name="ro9">
          <table:table-cell office:value-type="float" office:value="9" table:style-name="ce7">
            <text:p>9</text:p>
          </table:table-cell>
          <table:table-cell office:value-type="string" table:style-name="ce21">
            <text:p>Finland_2019</text:p>
          </table:table-cell>
          <table:table-cell table:style-name="ce1"/>
          <table:table-cell office:value-type="float" office:value="20" table:style-name="ce7">
            <text:p>20</text:p>
          </table:table-cell>
          <table:table-cell office:value-type="string" table:style-name="ce21">
            <text:p>Hungary_2019</text:p>
          </table:table-cell>
          <table:table-cell table:style-name="ce1"/>
          <table:table-cell office:value-type="float" office:value="37" table:style-name="ce7">
            <text:p>37</text:p>
          </table:table-cell>
          <table:table-cell office:value-type="string" table:style-name="ce21">
            <text:p>Malta_2019</text:p>
          </table:table-cell>
          <table:table-cell table:number-columns-repeated="16376" table:style-name="ce1"/>
        </table:table-row>
        <table:table-row table:style-name="ro9">
          <table:table-cell office:value-type="float" office:value="10" table:style-name="ce7">
            <text:p>10</text:p>
          </table:table-cell>
          <table:table-cell office:value-type="string" table:style-name="ce21">
            <text:p>Sweden_2015</text:p>
          </table:table-cell>
          <table:table-cell table:style-name="ce1"/>
          <table:table-cell office:value-type="float" office:value="21" table:style-name="ce7">
            <text:p>21</text:p>
          </table:table-cell>
          <table:table-cell office:value-type="string" table:style-name="ce21">
            <text:p>Austria_2015</text:p>
          </table:table-cell>
          <table:table-cell table:style-name="ce1"/>
          <table:table-cell office:value-type="float" office:value="38" table:style-name="ce7">
            <text:p>38</text:p>
          </table:table-cell>
          <table:table-cell office:value-type="string" table:style-name="ce23">
            <text:p>Portugal_2019</text:p>
          </table:table-cell>
          <table:table-cell table:number-columns-repeated="16376" table:style-name="ce1"/>
        </table:table-row>
        <table:table-row table:style-name="ro9">
          <table:table-cell office:value-type="float" office:value="11" table:style-name="ce7">
            <text:p>11</text:p>
          </table:table-cell>
          <table:table-cell office:value-type="string" table:style-name="ce23">
            <text:p>Sweden_2019</text:p>
          </table:table-cell>
          <table:table-cell table:style-name="ce1"/>
          <table:table-cell office:value-type="float" office:value="22" table:style-name="ce7">
            <text:p>22</text:p>
          </table:table-cell>
          <table:table-cell office:value-type="string" table:style-name="ce21">
            <text:p>Austria_2019</text:p>
          </table:table-cell>
          <table:table-cell table:number-columns-repeated="16379" table:style-name="ce1"/>
        </table:table-row>
        <table:table-row table:style-name="ro9">
          <table:table-cell table:number-columns-repeated="3" table:style-name="ce1"/>
          <table:table-cell office:value-type="float" office:value="23" table:style-name="ce7">
            <text:p>23</text:p>
          </table:table-cell>
          <table:table-cell office:value-type="string" table:style-name="ce21">
            <text:p>Poland_2015</text:p>
          </table:table-cell>
          <table:table-cell table:number-columns-repeated="16379" table:style-name="ce1"/>
        </table:table-row>
        <table:table-row table:style-name="ro9">
          <table:table-cell table:number-columns-repeated="3" table:style-name="ce1"/>
          <table:table-cell office:value-type="float" office:value="24" table:style-name="ce7">
            <text:p>24</text:p>
          </table:table-cell>
          <table:table-cell office:value-type="string" table:style-name="ce21">
            <text:p>Poland_2019</text:p>
          </table:table-cell>
          <table:table-cell table:number-columns-repeated="16379" table:style-name="ce1"/>
        </table:table-row>
        <table:table-row table:style-name="ro9">
          <table:table-cell table:number-columns-repeated="3"/>
          <table:table-cell office:value-type="float" office:value="25" table:style-name="ce7">
            <text:p>25</text:p>
          </table:table-cell>
          <table:table-cell office:value-type="string" table:style-name="ce21">
            <text:p>Slovenia_2015</text:p>
          </table:table-cell>
          <table:table-cell table:number-columns-repeated="16379"/>
        </table:table-row>
        <table:table-row table:style-name="ro9">
          <table:table-cell table:number-columns-repeated="3"/>
          <table:table-cell office:value-type="float" office:value="26" table:style-name="ce7">
            <text:p>26</text:p>
          </table:table-cell>
          <table:table-cell office:value-type="string" table:style-name="ce21">
            <text:p>Slovenia_2019</text:p>
          </table:table-cell>
          <table:table-cell table:number-columns-repeated="16379"/>
        </table:table-row>
        <table:table-row table:style-name="ro9">
          <table:table-cell table:number-columns-repeated="3"/>
          <table:table-cell office:value-type="float" office:value="27" table:style-name="ce7">
            <text:p>27</text:p>
          </table:table-cell>
          <table:table-cell office:value-type="string" table:style-name="ce21">
            <text:p>Slovakia_2015</text:p>
          </table:table-cell>
          <table:table-cell table:number-columns-repeated="16379"/>
        </table:table-row>
        <table:table-row table:style-name="ro3">
          <table:table-cell table:number-columns-repeated="3"/>
          <table:table-cell office:value-type="float" office:value="28" table:style-name="ce7">
            <text:p>28</text:p>
          </table:table-cell>
          <table:table-cell office:value-type="string" table:style-name="ce23">
            <text:p>Slovakia_2019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ClusterMeans_Factor" table:style-name="ta3">
        <table:table-column table:style-name="co7" table:number-columns-repeated="16384" table:default-cell-style-name="ce1"/>
        <table:table-row table:style-name="ro1">
          <table:table-cell office:value-type="string" table:style-name="ce19">
            <text:p>The MEANS Procedu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1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Economic Range</text:p>
          </table:table-cell>
          <table:table-cell office:value-type="float" office:value="11" table:style-name="ce5">
            <text:p>11</text:p>
          </table:table-cell>
          <table:table-cell office:value-type="float" office:value="-0.99710580000000004" table:style-name="ce20">
            <text:p>-0.9971058</text:p>
          </table:table-cell>
          <table:table-cell office:value-type="float" office:value="-0.94571830000000001" table:style-name="ce20">
            <text:p>-0.9457183</text:p>
          </table:table-cell>
          <table:table-cell office:value-type="string" table:style-name="ce5">
            <text:p>.</text:p>
          </table:table-cell>
          <table:table-cell office:value-type="float" office:value="-1.6353340000000001" table:style-name="ce20">
            <text:p>-1.635334</text:p>
          </table:table-cell>
          <table:table-cell office:value-type="float" office:value="-0.38908559999999998" table:style-name="ce20">
            <text:p>-0.3890856</text:p>
          </table:table-cell>
          <table:table-cell office:value-type="float" office:value="0.3678961" table:style-name="ce5">
            <text:p>0.3678961</text:p>
          </table:table-cell>
          <table:table-cell office:value-type="float" office:value="0.13534750000000001" table:style-name="ce5">
            <text:p>0.1353475</text:p>
          </table:table-cell>
          <table:table-cell office:value-type="float" office:value="-1.3903958000000001" table:style-name="ce20">
            <text:p>-1.3903958</text:p>
          </table:table-cell>
          <table:table-cell office:value-type="float" office:value="-0.52323989999999998" table:style-name="ce20">
            <text:p>-0.5232399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OVERTY</text:p>
          </table:table-cell>
          <table:table-cell office:value-type="float" office:value="11" table:style-name="ce5">
            <text:p>11</text:p>
          </table:table-cell>
          <table:table-cell office:value-type="float" office:value="0.67314499999999999" table:style-name="ce5">
            <text:p>0.673145</text:p>
          </table:table-cell>
          <table:table-cell office:value-type="float" office:value="0.48340460000000002" table:style-name="ce5">
            <text:p>0.4834046</text:p>
          </table:table-cell>
          <table:table-cell office:value-type="string" table:style-name="ce5">
            <text:p>.</text:p>
          </table:table-cell>
          <table:table-cell office:value-type="float" office:value="7.5257600000000003E-4" table:style-name="ce5">
            <text:p>0.000752576</text:p>
          </table:table-cell>
          <table:table-cell office:value-type="float" office:value="2.2705215999999999" table:style-name="ce5">
            <text:p>2.2705216</text:p>
          </table:table-cell>
          <table:table-cell office:value-type="float" office:value="0.75002460000000004" table:style-name="ce5">
            <text:p>0.7500246</text:p>
          </table:table-cell>
          <table:table-cell office:value-type="float" office:value="0.56253679999999995" table:style-name="ce5">
            <text:p>0.5625368</text:p>
          </table:table-cell>
          <table:table-cell office:value-type="float" office:value="5.2931199999999998E-2" table:style-name="ce5">
            <text:p>0.0529312</text:p>
          </table:table-cell>
          <table:table-cell office:value-type="float" office:value="1.9835392999999999" table:style-name="ce5">
            <text:p>1.9835393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ell being</text:p>
          </table:table-cell>
          <table:table-cell office:value-type="float" office:value="11" table:style-name="ce5">
            <text:p>11</text:p>
          </table:table-cell>
          <table:table-cell office:value-type="float" office:value="-0.2395698" table:style-name="ce20">
            <text:p>-0.2395698</text:p>
          </table:table-cell>
          <table:table-cell office:value-type="float" office:value="-0.2663315" table:style-name="ce20">
            <text:p>-0.2663315</text:p>
          </table:table-cell>
          <table:table-cell office:value-type="string" table:style-name="ce5">
            <text:p>.</text:p>
          </table:table-cell>
          <table:table-cell office:value-type="float" office:value="-0.5481258" table:style-name="ce20">
            <text:p>-0.5481258</text:p>
          </table:table-cell>
          <table:table-cell office:value-type="float" office:value="5.0570200000000003E-2" table:style-name="ce5">
            <text:p>0.0505702</text:p>
          </table:table-cell>
          <table:table-cell office:value-type="float" office:value="0.1840543" table:style-name="ce5">
            <text:p>0.1840543</text:p>
          </table:table-cell>
          <table:table-cell office:value-type="float" office:value="3.3876000000000003E-2" table:style-name="ce5">
            <text:p>0.033876</text:p>
          </table:table-cell>
          <table:table-cell office:value-type="float" office:value="-0.43229070000000003" table:style-name="ce20">
            <text:p>-0.4322907</text:p>
          </table:table-cell>
          <table:table-cell office:value-type="float" office:value="-2.7287100000000002E-2" table:style-name="ce20">
            <text:p>-0.027287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2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Economic Range</text:p>
          </table:table-cell>
          <table:table-cell office:value-type="float" office:value="17" table:style-name="ce5">
            <text:p>17</text:p>
          </table:table-cell>
          <table:table-cell office:value-type="float" office:value="-0.2202615" table:style-name="ce20">
            <text:p>-0.2202615</text:p>
          </table:table-cell>
          <table:table-cell office:value-type="float" office:value="-0.26624500000000001" table:style-name="ce20">
            <text:p>-0.266245</text:p>
          </table:table-cell>
          <table:table-cell office:value-type="string" table:style-name="ce5">
            <text:p>.</text:p>
          </table:table-cell>
          <table:table-cell office:value-type="float" office:value="-1.0071554" table:style-name="ce20">
            <text:p>-1.0071554</text:p>
          </table:table-cell>
          <table:table-cell office:value-type="float" office:value="0.59621230000000003" table:style-name="ce5">
            <text:p>0.5962123</text:p>
          </table:table-cell>
          <table:table-cell office:value-type="float" office:value="0.47767480000000001" table:style-name="ce5">
            <text:p>0.4776748</text:p>
          </table:table-cell>
          <table:table-cell office:value-type="float" office:value="0.22817319999999999" table:style-name="ce5">
            <text:p>0.2281732</text:p>
          </table:table-cell>
          <table:table-cell office:value-type="float" office:value="-0.86876240000000005" table:style-name="ce20">
            <text:p>-0.8687624</text:p>
          </table:table-cell>
          <table:table-cell office:value-type="float" office:value="0.42497669999999999" table:style-name="ce5">
            <text:p>0.4249767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OVERTY</text:p>
          </table:table-cell>
          <table:table-cell office:value-type="float" office:value="17" table:style-name="ce5">
            <text:p>17</text:p>
          </table:table-cell>
          <table:table-cell office:value-type="float" office:value="-0.82412969999999997" table:style-name="ce20">
            <text:p>-0.8241297</text:p>
          </table:table-cell>
          <table:table-cell office:value-type="float" office:value="-0.71670319999999998" table:style-name="ce20">
            <text:p>-0.7167032</text:p>
          </table:table-cell>
          <table:table-cell office:value-type="string" table:style-name="ce5">
            <text:p>.</text:p>
          </table:table-cell>
          <table:table-cell office:value-type="float" office:value="-1.9559449" table:style-name="ce20">
            <text:p>-1.9559449</text:p>
          </table:table-cell>
          <table:table-cell office:value-type="float" office:value="-0.1166493" table:style-name="ce20">
            <text:p>-0.1166493</text:p>
          </table:table-cell>
          <table:table-cell office:value-type="float" office:value="0.52307930000000002" table:style-name="ce5">
            <text:p>0.5230793</text:p>
          </table:table-cell>
          <table:table-cell office:value-type="float" office:value="0.27361190000000002" table:style-name="ce5">
            <text:p>0.2736119</text:p>
          </table:table-cell>
          <table:table-cell office:value-type="float" office:value="-1.5515607" table:style-name="ce20">
            <text:p>-1.5515607</text:p>
          </table:table-cell>
          <table:table-cell office:value-type="float" office:value="-0.14273859999999999" table:style-name="ce20">
            <text:p>-0.1427386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ell being</text:p>
          </table:table-cell>
          <table:table-cell office:value-type="float" office:value="17" table:style-name="ce5">
            <text:p>17</text:p>
          </table:table-cell>
          <table:table-cell office:value-type="float" office:value="0.5631543" table:style-name="ce5">
            <text:p>0.5631543</text:p>
          </table:table-cell>
          <table:table-cell office:value-type="float" office:value="0.46051910000000001" table:style-name="ce5">
            <text:p>0.4605191</text:p>
          </table:table-cell>
          <table:table-cell office:value-type="string" table:style-name="ce5">
            <text:p>.</text:p>
          </table:table-cell>
          <table:table-cell office:value-type="float" office:value="-0.17242759999999999" table:style-name="ce20">
            <text:p>-0.1724276</text:p>
          </table:table-cell>
          <table:table-cell office:value-type="float" office:value="1.5738799000000001" table:style-name="ce5">
            <text:p>1.5738799</text:p>
          </table:table-cell>
          <table:table-cell office:value-type="float" office:value="0.50541689999999995" table:style-name="ce5">
            <text:p>0.5054169</text:p>
          </table:table-cell>
          <table:table-cell office:value-type="float" office:value="0.25544630000000002" table:style-name="ce5">
            <text:p>0.2554463</text:p>
          </table:table-cell>
          <table:table-cell office:value-type="float" office:value="-2.0441500000000001E-2" table:style-name="ce20">
            <text:p>-0.0204415</text:p>
          </table:table-cell>
          <table:table-cell office:value-type="float" office:value="1.1172419" table:style-name="ce5">
            <text:p>1.117241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3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Economic Range</text:p>
          </table:table-cell>
          <table:table-cell office:value-type="float" office:value="10" table:style-name="ce5">
            <text:p>10</text:p>
          </table:table-cell>
          <table:table-cell office:value-type="float" office:value="-0.37419439999999998" table:style-name="ce20">
            <text:p>-0.3741944</text:p>
          </table:table-cell>
          <table:table-cell office:value-type="float" office:value="-0.45564369999999998" table:style-name="ce20">
            <text:p>-0.4556437</text:p>
          </table:table-cell>
          <table:table-cell office:value-type="string" table:style-name="ce5">
            <text:p>.</text:p>
          </table:table-cell>
          <table:table-cell office:value-type="float" office:value="-1.3427355000000001" table:style-name="ce20">
            <text:p>-1.3427355</text:p>
          </table:table-cell>
          <table:table-cell office:value-type="float" office:value="0.44590289999999999" table:style-name="ce5">
            <text:p>0.4459029</text:p>
          </table:table-cell>
          <table:table-cell office:value-type="float" office:value="0.57151819999999998" table:style-name="ce5">
            <text:p>0.5715182</text:p>
          </table:table-cell>
          <table:table-cell office:value-type="float" office:value="0.32663300000000001" table:style-name="ce5">
            <text:p>0.326633</text:p>
          </table:table-cell>
          <table:table-cell office:value-type="float" office:value="-1.0661423000000001" table:style-name="ce20">
            <text:p>-1.0661423</text:p>
          </table:table-cell>
          <table:table-cell office:value-type="float" office:value="0.41300320000000001" table:style-name="ce5">
            <text:p>0.4130032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OVERTY</text:p>
          </table:table-cell>
          <table:table-cell office:value-type="float" office:value="10" table:style-name="ce5">
            <text:p>10</text:p>
          </table:table-cell>
          <table:table-cell office:value-type="float" office:value="-0.69191829999999999" table:style-name="ce20">
            <text:p>-0.6919183</text:p>
          </table:table-cell>
          <table:table-cell office:value-type="float" office:value="-0.64495760000000002" table:style-name="ce20">
            <text:p>-0.6449576</text:p>
          </table:table-cell>
          <table:table-cell office:value-type="string" table:style-name="ce5">
            <text:p>.</text:p>
          </table:table-cell>
          <table:table-cell office:value-type="float" office:value="-1.4211142000000001" table:style-name="ce20">
            <text:p>-1.4211142</text:p>
          </table:table-cell>
          <table:table-cell office:value-type="float" office:value="-0.10360460000000001" table:style-name="ce20">
            <text:p>-0.1036046</text:p>
          </table:table-cell>
          <table:table-cell office:value-type="float" office:value="0.37953979999999998" table:style-name="ce5">
            <text:p>0.3795398</text:p>
          </table:table-cell>
          <table:table-cell office:value-type="float" office:value="0.1440504" table:style-name="ce5">
            <text:p>0.1440504</text:p>
          </table:table-cell>
          <table:table-cell office:value-type="float" office:value="-1.1863106000000001" table:style-name="ce20">
            <text:p>-1.1863106</text:p>
          </table:table-cell>
          <table:table-cell office:value-type="float" office:value="-0.2079618" table:style-name="ce20">
            <text:p>-0.2079618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ell being</text:p>
          </table:table-cell>
          <table:table-cell office:value-type="float" office:value="10" table:style-name="ce5">
            <text:p>10</text:p>
          </table:table-cell>
          <table:table-cell office:value-type="float" office:value="-0.92833730000000003" table:style-name="ce20">
            <text:p>-0.9283373</text:p>
          </table:table-cell>
          <table:table-cell office:value-type="float" office:value="-0.96073039999999998" table:style-name="ce20">
            <text:p>-0.9607304</text:p>
          </table:table-cell>
          <table:table-cell office:value-type="string" table:style-name="ce5">
            <text:p>.</text:p>
          </table:table-cell>
          <table:table-cell office:value-type="float" office:value="-1.6861761" table:style-name="ce20">
            <text:p>-1.6861761</text:p>
          </table:table-cell>
          <table:table-cell office:value-type="float" office:value="-0.2198484" table:style-name="ce20">
            <text:p>-0.2198484</text:p>
          </table:table-cell>
          <table:table-cell office:value-type="float" office:value="0.42278300000000002" table:style-name="ce5">
            <text:p>0.422783</text:p>
          </table:table-cell>
          <table:table-cell office:value-type="float" office:value="0.1787455" table:style-name="ce5">
            <text:p>0.1787455</text:p>
          </table:table-cell>
          <table:table-cell office:value-type="float" office:value="-1.5203305" table:style-name="ce20">
            <text:p>-1.5203305</text:p>
          </table:table-cell>
          <table:table-cell office:value-type="float" office:value="-0.34230539999999998" table:style-name="ce20">
            <text:p>-0.3423054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4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Economic Range</text:p>
          </table:table-cell>
          <table:table-cell office:value-type="float" office:value="5" table:style-name="ce5">
            <text:p>5</text:p>
          </table:table-cell>
          <table:table-cell office:value-type="float" office:value="1.6637554000000001" table:style-name="ce5">
            <text:p>1.6637554</text:p>
          </table:table-cell>
          <table:table-cell office:value-type="float" office:value="1.7834159999999999" table:style-name="ce5">
            <text:p>1.783416</text:p>
          </table:table-cell>
          <table:table-cell office:value-type="string" table:style-name="ce5">
            <text:p>.</text:p>
          </table:table-cell>
          <table:table-cell office:value-type="float" office:value="1.0219054999999999" table:style-name="ce5">
            <text:p>1.0219055</text:p>
          </table:table-cell>
          <table:table-cell office:value-type="float" office:value="2.3595183999999998" table:style-name="ce5">
            <text:p>2.3595184</text:p>
          </table:table-cell>
          <table:table-cell office:value-type="float" office:value="0.52112020000000003" table:style-name="ce5">
            <text:p>0.5211202</text:p>
          </table:table-cell>
          <table:table-cell office:value-type="float" office:value="0.27156619999999998" table:style-name="ce5">
            <text:p>0.2715662</text:p>
          </table:table-cell>
          <table:table-cell office:value-type="float" office:value="1.0219054999999999" table:style-name="ce5">
            <text:p>1.0219055</text:p>
          </table:table-cell>
          <table:table-cell office:value-type="float" office:value="2.3595183999999998" table:style-name="ce5">
            <text:p>2.3595184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OVERTY</text:p>
          </table:table-cell>
          <table:table-cell office:value-type="float" office:value="5" table:style-name="ce5">
            <text:p>5</text:p>
          </table:table-cell>
          <table:table-cell office:value-type="float" office:value="1.0599780999999999" table:style-name="ce5">
            <text:p>1.0599781</text:p>
          </table:table-cell>
          <table:table-cell office:value-type="float" office:value="0.90083340000000001" table:style-name="ce5">
            <text:p>0.9008334</text:p>
          </table:table-cell>
          <table:table-cell office:value-type="string" table:style-name="ce5">
            <text:p>.</text:p>
          </table:table-cell>
          <table:table-cell office:value-type="float" office:value="0.47036" table:style-name="ce5">
            <text:p>0.47036</text:p>
          </table:table-cell>
          <table:table-cell office:value-type="float" office:value="1.5791552" table:style-name="ce5">
            <text:p>1.5791552</text:p>
          </table:table-cell>
          <table:table-cell office:value-type="float" office:value="0.47406130000000002" table:style-name="ce5">
            <text:p>0.4740613</text:p>
          </table:table-cell>
          <table:table-cell office:value-type="float" office:value="0.22473409999999999" table:style-name="ce5">
            <text:p>0.2247341</text:p>
          </table:table-cell>
          <table:table-cell office:value-type="float" office:value="0.47036" table:style-name="ce5">
            <text:p>0.47036</text:p>
          </table:table-cell>
          <table:table-cell office:value-type="float" office:value="1.5791552" table:style-name="ce5">
            <text:p>1.5791552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ell being</text:p>
          </table:table-cell>
          <table:table-cell office:value-type="float" office:value="5" table:style-name="ce5">
            <text:p>5</text:p>
          </table:table-cell>
          <table:table-cell office:value-type="float" office:value="-1.4790288" table:style-name="ce20">
            <text:p>-1.4790288</text:p>
          </table:table-cell>
          <table:table-cell office:value-type="float" office:value="-0.99827779999999999" table:style-name="ce20">
            <text:p>-0.9982778</text:p>
          </table:table-cell>
          <table:table-cell office:value-type="string" table:style-name="ce5">
            <text:p>.</text:p>
          </table:table-cell>
          <table:table-cell office:value-type="float" office:value="-2.5329527000000001" table:style-name="ce20">
            <text:p>-2.5329527</text:p>
          </table:table-cell>
          <table:table-cell office:value-type="float" office:value="-0.9337531" table:style-name="ce20">
            <text:p>-0.9337531</text:p>
          </table:table-cell>
          <table:table-cell office:value-type="float" office:value="0.7222847" table:style-name="ce5">
            <text:p>0.7222847</text:p>
          </table:table-cell>
          <table:table-cell office:value-type="float" office:value="0.52169509999999997" table:style-name="ce5">
            <text:p>0.5216951</text:p>
          </table:table-cell>
          <table:table-cell office:value-type="float" office:value="-2.5329527000000001" table:style-name="ce20">
            <text:p>-2.5329527</text:p>
          </table:table-cell>
          <table:table-cell office:value-type="float" office:value="-0.9337531" table:style-name="ce20">
            <text:p>-0.933753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5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Economic Range</text:p>
          </table:table-cell>
          <table:table-cell office:value-type="float" office:value="5" table:style-name="ce5">
            <text:p>5</text:p>
          </table:table-cell>
          <table:table-cell office:value-type="float" office:value="1.4663742" table:style-name="ce5">
            <text:p>1.4663742</text:p>
          </table:table-cell>
          <table:table-cell office:value-type="float" office:value="1.3605048" table:style-name="ce5">
            <text:p>1.3605048</text:p>
          </table:table-cell>
          <table:table-cell office:value-type="string" table:style-name="ce5">
            <text:p>.</text:p>
          </table:table-cell>
          <table:table-cell office:value-type="float" office:value="0.93847519999999995" table:style-name="ce5">
            <text:p>0.9384752</text:p>
          </table:table-cell>
          <table:table-cell office:value-type="float" office:value="2.2134398000000002" table:style-name="ce5">
            <text:p>2.2134398</text:p>
          </table:table-cell>
          <table:table-cell office:value-type="float" office:value="0.52737270000000003" table:style-name="ce5">
            <text:p>0.5273727</text:p>
          </table:table-cell>
          <table:table-cell office:value-type="float" office:value="0.27812199999999998" table:style-name="ce5">
            <text:p>0.278122</text:p>
          </table:table-cell>
          <table:table-cell office:value-type="float" office:value="0.93847519999999995" table:style-name="ce5">
            <text:p>0.9384752</text:p>
          </table:table-cell>
          <table:table-cell office:value-type="float" office:value="2.2134398000000002" table:style-name="ce5">
            <text:p>2.2134398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OVERTY</text:p>
          </table:table-cell>
          <table:table-cell office:value-type="float" office:value="5" table:style-name="ce5">
            <text:p>5</text:p>
          </table:table-cell>
          <table:table-cell office:value-type="float" office:value="1.0912853" table:style-name="ce5">
            <text:p>1.0912853</text:p>
          </table:table-cell>
          <table:table-cell office:value-type="float" office:value="0.67907439999999997" table:style-name="ce5">
            <text:p>0.6790744</text:p>
          </table:table-cell>
          <table:table-cell office:value-type="string" table:style-name="ce5">
            <text:p>.</text:p>
          </table:table-cell>
          <table:table-cell office:value-type="float" office:value="0.47036" table:style-name="ce5">
            <text:p>0.47036</text:p>
          </table:table-cell>
          <table:table-cell office:value-type="float" office:value="1.9313606999999999" table:style-name="ce5">
            <text:p>1.9313607</text:p>
          </table:table-cell>
          <table:table-cell office:value-type="float" office:value="0.67534260000000002" table:style-name="ce5">
            <text:p>0.6753426</text:p>
          </table:table-cell>
          <table:table-cell office:value-type="float" office:value="0.45608759999999998" table:style-name="ce5">
            <text:p>0.4560876</text:p>
          </table:table-cell>
          <table:table-cell office:value-type="float" office:value="0.47036" table:style-name="ce5">
            <text:p>0.47036</text:p>
          </table:table-cell>
          <table:table-cell office:value-type="float" office:value="1.9313606999999999" table:style-name="ce5">
            <text:p>1.9313607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ell being</text:p>
          </table:table-cell>
          <table:table-cell office:value-type="float" office:value="5" table:style-name="ce5">
            <text:p>5</text:p>
          </table:table-cell>
          <table:table-cell office:value-type="float" office:value="0.40349259999999998" table:style-name="ce5">
            <text:p>0.4034926</text:p>
          </table:table-cell>
          <table:table-cell office:value-type="float" office:value="0.38958700000000002" table:style-name="ce5">
            <text:p>0.389587</text:p>
          </table:table-cell>
          <table:table-cell office:value-type="string" table:style-name="ce5">
            <text:p>.</text:p>
          </table:table-cell>
          <table:table-cell office:value-type="float" office:value="-0.1739376" table:style-name="ce20">
            <text:p>-0.1739376</text:p>
          </table:table-cell>
          <table:table-cell office:value-type="float" office:value="0.92919479999999999" table:style-name="ce5">
            <text:p>0.9291948</text:p>
          </table:table-cell>
          <table:table-cell office:value-type="float" office:value="0.43883729999999999" table:style-name="ce5">
            <text:p>0.4388373</text:p>
          </table:table-cell>
          <table:table-cell office:value-type="float" office:value="0.1925782" table:style-name="ce5">
            <text:p>0.1925782</text:p>
          </table:table-cell>
          <table:table-cell office:value-type="float" office:value="-0.1739376" table:style-name="ce20">
            <text:p>-0.1739376</text:p>
          </table:table-cell>
          <table:table-cell office:value-type="float" office:value="0.92919479999999999" table:style-name="ce5">
            <text:p>0.9291948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9">
            <text:p>Cluster=6</text:p>
          </table:table-cell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2">
            <text:p>Variable</text:p>
          </table:table-cell>
          <table:table-cell office:value-type="string" table:style-name="ce3">
            <text:p>N</text:p>
          </table:table-cell>
          <table:table-cell office:value-type="string" table:style-name="ce3">
            <text:p>Mean</text:p>
          </table:table-cell>
          <table:table-cell office:value-type="string" table:style-name="ce3">
            <text:p>Median</text:p>
          </table:table-cell>
          <table:table-cell office:value-type="string" table:style-name="ce3">
            <text:p>Mode</text:p>
          </table:table-cell>
          <table:table-cell office:value-type="string" table:style-name="ce3">
            <text:p>Minimum</text:p>
          </table:table-cell>
          <table:table-cell office:value-type="string" table:style-name="ce3">
            <text:p>Maximum</text:p>
          </table:table-cell>
          <table:table-cell office:value-type="string" table:style-name="ce3">
            <text:p>Std Dev</text:p>
          </table:table-cell>
          <table:table-cell office:value-type="string" table:style-name="ce3">
            <text:p>Variance</text:p>
          </table:table-cell>
          <table:table-cell office:value-type="string" table:style-name="ce3">
            <text:p>10th Pctl</text:p>
          </table:table-cell>
          <table:table-cell office:value-type="string" table:style-name="ce3">
            <text:p>90th Pctl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Economic Range</text:p>
          </table:table-cell>
          <table:table-cell office:value-type="float" office:value="4" table:style-name="ce5">
            <text:p>4</text:p>
          </table:table-cell>
          <table:table-cell office:value-type="float" office:value="0.7009763" table:style-name="ce5">
            <text:p>0.7009763</text:p>
          </table:table-cell>
          <table:table-cell office:value-type="float" office:value="0.6961292" table:style-name="ce5">
            <text:p>0.6961292</text:p>
          </table:table-cell>
          <table:table-cell office:value-type="string" table:style-name="ce5">
            <text:p>.</text:p>
          </table:table-cell>
          <table:table-cell office:value-type="float" office:value="0.15066760000000001" table:style-name="ce5">
            <text:p>0.1506676</text:p>
          </table:table-cell>
          <table:table-cell office:value-type="float" office:value="1.2609790000000001" table:style-name="ce5">
            <text:p>1.260979</text:p>
          </table:table-cell>
          <table:table-cell office:value-type="float" office:value="0.61610750000000003" table:style-name="ce5">
            <text:p>0.6161075</text:p>
          </table:table-cell>
          <table:table-cell office:value-type="float" office:value="0.37958839999999999" table:style-name="ce5">
            <text:p>0.3795884</text:p>
          </table:table-cell>
          <table:table-cell office:value-type="float" office:value="0.15066760000000001" table:style-name="ce5">
            <text:p>0.1506676</text:p>
          </table:table-cell>
          <table:table-cell office:value-type="float" office:value="1.2609790000000001" table:style-name="ce5">
            <text:p>1.260979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OVERTY</text:p>
          </table:table-cell>
          <table:table-cell office:value-type="float" office:value="4" table:style-name="ce5">
            <text:p>4</text:p>
          </table:table-cell>
          <table:table-cell office:value-type="float" office:value="0.69211900000000004" table:style-name="ce5">
            <text:p>0.692119</text:p>
          </table:table-cell>
          <table:table-cell office:value-type="float" office:value="0.66602969999999995" table:style-name="ce5">
            <text:p>0.6660297</text:p>
          </table:table-cell>
          <table:table-cell office:value-type="string" table:style-name="ce5">
            <text:p>.</text:p>
          </table:table-cell>
          <table:table-cell office:value-type="float" office:value="-0.10360460000000001" table:style-name="ce20">
            <text:p>-0.1036046</text:p>
          </table:table-cell>
          <table:table-cell office:value-type="float" office:value="1.5400212" table:style-name="ce5">
            <text:p>1.5400212</text:p>
          </table:table-cell>
          <table:table-cell office:value-type="float" office:value="0.85060720000000001" table:style-name="ce5">
            <text:p>0.8506072</text:p>
          </table:table-cell>
          <table:table-cell office:value-type="float" office:value="0.72353259999999997" table:style-name="ce5">
            <text:p>0.7235326</text:p>
          </table:table-cell>
          <table:table-cell office:value-type="float" office:value="-0.10360460000000001" table:style-name="ce20">
            <text:p>-0.1036046</text:p>
          </table:table-cell>
          <table:table-cell office:value-type="float" office:value="1.5400212" table:style-name="ce5">
            <text:p>1.5400212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ell being</text:p>
          </table:table-cell>
          <table:table-cell office:value-type="float" office:value="4" table:style-name="ce5">
            <text:p>4</text:p>
          </table:table-cell>
          <table:table-cell office:value-type="float" office:value="1.9306749999999999" table:style-name="ce5">
            <text:p>1.930675</text:p>
          </table:table-cell>
          <table:table-cell office:value-type="float" office:value="2.0131109" table:style-name="ce5">
            <text:p>2.0131109</text:p>
          </table:table-cell>
          <table:table-cell office:value-type="string" table:style-name="ce5">
            <text:p>.</text:p>
          </table:table-cell>
          <table:table-cell office:value-type="float" office:value="1.302257" table:style-name="ce5">
            <text:p>1.302257</text:p>
          </table:table-cell>
          <table:table-cell office:value-type="float" office:value="2.3942212" table:style-name="ce5">
            <text:p>2.3942212</text:p>
          </table:table-cell>
          <table:table-cell office:value-type="float" office:value="0.51825120000000002" table:style-name="ce5">
            <text:p>0.5182512</text:p>
          </table:table-cell>
          <table:table-cell office:value-type="float" office:value="0.2685843" table:style-name="ce5">
            <text:p>0.2685843</text:p>
          </table:table-cell>
          <table:table-cell office:value-type="float" office:value="1.302257" table:style-name="ce5">
            <text:p>1.302257</text:p>
          </table:table-cell>
          <table:table-cell office:value-type="float" office:value="2.3942212" table:style-name="ce5">
            <text:p>2.3942212</text:p>
          </table:table-cell>
          <table:table-cell table:number-columns-repeated="16373"/>
        </table:table-row>
        <table:table-row table:number-rows-repeated="1048533" table:style-name="ro1">
          <table:table-cell table:number-columns-repeated="16384"/>
        </table:table-row>
      </table:table>
      <table:database-ranges>
        <table:database-range table:target-range-address="WardsOutput_Var_.A2:WardsOutput_Var_.L21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Ricardo Sousa</meta:initial-creator>
    <dc:creator>Ricardo Sousa</dc:creator>
    <meta:creation-date>2021-12-02T11:23:38Z</meta:creation-date>
    <dc:date>2021-12-02T14:57:35Z</dc:date>
  </office:meta>
</office:document-meta>
</file>